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paragraph-rsid="001f767e"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paragraph-rsid="0025bb40"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2a9fcd"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5bb40" officeooo:paragraph-rsid="0025bb4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a9fcd" officeooo:paragraph-rsid="002a9fcd"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d67ef" officeooo:paragraph-rsid="002d67ef"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468ea8" officeooo:paragraph-rsid="00468ea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1c2b2" officeooo:paragraph-rsid="0051c2b2" style:font-name-complex="Georgia"/>
    </style:style>
    <style:style style:name="P10" style:family="paragraph" style:parent-style-name="Standard">
      <style:paragraph-properties fo:margin-top="0in" fo:margin-bottom="0in" style:contextual-spacing="false" fo:text-align="center" style:justify-single-word="false"/>
      <style:text-properties style:font-name="Georgia" officeooo:rsid="0051c2b2" officeooo:paragraph-rsid="0051c2b2"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533940" officeooo:paragraph-rsid="00533940" style:font-name-complex="Georgia"/>
    </style:style>
    <style:style style:name="P12" style:family="paragraph" style:parent-style-name="Standard">
      <style:paragraph-properties fo:margin-top="0in" fo:margin-bottom="0in" style:contextual-spacing="false" fo:text-align="center" style:justify-single-word="false"/>
      <style:text-properties style:font-name="Georgia" officeooo:rsid="00533940" officeooo:paragraph-rsid="0053394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59cf42" officeooo:paragraph-rsid="0059cf42"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6875a7" officeooo:paragraph-rsid="006875a7"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6875a7" officeooo:paragraph-rsid="006875a7"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6b3fb5" officeooo:paragraph-rsid="006b3fb5"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6b3fb5" officeooo:paragraph-rsid="006b3fb5"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74c460" officeooo:paragraph-rsid="0074c460"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866c2c" officeooo:paragraph-rsid="00866c2c"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8c8207" officeooo:paragraph-rsid="008c820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219e6" officeooo:paragraph-rsid="00a219e6"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a60ed2" officeooo:paragraph-rsid="00a60ed2"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b591e6" officeooo:paragraph-rsid="00b591e6"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02cb6" officeooo:paragraph-rsid="00c02cb6" style:font-name-complex="Georgia"/>
    </style:style>
    <style:style style:name="P25" style:family="paragraph" style:parent-style-name="Standard">
      <style:paragraph-properties fo:margin-top="0in" fo:margin-bottom="0in" style:contextual-spacing="false" fo:text-align="center" style:justify-single-word="false"/>
      <style:text-properties style:font-name="Georgia" officeooo:rsid="00c02cb6" officeooo:paragraph-rsid="00c02cb6" style:font-name-complex="Georgia"/>
    </style:style>
    <style:style style:name="P26" style:family="paragraph" style:parent-style-name="Standard">
      <style:paragraph-properties fo:margin-top="0in" fo:margin-bottom="0in" style:contextual-spacing="false" fo:text-align="justify" style:justify-single-word="false"/>
      <style:text-properties style:font-name="Georgia" officeooo:rsid="00c5d29c" officeooo:paragraph-rsid="00c5d29c" style:font-name-complex="Georgia"/>
    </style:style>
    <style:style style:name="P27" style:family="paragraph" style:parent-style-name="Standard">
      <style:paragraph-properties fo:margin-top="0in" fo:margin-bottom="0in" style:contextual-spacing="false" fo:text-align="center" style:justify-single-word="false"/>
      <style:text-properties style:font-name="Georgia" officeooo:rsid="00c5d29c" officeooo:paragraph-rsid="00c5d29c"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cd9451" officeooo:paragraph-rsid="00cd9451" style:font-name-complex="Georgia"/>
    </style:style>
    <style:style style:name="P29" style:family="paragraph" style:parent-style-name="Standard">
      <style:paragraph-properties fo:margin-top="0in" fo:margin-bottom="0in" style:contextual-spacing="false" fo:text-align="justify" style:justify-single-word="false"/>
      <style:text-properties style:font-name="Georgia" officeooo:rsid="00d3eded" officeooo:paragraph-rsid="00d3eded"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deccb8" officeooo:paragraph-rsid="00deccb8"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53a70" officeooo:paragraph-rsid="00e53a70"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0cb9c" officeooo:paragraph-rsid="00f0cb9c"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de595" officeooo:paragraph-rsid="00fde595" style:font-name-complex="Georgia"/>
    </style:style>
    <style:style style:name="P34" style:family="paragraph" style:parent-style-name="Standard">
      <style:paragraph-properties fo:margin-top="0in" fo:margin-bottom="0in" style:contextual-spacing="false" fo:text-align="center" style:justify-single-word="false"/>
      <style:text-properties style:font-name="Georgia" officeooo:rsid="010e83ad" officeooo:paragraph-rsid="010e83ad"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11097a8" officeooo:paragraph-rsid="011097a8" style:font-name-complex="Georgia"/>
    </style:style>
    <style:style style:name="P36" style:family="paragraph" style:parent-style-name="Standard">
      <style:paragraph-properties fo:margin-top="0in" fo:margin-bottom="0in" style:contextual-spacing="false" fo:text-align="center" style:justify-single-word="false"/>
      <style:text-properties style:font-name="Georgia" officeooo:rsid="011097a8" officeooo:paragraph-rsid="011097a8"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112773b" officeooo:paragraph-rsid="0112773b"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115eefd" officeooo:paragraph-rsid="0115eefd" style:font-name-complex="Georgia"/>
    </style:style>
    <style:style style:name="P39" style:family="paragraph" style:parent-style-name="Standard">
      <style:paragraph-properties fo:margin-top="0in" fo:margin-bottom="0in" style:contextual-spacing="false" fo:text-align="center" style:justify-single-word="false"/>
      <style:text-properties style:font-name="Georgia" officeooo:rsid="0115eefd" officeooo:paragraph-rsid="0115eefd" style:font-name-complex="Georgia"/>
    </style:style>
    <style:style style:name="P40" style:family="paragraph" style:parent-style-name="Standard">
      <style:paragraph-properties fo:margin-top="0in" fo:margin-bottom="0in" style:contextual-spacing="false" fo:text-align="justify" style:justify-single-word="false"/>
      <style:text-properties style:font-name="Georgia" officeooo:rsid="0116fba8" officeooo:paragraph-rsid="0116fba8" style:font-name-complex="Georgia"/>
    </style:style>
    <style:style style:name="P41" style:family="paragraph" style:parent-style-name="Standard">
      <style:paragraph-properties fo:margin-top="0in" fo:margin-bottom="0in" style:contextual-spacing="false" fo:text-align="center" style:justify-single-word="false"/>
      <style:text-properties style:font-name="Georgia" officeooo:rsid="0116fba8" officeooo:paragraph-rsid="0116fba8" style:font-name-complex="Georgia"/>
    </style:style>
    <style:style style:name="P42" style:family="paragraph" style:parent-style-name="Standard">
      <style:paragraph-properties fo:margin-top="0in" fo:margin-bottom="0in" style:contextual-spacing="false" fo:text-align="justify" style:justify-single-word="false"/>
      <style:text-properties style:font-name="Georgia" officeooo:rsid="01189433" officeooo:paragraph-rsid="01189433" style:font-name-complex="Georgia"/>
    </style:style>
    <style:style style:name="P43" style:family="paragraph" style:parent-style-name="Standard">
      <style:paragraph-properties fo:margin-top="0in" fo:margin-bottom="0in" style:contextual-spacing="false" fo:text-align="justify" style:justify-single-word="false"/>
      <style:text-properties style:font-name="Georgia" officeooo:rsid="01189433" officeooo:paragraph-rsid="011a9ace" style:font-name-complex="Georgia"/>
    </style:style>
    <style:style style:name="P44" style:family="paragraph" style:parent-style-name="Standard">
      <style:paragraph-properties fo:margin-top="0in" fo:margin-bottom="0in" style:contextual-spacing="false" fo:text-align="center" style:justify-single-word="false"/>
      <style:text-properties style:font-name="Georgia" officeooo:rsid="01189433" officeooo:paragraph-rsid="01189433" style:font-name-complex="Georgia"/>
    </style:style>
    <style:style style:name="P45" style:family="paragraph" style:parent-style-name="Standard">
      <style:paragraph-properties fo:margin-top="0in" fo:margin-bottom="0in" style:contextual-spacing="false" fo:text-align="justify" style:justify-single-word="false"/>
      <style:text-properties style:font-name="Georgia" officeooo:rsid="0118f553" officeooo:paragraph-rsid="011a9ace" style:font-name-complex="Georgia"/>
    </style:style>
    <style:style style:name="P46" style:family="paragraph" style:parent-style-name="Standard">
      <style:paragraph-properties fo:margin-top="0in" fo:margin-bottom="0in" style:contextual-spacing="false" fo:text-align="justify" style:justify-single-word="false"/>
      <style:text-properties style:font-name="Georgia" officeooo:rsid="011b1dec" officeooo:paragraph-rsid="011b1dec" style:font-name-complex="Georgia"/>
    </style:style>
    <style:style style:name="P47" style:family="paragraph" style:parent-style-name="Standard">
      <style:paragraph-properties fo:margin-top="0in" fo:margin-bottom="0in" style:contextual-spacing="false" fo:text-align="justify" style:justify-single-word="false"/>
      <style:text-properties style:font-name="Georgia" officeooo:rsid="01256ab8" officeooo:paragraph-rsid="01256ab8" style:font-name-complex="Georgia"/>
    </style:style>
    <style:style style:name="P48" style:family="paragraph" style:parent-style-name="Standard">
      <style:paragraph-properties fo:margin-top="0in" fo:margin-bottom="0in" style:contextual-spacing="false" fo:text-align="center" style:justify-single-word="false"/>
      <style:text-properties style:font-name="Georgia" officeooo:rsid="01256ab8" officeooo:paragraph-rsid="01256ab8" style:font-name-complex="Georgia"/>
    </style:style>
    <style:style style:name="P49" style:family="paragraph" style:parent-style-name="Standard">
      <style:paragraph-properties fo:margin-top="0in" fo:margin-bottom="0in" style:contextual-spacing="false" fo:text-align="justify" style:justify-single-word="false"/>
      <style:text-properties style:font-name="Georgia" officeooo:rsid="0127fecf" officeooo:paragraph-rsid="0127fecf" style:font-name-complex="Georgia"/>
    </style:style>
    <style:style style:name="P50" style:family="paragraph" style:parent-style-name="Standard">
      <style:paragraph-properties fo:margin-top="0in" fo:margin-bottom="0in" style:contextual-spacing="false" fo:text-align="center" style:justify-single-word="false"/>
      <style:text-properties style:font-name="Georgia" officeooo:rsid="0127fecf" officeooo:paragraph-rsid="0127fecf" style:font-name-complex="Georgia"/>
    </style:style>
    <style:style style:name="P51" style:family="paragraph" style:parent-style-name="Standard">
      <style:paragraph-properties fo:margin-top="0in" fo:margin-bottom="0in" style:contextual-spacing="false" fo:text-align="justify" style:justify-single-word="false"/>
      <style:text-properties style:font-name="Georgia" officeooo:rsid="012b6055" officeooo:paragraph-rsid="012b6055" style:font-name-complex="Georgia"/>
    </style:style>
    <style:style style:name="P52" style:family="paragraph" style:parent-style-name="Standard">
      <style:paragraph-properties fo:margin-top="0in" fo:margin-bottom="0in" style:contextual-spacing="false" fo:text-align="center" style:justify-single-word="false"/>
      <style:text-properties style:font-name="Georgia" officeooo:rsid="012b6055" officeooo:paragraph-rsid="012b6055" style:font-name-complex="Georgia"/>
    </style:style>
    <style:style style:name="P53" style:family="paragraph" style:parent-style-name="Standard">
      <style:paragraph-properties fo:margin-top="0in" fo:margin-bottom="0in" style:contextual-spacing="false" fo:text-align="justify" style:justify-single-word="false"/>
      <style:text-properties style:font-name="Georgia" officeooo:rsid="01402a39" officeooo:paragraph-rsid="01402a39" style:font-name-complex="Georgia"/>
    </style:style>
    <style:style style:name="P54" style:family="paragraph" style:parent-style-name="Standard">
      <style:paragraph-properties fo:margin-top="0in" fo:margin-bottom="0in" style:contextual-spacing="false" fo:text-align="justify" style:justify-single-word="false"/>
      <style:text-properties style:font-name="Georgia" officeooo:rsid="014a2925" officeooo:paragraph-rsid="014a2925" style:font-name-complex="Georgia"/>
    </style:style>
    <style:style style:name="P55" style:family="paragraph" style:parent-style-name="Standard">
      <style:paragraph-properties fo:margin-top="0in" fo:margin-bottom="0in" style:contextual-spacing="false" fo:text-align="justify" style:justify-single-word="false"/>
      <style:text-properties style:font-name="Georgia" officeooo:rsid="014a2925" officeooo:paragraph-rsid="0152f5b8" style:font-name-complex="Georgia"/>
    </style:style>
    <style:style style:name="P56" style:family="paragraph" style:parent-style-name="Standard">
      <style:paragraph-properties fo:margin-top="0in" fo:margin-bottom="0in" style:contextual-spacing="false" fo:text-align="justify" style:justify-single-word="false"/>
      <style:text-properties style:font-name="Georgia" officeooo:rsid="014a2925" officeooo:paragraph-rsid="01540834" style:font-name-complex="Georgia"/>
    </style:style>
    <style:style style:name="P57" style:family="paragraph" style:parent-style-name="Standard">
      <style:paragraph-properties fo:margin-top="0in" fo:margin-bottom="0in" style:contextual-spacing="false" fo:text-align="center" style:justify-single-word="false"/>
      <style:text-properties style:font-name="Georgia" officeooo:rsid="014a2925" officeooo:paragraph-rsid="014a2925" style:font-name-complex="Georgia"/>
    </style:style>
    <style:style style:name="P58" style:family="paragraph" style:parent-style-name="Standard">
      <style:paragraph-properties fo:margin-top="0in" fo:margin-bottom="0in" style:contextual-spacing="false" fo:text-align="center" style:justify-single-word="false"/>
      <style:text-properties style:font-name="Georgia" officeooo:rsid="01509b86" officeooo:paragraph-rsid="01509b86" style:font-name-complex="Georgia"/>
    </style:style>
    <style:style style:name="P59" style:family="paragraph" style:parent-style-name="Standard">
      <style:paragraph-properties fo:margin-top="0in" fo:margin-bottom="0in" style:contextual-spacing="false" fo:text-align="justify" style:justify-single-word="false"/>
      <style:text-properties style:font-name="Georgia" officeooo:rsid="01540834" officeooo:paragraph-rsid="01540834" style:font-name-complex="Georgia"/>
    </style:style>
    <style:style style:name="P60" style:family="paragraph" style:parent-style-name="Standard">
      <style:paragraph-properties fo:margin-top="0in" fo:margin-bottom="0in" style:contextual-spacing="false" fo:text-align="justify" style:justify-single-word="false"/>
      <style:text-properties style:font-name="Georgia" officeooo:rsid="0155fa96" officeooo:paragraph-rsid="0155fa96" style:font-name-complex="Georgia"/>
    </style:style>
    <style:style style:name="P61" style:family="paragraph" style:parent-style-name="Standard">
      <style:paragraph-properties fo:margin-top="0in" fo:margin-bottom="0in" style:contextual-spacing="false" fo:text-align="center" style:justify-single-word="false"/>
      <style:text-properties style:font-name="Georgia" officeooo:rsid="0155fa96" officeooo:paragraph-rsid="0155fa96" style:font-name-complex="Georgia"/>
    </style:style>
    <style:style style:name="P62" style:family="paragraph" style:parent-style-name="Standard">
      <style:paragraph-properties fo:margin-top="0in" fo:margin-bottom="0in" style:contextual-spacing="false" fo:text-align="justify" style:justify-single-word="false"/>
      <style:text-properties style:font-name="Georgia" officeooo:rsid="015f263c" officeooo:paragraph-rsid="015f263c" style:font-name-complex="Georgia"/>
    </style:style>
    <style:style style:name="P63" style:family="paragraph" style:parent-style-name="Standard">
      <style:paragraph-properties fo:margin-top="0in" fo:margin-bottom="0in" style:contextual-spacing="false" fo:text-align="center" style:justify-single-word="false"/>
      <style:text-properties style:font-name="Georgia" officeooo:rsid="015f263c" officeooo:paragraph-rsid="015f263c" style:font-name-complex="Georgia"/>
    </style:style>
    <style:style style:name="P64" style:family="paragraph" style:parent-style-name="Standard">
      <style:paragraph-properties fo:margin-top="0in" fo:margin-bottom="0in" style:contextual-spacing="false" fo:text-align="justify" style:justify-single-word="false"/>
      <style:text-properties style:font-name="Georgia" officeooo:rsid="01606d82" officeooo:paragraph-rsid="01606d82" style:font-name-complex="Georgia"/>
    </style:style>
    <style:style style:name="P65" style:family="paragraph" style:parent-style-name="Standard">
      <style:paragraph-properties fo:margin-top="0in" fo:margin-bottom="0in" style:contextual-spacing="false" fo:text-align="justify" style:justify-single-word="false"/>
      <style:text-properties style:font-name="Georgia" officeooo:rsid="01658984" officeooo:paragraph-rsid="01658984" style:font-name-complex="Georgia"/>
    </style:style>
    <style:style style:name="P66" style:family="paragraph" style:parent-style-name="Standard">
      <style:paragraph-properties fo:margin-top="0in" fo:margin-bottom="0in" style:contextual-spacing="false" fo:text-align="center" style:justify-single-word="false"/>
      <style:text-properties style:font-name="Georgia" officeooo:rsid="01658984" officeooo:paragraph-rsid="01658984" style:font-name-complex="Georgia"/>
    </style:style>
    <style:style style:name="P67" style:family="paragraph" style:parent-style-name="Standard">
      <style:paragraph-properties fo:margin-top="0in" fo:margin-bottom="0in" style:contextual-spacing="false" fo:text-align="justify" style:justify-single-word="false"/>
      <style:text-properties style:font-name="Georgia" officeooo:rsid="01664c8e" officeooo:paragraph-rsid="01664c8e" style:font-name-complex="Georgia"/>
    </style:style>
    <style:style style:name="P68" style:family="paragraph" style:parent-style-name="Standard">
      <style:paragraph-properties fo:margin-top="0in" fo:margin-bottom="0in" style:contextual-spacing="false" fo:text-align="center" style:justify-single-word="false"/>
      <style:text-properties style:font-name="Georgia" officeooo:rsid="01664c8e" officeooo:paragraph-rsid="01664c8e" style:font-name-complex="Georgia"/>
    </style:style>
    <style:style style:name="P69" style:family="paragraph" style:parent-style-name="Standard">
      <style:paragraph-properties fo:margin-top="0in" fo:margin-bottom="0in" style:contextual-spacing="false" fo:text-align="justify" style:justify-single-word="false"/>
      <style:text-properties style:font-name="Georgia" officeooo:rsid="0168ea78" officeooo:paragraph-rsid="0168ea78" style:font-name-complex="Georgia"/>
    </style:style>
    <style:style style:name="P70"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fe850" officeooo:paragraph-rsid="000fe850" style:font-name-complex="Georgia"/>
    </style:style>
    <style:style style:name="P71" style:family="paragraph" style:parent-style-name="Standard">
      <style:paragraph-properties fo:margin-top="0in" fo:margin-bottom="0in" style:contextual-spacing="false" fo:text-align="justify" style:justify-single-word="false"/>
      <style:text-properties style:font-name="Georgia" officeooo:rsid="0152f5b8" officeooo:paragraph-rsid="0152f5b8" style:font-name-complex="Georgia"/>
    </style:style>
    <style:style style:name="P72" style:family="paragraph" style:parent-style-name="Standard">
      <style:paragraph-properties fo:margin-top="0in" fo:margin-bottom="0in" style:contextual-spacing="false" fo:text-align="justify" style:justify-single-word="false"/>
      <style:text-properties style:font-name="Georgia" officeooo:rsid="0152f5b8" officeooo:paragraph-rsid="01540834" style:font-name-complex="Georgia"/>
    </style:style>
    <style:style style:name="P73" style:family="paragraph" style:parent-style-name="Standard">
      <style:paragraph-properties fo:margin-top="0in" fo:margin-bottom="0in" style:contextual-spacing="false" fo:text-align="justify" style:justify-single-word="false"/>
      <style:text-properties style:font-name="Georgia" officeooo:rsid="0168ea78" officeooo:paragraph-rsid="0168ea78" style:font-name-complex="Georgia"/>
    </style:style>
    <style:style style:name="P74" style:family="paragraph" style:parent-style-name="Standard">
      <style:paragraph-properties fo:margin-top="0in" fo:margin-bottom="0in" style:contextual-spacing="false" fo:text-align="justify" style:justify-single-word="false"/>
      <style:text-properties style:font-name="Georgia" officeooo:rsid="016cb51c" officeooo:paragraph-rsid="016cb51c" style:font-name-complex="Georgia"/>
    </style:style>
    <style:style style:name="P75" style:family="paragraph" style:parent-style-name="Standard">
      <style:paragraph-properties fo:margin-top="0in" fo:margin-bottom="0in" style:contextual-spacing="false" fo:text-align="center" style:justify-single-word="false"/>
      <style:text-properties style:font-name="Georgia" officeooo:rsid="016cb51c" officeooo:paragraph-rsid="016cb51c" style:font-name-complex="Georgia"/>
    </style:style>
    <style:style style:name="P76" style:family="paragraph" style:parent-style-name="Standard">
      <style:paragraph-properties fo:margin-top="0in" fo:margin-bottom="0in" style:contextual-spacing="false" fo:text-align="justify" style:justify-single-word="false"/>
      <style:text-properties style:font-name="Georgia" officeooo:rsid="016d990b" officeooo:paragraph-rsid="016d990b" style:font-name-complex="Georgia"/>
    </style:style>
    <style:style style:name="T1" style:family="text">
      <style:text-properties officeooo:rsid="000c34ba"/>
    </style:style>
    <style:style style:name="T2" style:family="text">
      <style:text-properties officeooo:rsid="000d3d8d"/>
    </style:style>
    <style:style style:name="T3" style:family="text">
      <style:text-properties officeooo:rsid="000e0ec4"/>
    </style:style>
    <style:style style:name="T4" style:family="text">
      <style:text-properties officeooo:rsid="001049ea"/>
    </style:style>
    <style:style style:name="T5" style:family="text">
      <style:text-properties officeooo:rsid="00105fe9"/>
    </style:style>
    <style:style style:name="T6" style:family="text">
      <style:text-properties officeooo:rsid="0011d34c"/>
    </style:style>
    <style:style style:name="T7" style:family="text">
      <style:text-properties officeooo:rsid="0012b1b1"/>
    </style:style>
    <style:style style:name="T8" style:family="text">
      <style:text-properties officeooo:rsid="00140163"/>
    </style:style>
    <style:style style:name="T9" style:family="text">
      <style:text-properties officeooo:rsid="0014eaab"/>
    </style:style>
    <style:style style:name="T10" style:family="text">
      <style:text-properties officeooo:rsid="0016b5b6"/>
    </style:style>
    <style:style style:name="T11" style:family="text">
      <style:text-properties officeooo:rsid="0017a998"/>
    </style:style>
    <style:style style:name="T12" style:family="text">
      <style:text-properties officeooo:rsid="00193e97"/>
    </style:style>
    <style:style style:name="T13" style:family="text">
      <style:text-properties officeooo:rsid="001a5539"/>
    </style:style>
    <style:style style:name="T14" style:family="text">
      <style:text-properties officeooo:rsid="001a8ab0"/>
    </style:style>
    <style:style style:name="T15" style:family="text">
      <style:text-properties officeooo:rsid="001ade33"/>
    </style:style>
    <style:style style:name="T16" style:family="text">
      <style:text-properties officeooo:rsid="001cd5f4"/>
    </style:style>
    <style:style style:name="T17" style:family="text">
      <style:text-properties officeooo:rsid="001dc9bf"/>
    </style:style>
    <style:style style:name="T18" style:family="text">
      <style:text-properties officeooo:rsid="001dd8d7"/>
    </style:style>
    <style:style style:name="T19" style:family="text">
      <style:text-properties officeooo:rsid="001e01d2"/>
    </style:style>
    <style:style style:name="T20" style:family="text">
      <style:text-properties officeooo:rsid="001f767e"/>
    </style:style>
    <style:style style:name="T21" style:family="text">
      <style:text-properties officeooo:rsid="00212e00"/>
    </style:style>
    <style:style style:name="T22" style:family="text">
      <style:text-properties officeooo:rsid="00230f5d"/>
    </style:style>
    <style:style style:name="T23" style:family="text">
      <style:text-properties officeooo:rsid="002372c2"/>
    </style:style>
    <style:style style:name="T24" style:family="text">
      <style:text-properties officeooo:rsid="00254d9e"/>
    </style:style>
    <style:style style:name="T25" style:family="text">
      <style:text-properties officeooo:rsid="0025bb40"/>
    </style:style>
    <style:style style:name="T26" style:family="text">
      <style:text-properties officeooo:rsid="00274371"/>
    </style:style>
    <style:style style:name="T27" style:family="text">
      <style:text-properties officeooo:rsid="00280ef0"/>
    </style:style>
    <style:style style:name="T28" style:family="text">
      <style:text-properties officeooo:rsid="0028d9a5"/>
    </style:style>
    <style:style style:name="T29" style:family="text">
      <style:text-properties officeooo:rsid="0029c8d4"/>
    </style:style>
    <style:style style:name="T30" style:family="text">
      <style:text-properties officeooo:rsid="002a9fcd"/>
    </style:style>
    <style:style style:name="T31" style:family="text">
      <style:text-properties officeooo:rsid="002c4501"/>
    </style:style>
    <style:style style:name="T32" style:family="text">
      <style:text-properties officeooo:rsid="002cab61"/>
    </style:style>
    <style:style style:name="T33" style:family="text">
      <style:text-properties officeooo:rsid="002d67ef"/>
    </style:style>
    <style:style style:name="T34" style:family="text">
      <style:text-properties officeooo:rsid="002f5c4b"/>
    </style:style>
    <style:style style:name="T35" style:family="text">
      <style:text-properties officeooo:rsid="002f9f70"/>
    </style:style>
    <style:style style:name="T36" style:family="text">
      <style:text-properties officeooo:rsid="0030cac0"/>
    </style:style>
    <style:style style:name="T37" style:family="text">
      <style:text-properties officeooo:rsid="0032c1f3"/>
    </style:style>
    <style:style style:name="T38" style:family="text">
      <style:text-properties officeooo:rsid="00337f88"/>
    </style:style>
    <style:style style:name="T39" style:family="text">
      <style:text-properties officeooo:rsid="00346ace"/>
    </style:style>
    <style:style style:name="T40" style:family="text">
      <style:text-properties officeooo:rsid="0036485b"/>
    </style:style>
    <style:style style:name="T41" style:family="text">
      <style:text-properties officeooo:rsid="0037fed0"/>
    </style:style>
    <style:style style:name="T42" style:family="text">
      <style:text-properties officeooo:rsid="0039c4ef"/>
    </style:style>
    <style:style style:name="T43" style:family="text">
      <style:text-properties officeooo:rsid="003b4a26"/>
    </style:style>
    <style:style style:name="T44" style:family="text">
      <style:text-properties officeooo:rsid="003cf72a"/>
    </style:style>
    <style:style style:name="T45" style:family="text">
      <style:text-properties officeooo:rsid="003d1d7e"/>
    </style:style>
    <style:style style:name="T46" style:family="text">
      <style:text-properties officeooo:rsid="003d8d2a"/>
    </style:style>
    <style:style style:name="T47" style:family="text">
      <style:text-properties officeooo:rsid="003dcd23"/>
    </style:style>
    <style:style style:name="T48" style:family="text">
      <style:text-properties officeooo:rsid="003fbe75"/>
    </style:style>
    <style:style style:name="T49" style:family="text">
      <style:text-properties officeooo:rsid="00415507"/>
    </style:style>
    <style:style style:name="T50" style:family="text">
      <style:text-properties officeooo:rsid="00434652"/>
    </style:style>
    <style:style style:name="T51" style:family="text">
      <style:text-properties officeooo:rsid="00442492"/>
    </style:style>
    <style:style style:name="T52" style:family="text">
      <style:text-properties officeooo:rsid="0044ed37"/>
    </style:style>
    <style:style style:name="T53" style:family="text">
      <style:text-properties officeooo:rsid="0045a11f"/>
    </style:style>
    <style:style style:name="T54" style:family="text">
      <style:text-properties officeooo:rsid="00468ea8"/>
    </style:style>
    <style:style style:name="T55" style:family="text">
      <style:text-properties officeooo:rsid="0047cede"/>
    </style:style>
    <style:style style:name="T56" style:family="text">
      <style:text-properties officeooo:rsid="0048121b"/>
    </style:style>
    <style:style style:name="T57" style:family="text">
      <style:text-properties officeooo:rsid="004a060e"/>
    </style:style>
    <style:style style:name="T58" style:family="text">
      <style:text-properties officeooo:rsid="004bab71"/>
    </style:style>
    <style:style style:name="T59" style:family="text">
      <style:text-properties officeooo:rsid="004ce006"/>
    </style:style>
    <style:style style:name="T60" style:family="text">
      <style:text-properties officeooo:rsid="004ed4d3"/>
    </style:style>
    <style:style style:name="T61" style:family="text">
      <style:text-properties officeooo:rsid="00504d91"/>
    </style:style>
    <style:style style:name="T62" style:family="text">
      <style:text-properties officeooo:rsid="0051c2b2"/>
    </style:style>
    <style:style style:name="T63" style:family="text">
      <style:text-properties officeooo:rsid="0052c582"/>
    </style:style>
    <style:style style:name="T64" style:family="text">
      <style:text-properties officeooo:rsid="00533940"/>
    </style:style>
    <style:style style:name="T65" style:family="text">
      <style:text-properties officeooo:rsid="005358e7"/>
    </style:style>
    <style:style style:name="T66" style:family="text">
      <style:text-properties officeooo:rsid="00552de9"/>
    </style:style>
    <style:style style:name="T67" style:family="text">
      <style:text-properties officeooo:rsid="0055bae4"/>
    </style:style>
    <style:style style:name="T68" style:family="text">
      <style:text-properties officeooo:rsid="0056a3db"/>
    </style:style>
    <style:style style:name="T69" style:family="text">
      <style:text-properties officeooo:rsid="00580e2b"/>
    </style:style>
    <style:style style:name="T70" style:family="text">
      <style:text-properties officeooo:rsid="00583656"/>
    </style:style>
    <style:style style:name="T71" style:family="text">
      <style:text-properties officeooo:rsid="00586224"/>
    </style:style>
    <style:style style:name="T72" style:family="text">
      <style:text-properties officeooo:rsid="0058ac84"/>
    </style:style>
    <style:style style:name="T73" style:family="text">
      <style:text-properties officeooo:rsid="0059cf42"/>
    </style:style>
    <style:style style:name="T74" style:family="text">
      <style:text-properties officeooo:rsid="005aae19"/>
    </style:style>
    <style:style style:name="T75" style:family="text">
      <style:text-properties officeooo:rsid="005bd6bb"/>
    </style:style>
    <style:style style:name="T76" style:family="text">
      <style:text-properties officeooo:rsid="005da607"/>
    </style:style>
    <style:style style:name="T77" style:family="text">
      <style:text-properties officeooo:rsid="005dcaed"/>
    </style:style>
    <style:style style:name="T78" style:family="text">
      <style:text-properties officeooo:rsid="005e7c30"/>
    </style:style>
    <style:style style:name="T79" style:family="text">
      <style:text-properties officeooo:rsid="005f7d6f"/>
    </style:style>
    <style:style style:name="T80" style:family="text">
      <style:text-properties officeooo:rsid="0061687f"/>
    </style:style>
    <style:style style:name="T81" style:family="text">
      <style:text-properties officeooo:rsid="0062f236"/>
    </style:style>
    <style:style style:name="T82" style:family="text">
      <style:text-properties officeooo:rsid="00630cbe"/>
    </style:style>
    <style:style style:name="T83" style:family="text">
      <style:text-properties officeooo:rsid="0063297a"/>
    </style:style>
    <style:style style:name="T84" style:family="text">
      <style:text-properties officeooo:rsid="0064be88"/>
    </style:style>
    <style:style style:name="T85" style:family="text">
      <style:text-properties officeooo:rsid="0065342b"/>
    </style:style>
    <style:style style:name="T86" style:family="text">
      <style:text-properties officeooo:rsid="006544da"/>
    </style:style>
    <style:style style:name="T87" style:family="text">
      <style:text-properties officeooo:rsid="00673e4c"/>
    </style:style>
    <style:style style:name="T88" style:family="text">
      <style:text-properties officeooo:rsid="006875a7"/>
    </style:style>
    <style:style style:name="T89" style:family="text">
      <style:text-properties officeooo:rsid="006a327c"/>
    </style:style>
    <style:style style:name="T90" style:family="text">
      <style:text-properties officeooo:rsid="006a548b"/>
    </style:style>
    <style:style style:name="T91" style:family="text">
      <style:text-properties officeooo:rsid="006b3fb5"/>
    </style:style>
    <style:style style:name="T92" style:family="text">
      <style:text-properties officeooo:rsid="006b7e0e"/>
    </style:style>
    <style:style style:name="T93" style:family="text">
      <style:text-properties officeooo:rsid="006d32bc"/>
    </style:style>
    <style:style style:name="T94" style:family="text">
      <style:text-properties officeooo:rsid="006dc4ac"/>
    </style:style>
    <style:style style:name="T95" style:family="text">
      <style:text-properties officeooo:rsid="006e4685"/>
    </style:style>
    <style:style style:name="T96" style:family="text">
      <style:text-properties officeooo:rsid="006ff577"/>
    </style:style>
    <style:style style:name="T97" style:family="text">
      <style:text-properties officeooo:rsid="0070b0d4"/>
    </style:style>
    <style:style style:name="T98" style:family="text">
      <style:text-properties officeooo:rsid="00720358"/>
    </style:style>
    <style:style style:name="T99" style:family="text">
      <style:text-properties officeooo:rsid="00727178"/>
    </style:style>
    <style:style style:name="T100" style:family="text">
      <style:text-properties officeooo:rsid="0073d53e"/>
    </style:style>
    <style:style style:name="T101" style:family="text">
      <style:text-properties officeooo:rsid="0074c460"/>
    </style:style>
    <style:style style:name="T102" style:family="text">
      <style:text-properties officeooo:rsid="0076afaf"/>
    </style:style>
    <style:style style:name="T103" style:family="text">
      <style:text-properties officeooo:rsid="00777f24"/>
    </style:style>
    <style:style style:name="T104" style:family="text">
      <style:text-properties officeooo:rsid="0077c47a"/>
    </style:style>
    <style:style style:name="T105" style:family="text">
      <style:text-properties officeooo:rsid="00785a57"/>
    </style:style>
    <style:style style:name="T106" style:family="text">
      <style:text-properties officeooo:rsid="00789b4c"/>
    </style:style>
    <style:style style:name="T107" style:family="text">
      <style:text-properties officeooo:rsid="00799975"/>
    </style:style>
    <style:style style:name="T108" style:family="text">
      <style:text-properties officeooo:rsid="007a08a8"/>
    </style:style>
    <style:style style:name="T109" style:family="text">
      <style:text-properties officeooo:rsid="007b9604"/>
    </style:style>
    <style:style style:name="T110" style:family="text">
      <style:text-properties officeooo:rsid="007b9db0"/>
    </style:style>
    <style:style style:name="T111" style:family="text">
      <style:text-properties officeooo:rsid="007d7b6f"/>
    </style:style>
    <style:style style:name="T112" style:family="text">
      <style:text-properties officeooo:rsid="007ef9b6"/>
    </style:style>
    <style:style style:name="T113" style:family="text">
      <style:text-properties officeooo:rsid="007f6f3b"/>
    </style:style>
    <style:style style:name="T114" style:family="text">
      <style:text-properties officeooo:rsid="00812012"/>
    </style:style>
    <style:style style:name="T115" style:family="text">
      <style:text-properties officeooo:rsid="0082f03f"/>
    </style:style>
    <style:style style:name="T116" style:family="text">
      <style:text-properties officeooo:rsid="00848ac8"/>
    </style:style>
    <style:style style:name="T117" style:family="text">
      <style:text-properties officeooo:rsid="00860c2a"/>
    </style:style>
    <style:style style:name="T118" style:family="text">
      <style:text-properties officeooo:rsid="00866c2c"/>
    </style:style>
    <style:style style:name="T119" style:family="text">
      <style:text-properties officeooo:rsid="00871378"/>
    </style:style>
    <style:style style:name="T120" style:family="text">
      <style:text-properties officeooo:rsid="008793f0"/>
    </style:style>
    <style:style style:name="T121" style:family="text">
      <style:text-properties officeooo:rsid="0088781b"/>
    </style:style>
    <style:style style:name="T122" style:family="text">
      <style:text-properties officeooo:rsid="00899ea6"/>
    </style:style>
    <style:style style:name="T123" style:family="text">
      <style:text-properties officeooo:rsid="008b6d56"/>
    </style:style>
    <style:style style:name="T124" style:family="text">
      <style:text-properties officeooo:rsid="008c8207"/>
    </style:style>
    <style:style style:name="T125" style:family="text">
      <style:text-properties officeooo:rsid="008dd9c2"/>
    </style:style>
    <style:style style:name="T126" style:family="text">
      <style:text-properties officeooo:rsid="008e9d44"/>
    </style:style>
    <style:style style:name="T127" style:family="text">
      <style:text-properties officeooo:rsid="008f4f1e"/>
    </style:style>
    <style:style style:name="T128" style:family="text">
      <style:text-properties officeooo:rsid="00906c7d"/>
    </style:style>
    <style:style style:name="T129" style:family="text">
      <style:text-properties officeooo:rsid="009129a2"/>
    </style:style>
    <style:style style:name="T130" style:family="text">
      <style:text-properties officeooo:rsid="0091ec16"/>
    </style:style>
    <style:style style:name="T131" style:family="text">
      <style:text-properties officeooo:rsid="00946fb9"/>
    </style:style>
    <style:style style:name="T132" style:family="text">
      <style:text-properties officeooo:rsid="0095d281"/>
    </style:style>
    <style:style style:name="T133" style:family="text">
      <style:text-properties officeooo:rsid="00974cc7"/>
    </style:style>
    <style:style style:name="T134" style:family="text">
      <style:text-properties officeooo:rsid="00985124"/>
    </style:style>
    <style:style style:name="T135" style:family="text">
      <style:text-properties officeooo:rsid="0099fbd1"/>
    </style:style>
    <style:style style:name="T136" style:family="text">
      <style:text-properties officeooo:rsid="009aa739"/>
    </style:style>
    <style:style style:name="T137" style:family="text">
      <style:text-properties officeooo:rsid="009c5442"/>
    </style:style>
    <style:style style:name="T138" style:family="text">
      <style:text-properties officeooo:rsid="009c6372"/>
    </style:style>
    <style:style style:name="T139" style:family="text">
      <style:text-properties officeooo:rsid="009c8261"/>
    </style:style>
    <style:style style:name="T140" style:family="text">
      <style:text-properties officeooo:rsid="009da9c1"/>
    </style:style>
    <style:style style:name="T141" style:family="text">
      <style:text-properties officeooo:rsid="009ddffc"/>
    </style:style>
    <style:style style:name="T142" style:family="text">
      <style:text-properties officeooo:rsid="009f4844"/>
    </style:style>
    <style:style style:name="T143" style:family="text">
      <style:text-properties officeooo:rsid="00a0dc6f"/>
    </style:style>
    <style:style style:name="T144" style:family="text">
      <style:text-properties officeooo:rsid="00a14af1"/>
    </style:style>
    <style:style style:name="T145" style:family="text">
      <style:text-properties officeooo:rsid="00a219e6"/>
    </style:style>
    <style:style style:name="T146" style:family="text">
      <style:text-properties officeooo:rsid="00a30c4c"/>
    </style:style>
    <style:style style:name="T147" style:family="text">
      <style:text-properties officeooo:rsid="00a38e31"/>
    </style:style>
    <style:style style:name="T148" style:family="text">
      <style:text-properties officeooo:rsid="00a49069"/>
    </style:style>
    <style:style style:name="T149" style:family="text">
      <style:text-properties officeooo:rsid="00a70b0e"/>
    </style:style>
    <style:style style:name="T150" style:family="text">
      <style:text-properties officeooo:rsid="00a8e2c4"/>
    </style:style>
    <style:style style:name="T151" style:family="text">
      <style:text-properties officeooo:rsid="00aa8d6b"/>
    </style:style>
    <style:style style:name="T152" style:family="text">
      <style:text-properties officeooo:rsid="00ab5519"/>
    </style:style>
    <style:style style:name="T153" style:family="text">
      <style:text-properties officeooo:rsid="00ad1dab"/>
    </style:style>
    <style:style style:name="T154" style:family="text">
      <style:text-properties officeooo:rsid="00adfb62"/>
    </style:style>
    <style:style style:name="T155" style:family="text">
      <style:text-properties officeooo:rsid="00afed93"/>
    </style:style>
    <style:style style:name="T156" style:family="text">
      <style:text-properties officeooo:rsid="00afee0b"/>
    </style:style>
    <style:style style:name="T157" style:family="text">
      <style:text-properties officeooo:rsid="00b08689"/>
    </style:style>
    <style:style style:name="T158" style:family="text">
      <style:text-properties officeooo:rsid="00b0992b"/>
    </style:style>
    <style:style style:name="T159" style:family="text">
      <style:text-properties officeooo:rsid="00b10283"/>
    </style:style>
    <style:style style:name="T160" style:family="text">
      <style:text-properties officeooo:rsid="00b1b356"/>
    </style:style>
    <style:style style:name="T161" style:family="text">
      <style:text-properties officeooo:rsid="00b2a14b"/>
    </style:style>
    <style:style style:name="T162" style:family="text">
      <style:text-properties officeooo:rsid="00b30b1f"/>
    </style:style>
    <style:style style:name="T163" style:family="text">
      <style:text-properties officeooo:rsid="00b4c594"/>
    </style:style>
    <style:style style:name="T164" style:family="text">
      <style:text-properties officeooo:rsid="00b6e659"/>
    </style:style>
    <style:style style:name="T165" style:family="text">
      <style:text-properties officeooo:rsid="00b878c2"/>
    </style:style>
    <style:style style:name="T166" style:family="text">
      <style:text-properties officeooo:rsid="00b9e690"/>
    </style:style>
    <style:style style:name="T167" style:family="text">
      <style:text-properties officeooo:rsid="00ba1848"/>
    </style:style>
    <style:style style:name="T168" style:family="text">
      <style:text-properties officeooo:rsid="00bbac26"/>
    </style:style>
    <style:style style:name="T169" style:family="text">
      <style:text-properties officeooo:rsid="00bbc01e"/>
    </style:style>
    <style:style style:name="T170" style:family="text">
      <style:text-properties officeooo:rsid="00bd20a9"/>
    </style:style>
    <style:style style:name="T171" style:family="text">
      <style:text-properties officeooo:rsid="00bd4084"/>
    </style:style>
    <style:style style:name="T172" style:family="text">
      <style:text-properties officeooo:rsid="00beaaf6"/>
    </style:style>
    <style:style style:name="T173" style:family="text">
      <style:text-properties officeooo:rsid="00c1e5c5"/>
    </style:style>
    <style:style style:name="T174" style:family="text">
      <style:text-properties officeooo:rsid="00c3d395"/>
    </style:style>
    <style:style style:name="T175" style:family="text">
      <style:text-properties officeooo:rsid="00c5d29c"/>
    </style:style>
    <style:style style:name="T176" style:family="text">
      <style:text-properties officeooo:rsid="00c648b8"/>
    </style:style>
    <style:style style:name="T177" style:family="text">
      <style:text-properties officeooo:rsid="00c6d6c9"/>
    </style:style>
    <style:style style:name="T178" style:family="text">
      <style:text-properties officeooo:rsid="00c85027"/>
    </style:style>
    <style:style style:name="T179" style:family="text">
      <style:text-properties officeooo:rsid="00ca14eb"/>
    </style:style>
    <style:style style:name="T180" style:family="text">
      <style:text-properties officeooo:rsid="00cae83d"/>
    </style:style>
    <style:style style:name="T181" style:family="text">
      <style:text-properties officeooo:rsid="00cb774d"/>
    </style:style>
    <style:style style:name="T182" style:family="text">
      <style:text-properties officeooo:rsid="00cca001"/>
    </style:style>
    <style:style style:name="T183" style:family="text">
      <style:text-properties officeooo:rsid="00ccdf06"/>
    </style:style>
    <style:style style:name="T184" style:family="text">
      <style:text-properties officeooo:rsid="00cd9451"/>
    </style:style>
    <style:style style:name="T185" style:family="text">
      <style:text-properties officeooo:rsid="00cdd638"/>
    </style:style>
    <style:style style:name="T186" style:family="text">
      <style:text-properties officeooo:rsid="00ceb9d8"/>
    </style:style>
    <style:style style:name="T187" style:family="text">
      <style:text-properties officeooo:rsid="00cfb26c"/>
    </style:style>
    <style:style style:name="T188" style:family="text">
      <style:text-properties officeooo:rsid="00d033c1"/>
    </style:style>
    <style:style style:name="T189" style:family="text">
      <style:text-properties officeooo:rsid="00d1662d"/>
    </style:style>
    <style:style style:name="T190" style:family="text">
      <style:text-properties officeooo:rsid="00d20ce8"/>
    </style:style>
    <style:style style:name="T191" style:family="text">
      <style:text-properties officeooo:rsid="00d3eded"/>
    </style:style>
    <style:style style:name="T192" style:family="text">
      <style:text-properties officeooo:rsid="00d4d56d"/>
    </style:style>
    <style:style style:name="T193" style:family="text">
      <style:text-properties officeooo:rsid="00d4d727"/>
    </style:style>
    <style:style style:name="T194" style:family="text">
      <style:text-properties officeooo:rsid="00d5d217"/>
    </style:style>
    <style:style style:name="T195" style:family="text">
      <style:text-properties officeooo:rsid="00d6387d"/>
    </style:style>
    <style:style style:name="T196" style:family="text">
      <style:text-properties officeooo:rsid="00d782a0"/>
    </style:style>
    <style:style style:name="T197" style:family="text">
      <style:text-properties officeooo:rsid="00d80bdc"/>
    </style:style>
    <style:style style:name="T198" style:family="text">
      <style:text-properties officeooo:rsid="00d94a50"/>
    </style:style>
    <style:style style:name="T199" style:family="text">
      <style:text-properties officeooo:rsid="00dad215"/>
    </style:style>
    <style:style style:name="T200" style:family="text">
      <style:text-properties officeooo:rsid="00db9a43"/>
    </style:style>
    <style:style style:name="T201" style:family="text">
      <style:text-properties officeooo:rsid="00dc69f9"/>
    </style:style>
    <style:style style:name="T202" style:family="text">
      <style:text-properties officeooo:rsid="00ddf036"/>
    </style:style>
    <style:style style:name="T203" style:family="text">
      <style:text-properties officeooo:rsid="00deccb8"/>
    </style:style>
    <style:style style:name="T204" style:family="text">
      <style:text-properties officeooo:rsid="00df9206"/>
    </style:style>
    <style:style style:name="T205" style:family="text">
      <style:text-properties officeooo:rsid="00e09b26"/>
    </style:style>
    <style:style style:name="T206" style:family="text">
      <style:text-properties officeooo:rsid="00e19d14"/>
    </style:style>
    <style:style style:name="T207" style:family="text">
      <style:text-properties officeooo:rsid="00e26e68"/>
    </style:style>
    <style:style style:name="T208" style:family="text">
      <style:text-properties officeooo:rsid="00e3d272"/>
    </style:style>
    <style:style style:name="T209" style:family="text">
      <style:text-properties officeooo:rsid="00e3e2d7"/>
    </style:style>
    <style:style style:name="T210" style:family="text">
      <style:text-properties officeooo:rsid="00e70d37"/>
    </style:style>
    <style:style style:name="T211" style:family="text">
      <style:text-properties officeooo:rsid="00e8e007"/>
    </style:style>
    <style:style style:name="T212" style:family="text">
      <style:text-properties officeooo:rsid="00e985b5"/>
    </style:style>
    <style:style style:name="T213" style:family="text">
      <style:text-properties officeooo:rsid="00ea6528"/>
    </style:style>
    <style:style style:name="T214" style:family="text">
      <style:text-properties officeooo:rsid="00eb55f9"/>
    </style:style>
    <style:style style:name="T215" style:family="text">
      <style:text-properties officeooo:rsid="00ec0b9a"/>
    </style:style>
    <style:style style:name="T216" style:family="text">
      <style:text-properties officeooo:rsid="00ed0889"/>
    </style:style>
    <style:style style:name="T217" style:family="text">
      <style:text-properties officeooo:rsid="00ee1596"/>
    </style:style>
    <style:style style:name="T218" style:family="text">
      <style:text-properties officeooo:rsid="00f0040b"/>
    </style:style>
    <style:style style:name="T219" style:family="text">
      <style:text-properties officeooo:rsid="00f0cb9c"/>
    </style:style>
    <style:style style:name="T220" style:family="text">
      <style:text-properties officeooo:rsid="00f28ec5"/>
    </style:style>
    <style:style style:name="T221" style:family="text">
      <style:text-properties officeooo:rsid="00f2da4b"/>
    </style:style>
    <style:style style:name="T222" style:family="text">
      <style:text-properties officeooo:rsid="00f4bbe1"/>
    </style:style>
    <style:style style:name="T223" style:family="text">
      <style:text-properties officeooo:rsid="00f59dab"/>
    </style:style>
    <style:style style:name="T224" style:family="text">
      <style:text-properties officeooo:rsid="00f5fe65"/>
    </style:style>
    <style:style style:name="T225" style:family="text">
      <style:text-properties officeooo:rsid="00f71b4e"/>
    </style:style>
    <style:style style:name="T226" style:family="text">
      <style:text-properties officeooo:rsid="00f8a9a5"/>
    </style:style>
    <style:style style:name="T227" style:family="text">
      <style:text-properties officeooo:rsid="00f9e8af"/>
    </style:style>
    <style:style style:name="T228" style:family="text">
      <style:text-properties officeooo:rsid="00fbd425"/>
    </style:style>
    <style:style style:name="T229" style:family="text">
      <style:text-properties officeooo:rsid="00fbfb30"/>
    </style:style>
    <style:style style:name="T230" style:family="text">
      <style:text-properties officeooo:rsid="00fd4c80"/>
    </style:style>
    <style:style style:name="T231" style:family="text">
      <style:text-properties officeooo:rsid="00fe1602"/>
    </style:style>
    <style:style style:name="T232" style:family="text">
      <style:text-properties officeooo:rsid="00ff4321"/>
    </style:style>
    <style:style style:name="T233" style:family="text">
      <style:text-properties officeooo:rsid="01019c06"/>
    </style:style>
    <style:style style:name="T234" style:family="text">
      <style:text-properties officeooo:rsid="01035f34"/>
    </style:style>
    <style:style style:name="T235" style:family="text">
      <style:text-properties officeooo:rsid="01040f3c"/>
    </style:style>
    <style:style style:name="T236" style:family="text">
      <style:text-properties officeooo:rsid="01045a49"/>
    </style:style>
    <style:style style:name="T237" style:family="text">
      <style:text-properties officeooo:rsid="0105a252"/>
    </style:style>
    <style:style style:name="T238" style:family="text">
      <style:text-properties officeooo:rsid="0106e353"/>
    </style:style>
    <style:style style:name="T239" style:family="text">
      <style:text-properties officeooo:rsid="010871cc"/>
    </style:style>
    <style:style style:name="T240" style:family="text">
      <style:text-properties officeooo:rsid="0109b2d8"/>
    </style:style>
    <style:style style:name="T241" style:family="text">
      <style:text-properties officeooo:rsid="010b11e8"/>
    </style:style>
    <style:style style:name="T242" style:family="text">
      <style:text-properties officeooo:rsid="010ca373"/>
    </style:style>
    <style:style style:name="T243" style:family="text">
      <style:text-properties officeooo:rsid="010e83ad"/>
    </style:style>
    <style:style style:name="T244" style:family="text">
      <style:text-properties officeooo:rsid="010e95e8"/>
    </style:style>
    <style:style style:name="T245" style:family="text">
      <style:text-properties officeooo:rsid="011013aa"/>
    </style:style>
    <style:style style:name="T246" style:family="text">
      <style:text-properties officeooo:rsid="011097a8"/>
    </style:style>
    <style:style style:name="T247" style:family="text">
      <style:text-properties officeooo:rsid="0111dbd4"/>
    </style:style>
    <style:style style:name="T248" style:family="text">
      <style:text-properties officeooo:rsid="0112773b"/>
    </style:style>
    <style:style style:name="T249" style:family="text">
      <style:text-properties officeooo:rsid="011374e6"/>
    </style:style>
    <style:style style:name="T250" style:family="text">
      <style:text-properties style:text-position="super 58%"/>
    </style:style>
    <style:style style:name="T251" style:family="text">
      <style:text-properties style:text-position="super 58%" officeooo:rsid="011374e6"/>
    </style:style>
    <style:style style:name="T252" style:family="text">
      <style:text-properties style:text-position="super 58%" officeooo:rsid="016cb51c"/>
    </style:style>
    <style:style style:name="T253" style:family="text">
      <style:text-properties officeooo:rsid="01149615"/>
    </style:style>
    <style:style style:name="T254" style:family="text">
      <style:text-properties officeooo:rsid="0114f015"/>
    </style:style>
    <style:style style:name="T255" style:family="text">
      <style:text-properties officeooo:rsid="0115eefd"/>
    </style:style>
    <style:style style:name="T256" style:family="text">
      <style:text-properties officeooo:rsid="01168827"/>
    </style:style>
    <style:style style:name="T257" style:family="text">
      <style:text-properties officeooo:rsid="011cae2c"/>
    </style:style>
    <style:style style:name="T258" style:family="text">
      <style:text-properties officeooo:rsid="011e2294"/>
    </style:style>
    <style:style style:name="T259" style:family="text">
      <style:text-properties officeooo:rsid="011ebfcb"/>
    </style:style>
    <style:style style:name="T260" style:family="text">
      <style:text-properties officeooo:rsid="011f3b28"/>
    </style:style>
    <style:style style:name="T261" style:family="text">
      <style:text-properties officeooo:rsid="0120142b"/>
    </style:style>
    <style:style style:name="T262" style:family="text">
      <style:text-properties officeooo:rsid="01220853"/>
    </style:style>
    <style:style style:name="T263" style:family="text">
      <style:text-properties officeooo:rsid="01226309"/>
    </style:style>
    <style:style style:name="T264" style:family="text">
      <style:text-properties officeooo:rsid="0123c9ff"/>
    </style:style>
    <style:style style:name="T265" style:family="text">
      <style:text-properties officeooo:rsid="01256ab8"/>
    </style:style>
    <style:style style:name="T266" style:family="text">
      <style:text-properties officeooo:rsid="012642c7"/>
    </style:style>
    <style:style style:name="T267" style:family="text">
      <style:text-properties officeooo:rsid="0129debc"/>
    </style:style>
    <style:style style:name="T268" style:family="text">
      <style:text-properties officeooo:rsid="012b5017"/>
    </style:style>
    <style:style style:name="T269" style:family="text">
      <style:text-properties officeooo:rsid="012b6055"/>
    </style:style>
    <style:style style:name="T270" style:family="text">
      <style:text-properties officeooo:rsid="012b79db"/>
    </style:style>
    <style:style style:name="T271" style:family="text">
      <style:text-properties officeooo:rsid="012c6fdb"/>
    </style:style>
    <style:style style:name="T272" style:family="text">
      <style:text-properties officeooo:rsid="012da059"/>
    </style:style>
    <style:style style:name="T273" style:family="text">
      <style:text-properties officeooo:rsid="012fa1f1"/>
    </style:style>
    <style:style style:name="T274" style:family="text">
      <style:text-properties officeooo:rsid="0130fc00"/>
    </style:style>
    <style:style style:name="T275" style:family="text">
      <style:text-properties officeooo:rsid="0131167e"/>
    </style:style>
    <style:style style:name="T276" style:family="text">
      <style:text-properties officeooo:rsid="01320358"/>
    </style:style>
    <style:style style:name="T277" style:family="text">
      <style:text-properties officeooo:rsid="0133d8f7"/>
    </style:style>
    <style:style style:name="T278" style:family="text">
      <style:text-properties officeooo:rsid="01356d8f"/>
    </style:style>
    <style:style style:name="T279" style:family="text">
      <style:text-properties officeooo:rsid="0137381b"/>
    </style:style>
    <style:style style:name="T280" style:family="text">
      <style:text-properties officeooo:rsid="01379ccb"/>
    </style:style>
    <style:style style:name="T281" style:family="text">
      <style:text-properties officeooo:rsid="0137e4c7"/>
    </style:style>
    <style:style style:name="T282" style:family="text">
      <style:text-properties officeooo:rsid="01383e46"/>
    </style:style>
    <style:style style:name="T283" style:family="text">
      <style:text-properties officeooo:rsid="01397434"/>
    </style:style>
    <style:style style:name="T284" style:family="text">
      <style:text-properties officeooo:rsid="013ad4cd"/>
    </style:style>
    <style:style style:name="T285" style:family="text">
      <style:text-properties officeooo:rsid="013bc208"/>
    </style:style>
    <style:style style:name="T286" style:family="text">
      <style:text-properties officeooo:rsid="013c94f1"/>
    </style:style>
    <style:style style:name="T287" style:family="text">
      <style:text-properties officeooo:rsid="013dd5cd"/>
    </style:style>
    <style:style style:name="T288" style:family="text">
      <style:text-properties officeooo:rsid="013e498c"/>
    </style:style>
    <style:style style:name="T289" style:family="text">
      <style:text-properties officeooo:rsid="01402a39"/>
    </style:style>
    <style:style style:name="T290" style:family="text">
      <style:text-properties officeooo:rsid="0141e7ef"/>
    </style:style>
    <style:style style:name="T291" style:family="text">
      <style:text-properties officeooo:rsid="01437a07"/>
    </style:style>
    <style:style style:name="T292" style:family="text">
      <style:text-properties officeooo:rsid="01478912"/>
    </style:style>
    <style:style style:name="T293" style:family="text">
      <style:text-properties officeooo:rsid="01495849"/>
    </style:style>
    <style:style style:name="T294" style:family="text">
      <style:text-properties officeooo:rsid="014a2925"/>
    </style:style>
    <style:style style:name="T295" style:family="text">
      <style:text-properties officeooo:rsid="014adc73"/>
    </style:style>
    <style:style style:name="T296" style:family="text">
      <style:text-properties officeooo:rsid="014bbd7b"/>
    </style:style>
    <style:style style:name="T297" style:family="text">
      <style:text-properties officeooo:rsid="014d2a92"/>
    </style:style>
    <style:style style:name="T298" style:family="text">
      <style:text-properties officeooo:rsid="014f0efb"/>
    </style:style>
    <style:style style:name="T299" style:family="text">
      <style:text-properties officeooo:rsid="01508bcc"/>
    </style:style>
    <style:style style:name="T300" style:family="text">
      <style:text-properties officeooo:rsid="0150c4ce"/>
    </style:style>
    <style:style style:name="T301" style:family="text">
      <style:text-properties officeooo:rsid="0151c265"/>
    </style:style>
    <style:style style:name="T302" style:family="text">
      <style:text-properties officeooo:rsid="0152f5b8"/>
    </style:style>
    <style:style style:name="T303" style:family="text">
      <style:text-properties officeooo:rsid="01540834"/>
    </style:style>
    <style:style style:name="T304" style:family="text">
      <style:text-properties officeooo:rsid="01558d11"/>
    </style:style>
    <style:style style:name="T305" style:family="text">
      <style:text-properties officeooo:rsid="0155fa96"/>
    </style:style>
    <style:style style:name="T306" style:family="text">
      <style:text-properties officeooo:rsid="0157f493"/>
    </style:style>
    <style:style style:name="T307" style:family="text">
      <style:text-properties officeooo:rsid="015998e7"/>
    </style:style>
    <style:style style:name="T308" style:family="text">
      <style:text-properties officeooo:rsid="0159ef2c"/>
    </style:style>
    <style:style style:name="T309" style:family="text">
      <style:text-properties officeooo:rsid="015ae597"/>
    </style:style>
    <style:style style:name="T310" style:family="text">
      <style:text-properties officeooo:rsid="015c7475"/>
    </style:style>
    <style:style style:name="T311" style:family="text">
      <style:text-properties officeooo:rsid="015d251e"/>
    </style:style>
    <style:style style:name="T312" style:family="text">
      <style:text-properties officeooo:rsid="015e4ad0"/>
    </style:style>
    <style:style style:name="T313" style:family="text">
      <style:text-properties officeooo:rsid="015ee1e4"/>
    </style:style>
    <style:style style:name="T314" style:family="text">
      <style:text-properties officeooo:rsid="01606d82"/>
    </style:style>
    <style:style style:name="T315" style:family="text">
      <style:text-properties officeooo:rsid="0160b134"/>
    </style:style>
    <style:style style:name="T316" style:family="text">
      <style:text-properties officeooo:rsid="01624b38"/>
    </style:style>
    <style:style style:name="T317" style:family="text">
      <style:text-properties officeooo:rsid="01639530"/>
    </style:style>
    <style:style style:name="T318" style:family="text">
      <style:text-properties officeooo:rsid="0163998c"/>
    </style:style>
    <style:style style:name="T319" style:family="text">
      <style:text-properties officeooo:rsid="016471e6"/>
    </style:style>
    <style:style style:name="T320" style:family="text">
      <style:text-properties officeooo:rsid="01658984"/>
    </style:style>
    <style:style style:name="T321" style:family="text">
      <style:text-properties officeooo:rsid="01664c8e"/>
    </style:style>
    <style:style style:name="T322" style:family="text">
      <style:text-properties officeooo:rsid="0167527b"/>
    </style:style>
    <style:style style:name="T323" style:family="text">
      <style:text-properties officeooo:rsid="0168ea78"/>
    </style:style>
    <style:style style:name="T324" style:family="text">
      <style:text-properties officeooo:rsid="016974f9"/>
    </style:style>
    <style:style style:name="T325" style:family="text">
      <style:text-properties officeooo:rsid="016b1f73"/>
    </style:style>
    <style:style style:name="T326" style:family="text">
      <style:text-properties officeooo:rsid="016cb51c"/>
    </style:style>
    <style:style style:name="T327" style:family="text">
      <style:text-properties style:text-position="0% 100%"/>
    </style:style>
    <style:style style:name="T328" style:family="text">
      <style:text-properties officeooo:rsid="016d990b"/>
    </style:style>
    <style:style style:name="T329" style:family="text">
      <style:text-properties officeooo:rsid="016ec153"/>
    </style:style>
    <style:style style:name="T330" style:family="text">
      <style:text-properties officeooo:rsid="016ec951"/>
    </style:style>
    <style:style style:name="T331" style:family="text">
      <style:text-properties officeooo:rsid="016f5b5b"/>
    </style:style>
    <style:style style:name="T332" style:family="text">
      <style:text-properties officeooo:rsid="017060d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Chapter One</text:p>
      <text:p text:style-name="P1"/>
      <text:p text:style-name="P1"><text:s text:c="5"/><text:span text:style-name="T1">Russ looked around his surroundings. He had just traveled to the year 2145. </text:span><text:span text:style-name="T2">Victoria detected a ripple in the time stream. </text:span><text:span text:style-name="T3">He had been sent there to change something. Finding out what he needed to change would be difficult.</text:span></text:p>
      <text:p text:style-name="P1"><text:s text:c="5"/><text:span text:style-name="T4">Well not that difficult, his time watch would point the direction of the disturbance but that was about it. Finding exactly what it was would be a different story.</text:span></text:p>
      <text:p text:style-name="P1"><text:s text:c="5"/><text:span text:style-name="T5">Russ walked in the direction his time watch provided, </text:span><text:span text:style-name="T6">West</text:span><text:span text:style-name="T5">. He was headed into the heart of San Francisco. The place of his birth.</text:span></text:p>
      <text:p text:style-name="P1"><text:s text:c="5"/><text:span text:style-name="T5">The time watch beeped quietly as he walked as to not draw attention to himself.</text:span></text:p>
      <text:p text:style-name="P1"><text:s text:c="5"/><text:span text:style-name="T7">Passing Golden Gate Park, Russ heard his time watch beep faster. He was getting close. </text:span><text:span text:style-name="T8">Turning into the park, Russ looked around. </text:span><text:span text:style-name="T9">Sitting in the middle of the park was a crystal.</text:span></text:p>
      <text:p text:style-name="P1"><text:s text:c="5"/><text:span text:style-name="T9">It was no ordinary crystal. This crystal glowed purple. </text:span><text:span text:style-name="T10">Russ picked up the crystal and examined it. They used crystals when creating the time travel device. They were much like the crystal he held in his hand.</text:span></text:p>
      <text:p text:style-name="P1"><text:s text:c="5"/><text:span text:style-name="T10">It was at that moment he remembered he shouldn’t have picked up the crystal without gloves on.</text:span></text:p>
      <text:p text:style-name="P1"><text:s text:c="5"/><text:span text:style-name="T10">Time shifted before Russ. He was no longer in 2145. Landing in an alley way, Russ looked around. When was he? Russ looked at his time watch. It didn’t recognize the time Russ had landed in.</text:span></text:p>
      <text:p text:style-name="P1"><text:s text:c="5"/><text:span text:style-name="T11">Time crystals were known to send a traveler within their own lifetime to different places. This particular crystal did just that.</text:span></text:p>
      <text:p text:style-name="P1"><text:soft-page-break/><text:s text:c="5"/><text:span text:style-name="T11">Russ ran out of the alley and looked for a newspaper stand. Any stand would do, he just needed to get the current date.</text:span></text:p>
      <text:p text:style-name="P1"><text:s text:c="5"/><text:span text:style-name="T12">Coming upon a newspaper stand, Russ picked up a newspaper. July 20, 1992. He gasped, the time crystal had taken him further into the past. </text:span><text:span text:style-name="T13">Russ put the crystal in his pocket. Maybe if he didn’t touch it, he wouldn’t travel again.</text:span></text:p>
      <text:p text:style-name="P1"><text:s text:c="5"/><text:span text:style-name="T13">Victoria was right, there was a ripple in time and the time crystal was it. Along with Russ picking it up. He had caused the ripple.</text:span></text:p>
      <text:p text:style-name="P1"><text:s text:c="5"/><text:span text:style-name="T14">The question though was who had placed the crystal there, </text:span><text:span text:style-name="T15">in the park,</text:span><text:span text:style-name="T14"> to begin with? </text:span><text:span text:style-name="T15">It was a very odd place to put a time crystal. Most people, if they ever came across such a crystal, would keep it in </text:span><text:span text:style-name="T16">a safe place</text:span><text:span text:style-name="T15"> once they figured out what it did.</text:span></text:p>
      <text:p text:style-name="P1"><text:s text:c="5"/><text:span text:style-name="T17">Russ wondered what would cause someone to leave behind a time crystal in a park. He wondered if Chief had something to do with it, but decided against that course of thought. </text:span><text:span text:style-name="T18">Chief was done with time travel, he didn’t want anything else to do with it.</text:span></text:p>
      <text:p text:style-name="P1"><text:s text:c="5"/><text:span text:style-name="T19">Looking at other articles in the newspaper, Russ saw who was president, what was happening in the world at that moment. He wasn’t pleased with what he read. There was a nuclear missile test happening in the United States that week.</text:span></text:p>
      <text:p text:style-name="P2"><text:s text:c="5"/><text:span text:style-name="T19">To Russ’s knowledge the US didn’t use nuclear missiles. They never had, not in his lifetime. </text:span><text:span text:style-name="T20">Sure they used nuclear devices in their navy ships, but never in a weapon.</text:span></text:p>
      <text:p text:style-name="P1"><text:s text:c="5"/><text:span text:style-name="T20">He thought about the time crystal in his pocket and wondered if someone had caused a change in the world so the US would be testing nuclear missiles.</text:span></text:p>
      <text:p text:style-name="P1"><text:s text:c="5"/><text:span text:style-name="T21">Russ put the newspaper down after the stand owner had been staring at him for a while. Either you </text:span><text:soft-page-break/><text:span text:style-name="T21">pay or you put the paper down. He had told Russ. Russ decided against making the man upset or mad. He needed to get to a payphone and contact the White House, or someone within the Pentagon. Something had to be done about the nuclear weapons.</text:span></text:p>
      <text:p text:style-name="P1"><text:s text:c="5"/>“<text:span text:style-name="T22">White House switchboard.” A female voice came over the line.</text:span></text:p>
      <text:p text:style-name="P1"><text:s text:c="5"/><text:span text:style-name="T22">Russ breathed in and exhaled. “Hi yes, we shouldn’t be using nuclear missiles. It’s wrong.”</text:span></text:p>
      <text:p text:style-name="P1"><text:s text:c="5"/><text:span text:style-name="T22">His delivery could have been better.</text:span></text:p>
      <text:p text:style-name="P1"><text:s text:c="5"/>“<text:span text:style-name="T22">Everyone has a right to their opinion sir. But you cannot compel the White House or any other government organization to stop using nuclear missiles. Have a nice day.” Click. She hang up on him.</text:span></text:p>
      <text:p text:style-name="P1"><text:s text:c="5"/><text:span text:style-name="T22">Russ sighed. How would he get someone to listen to him? Tell some high ranking official he was from the future and this was all wrong? No that wouldn’t fly.</text:span></text:p>
      <text:p text:style-name="P1"><text:s text:c="5"/><text:span text:style-name="T22">Maybe the time crystal would help. Pulling the crystal out of his pocket, it activated sending Russ through time again.</text:span></text:p>
      <text:p text:style-name="P1"><text:s text:c="5"/><text:span text:style-name="T22">This time he landed in 1995. Three years later. Russ landed in what looked like a war zone. Explosions were going off everywhere he looked.</text:span></text:p>
      <text:p text:style-name="P1"><text:s text:c="5"/>“<text:span text:style-name="T23">What the hell?” Russ said.</text:span></text:p>
      <text:p text:style-name="P1"><text:s text:c="5"/>“<text:span text:style-name="T23">You there!” A man came running up to Russ. “What are you doing here? You’re in a war zone, you can’t be here!”</text:span></text:p>
      <text:p text:style-name="P1"><text:s text:c="5"/><text:span text:style-name="T23">Russ looked at the man’s uniform. It was US Military for sure, he held the rank of lieutenant.</text:span></text:p>
      <text:p text:style-name="P1"><text:s text:c="5"/>“<text:span text:style-name="T24">Where am I?”</text:span></text:p>
      <text:p text:style-name="P1"><text:s text:c="5"/>“<text:span text:style-name="T24">San Francisco.” The man answered. “You get hit in the head or something?”</text:span></text:p>
      <text:p text:style-name="P1"><text:soft-page-break/><text:s text:c="5"/><text:span text:style-name="T24">Russ felt woozy. He didn’t feel good at all. He couldn’t believe the man’s words. San Francisco had turned into a war zone? How on earth did this happen? Russ remembered the nuclear missiles being launched back in 1992. If that had led to this. His thoughts ceased at that point. What in the world had the US gotten itself into?</text:span></text:p>
      <text:p text:style-name="P1"><text:s text:c="5"/><text:span text:style-name="T24">Russ held onto the time crystal again, again he jumped around in time.</text:span></text:p>
      <text:p text:style-name="P1"><text:s text:c="5"/><text:span text:style-name="T24">Russ woke up laying on the grass under a tall tree. He looked around. Nothing was on fire, that was a good sign. He seemed to be in a normal place for once.</text:span></text:p>
      <text:p text:style-name="P3"><text:s text:c="5"/><text:span text:style-name="T25">A woman walked up to him and handed him a flower. “Peace.” She said holding up two fingers. </text:span></text:p>
      <text:p text:style-name="P5"><text:s text:c="5"/>Russ held up two fingers in return, “Peace.”</text:p>
      <text:p text:style-name="P3"><text:s text:c="5"/><text:span text:style-name="T25">Oh no, Russ thought, I’m in the sixties. He hated the Sixties. It was a decade Russ had sworn he would never return to. </text:span><text:span text:style-name="T26">It was in the sixties that he and Chief had come up with a way to time travel by finding the time crystals and harnessing their power. That was roughly two hundred years ago.</text:span></text:p>
      <text:p text:style-name="P3"><text:s text:c="5"/><text:span text:style-name="T27">Russ stood up and watched two jets fly overhead. Where were they headed, he wondered. Jets just don’t fly over San Francisco everyday of the week. Not that he remembered. Were they on patrol or something?</text:span></text:p>
      <text:p text:style-name="P3"><text:s text:c="5"/><text:span text:style-name="T27">Walking to the nearest library, he saw protesters shouting. “Stop the war! Stop the killing! </text:span><text:span text:style-name="T28">Stop the violence!</text:span><text:span text:style-name="T27">”</text:span></text:p>
      <text:p text:style-name="P3"><text:s text:c="5"/><text:span text:style-name="T28">Stepping into the library, Russ headed to the newspaper section. He wanted to read up on what was going on.</text:span></text:p>
      <text:p text:style-name="P3"><text:s text:c="5"/><text:span text:style-name="T28">In this timeline Pearl Harbor never took place. The Japanese attacked China instead.</text:span></text:p>
      <text:p text:style-name="P3"><text:soft-page-break/><text:s text:c="5"/><text:span text:style-name="T28">Russ paused. In this timeline, he thought. Wow. Talk about something strange taking place. He continued to read.</text:span></text:p>
      <text:p text:style-name="P3"><text:s text:c="5"/><text:span text:style-name="T29">After an hour of reading the news, Russ became disinterested in it. He couldn’t have come to this time based on a coincidence. There had to be a reason for it.</text:span></text:p>
      <text:p text:style-name="P3"><text:s text:c="5"/><text:span text:style-name="T29">Cursed time crystal. Russ thought. There didn’t need to be a reason for this. </text:span><text:span text:style-name="T30">It just was.</text:span></text:p>
      <text:p text:style-name="P4"><text:span text:style-name="T30"><text:s text:c="5"/></text:span><text:span text:style-name="T31">Russ walked out of the library. If memory served Kennedy was president. But not for much longer, he would be assassinated in November of ‘63.</text:span></text:p>
      <text:p text:style-name="P6"><text:s text:c="5"/><text:span text:style-name="T31">Looking back at the protesters, Russ admired their courage. It took a lot of guts to stand on a picket line and shout what you believed in.</text:span></text:p>
      <text:p text:style-name="P6"><text:s text:c="5"/><text:span text:style-name="T32">Feeling the weight of the time crystal in his pocket, Russ felt the weight of the world on his shoulders. </text:span><text:span text:style-name="T33">He needed to get through to someone. Anyone who would hear him.</text:span></text:p>
      <text:p text:style-name="P6"><text:s text:c="5"/><text:span text:style-name="T33">Russ knew just the man to see.</text:span></text:p>
      <text:p text:style-name="P6"/>
      <text:p text:style-name="P7">Chapter Two</text:p>
      <text:p text:style-name="P7"/>
      <text:p text:style-name="P7"><text:s text:c="5"/><text:span text:style-name="T34">Chief was hard at work. He was trying to prove a theory that time travel would be possible. Standing at a chalkboard, he wrote on it some mathematical symbols and calculations.</text:span></text:p>
      <text:p text:style-name="P7"><text:s text:c="5"/><text:span text:style-name="T35">The door opened.</text:span></text:p>
      <text:p text:style-name="P7"><text:s text:c="5"/>“<text:span text:style-name="T35">Whoever you are I have this lab for another five minutes, so you best be leaving.” Chief said.</text:span></text:p>
      <text:p text:style-name="P7"><text:s text:c="5"/><text:span text:style-name="T35">Russ laughed. “Hi Chief.”</text:span></text:p>
      <text:p text:style-name="P7"><text:s text:c="5"/><text:span text:style-name="T35">Chief turned around to see Russ standing there. “Do I know you?” He asked.</text:span></text:p>
      <text:p text:style-name="P7"><text:s text:c="5"/><text:span text:style-name="T35">Russ shook his head. “No, not yet. But you will.”</text:span></text:p>
      <text:p text:style-name="P7"><text:s text:c="5"/>“<text:span text:style-name="T35">But you know me.”</text:span></text:p>
      <text:p text:style-name="P7"><text:soft-page-break/><text:s text:c="5"/>“<text:span text:style-name="T35">All too well my friend.” Russ said. “</text:span><text:span text:style-name="T36">You could say I’m proof that time travel exists.”</text:span></text:p>
      <text:p text:style-name="P7"><text:s text:c="5"/><text:span text:style-name="T37">Chief dropped his chalk.</text:span></text:p>
      <text:p text:style-name="P7"><text:s text:c="5"/><text:span text:style-name="T38">Russ looked at the equation on the blackboard. “The equation.” He said. “The equation that proves time travel to be possible.”</text:span></text:p>
      <text:p text:style-name="P7"><text:s text:c="5"/><text:span text:style-name="T38">Chief looked back at the board and nodded. “An unfinished equation.”</text:span></text:p>
      <text:p text:style-name="P7"><text:s text:c="5"/><text:span text:style-name="T38">Russ nodded. “You should have a three right there instead of a two. It took you days to figure that out. You’re welcome.”</text:span></text:p>
      <text:p text:style-name="P7"><text:s text:c="5"/><text:span text:style-name="T38">Chief looked at the board. Picking up the chalk he made the change. “Of course! What a silly mistake.”</text:span></text:p>
      <text:p text:style-name="P7"><text:s text:c="5"/>“<text:span text:style-name="T39">How do we know each other exactly?” Chief asked.</text:span></text:p>
      <text:p text:style-name="P7"><text:s text:c="5"/><text:span text:style-name="T39">Russ smiled. “You and I go on time traveling adventures together my friend. Well we used to. You kinda gave it up.”</text:span></text:p>
      <text:p text:style-name="P7"><text:s text:c="5"/>“<text:span text:style-name="T39">We what?” Chief’s jaw dropped open. His wildest dreams were coming true right before his eyes. “</text:span><text:span text:style-name="T40">When do we meet exactly?”</text:span></text:p>
      <text:p text:style-name="P7"><text:s text:c="5"/><text:span text:style-name="T40">Russ shook his head. “That I can’t tell you. But it is soon.” He said. “I came for your help.” Reaching into his pocket carefully with a clothed hand, Russ pulled out the time crystal. “Have you ever seen one of these before?”</text:span></text:p>
      <text:p text:style-name="P7"><text:s text:c="5"/><text:span text:style-name="T40">Chief looked at the crystal and nodded. “Yes, I have one back at my house. It caused me to travel a day into the future and then back again. I had gotten into some fight with my girlfriend, I saw the fight coming and didn’t change it when it happened again.</text:span></text:p>
      <text:p text:style-name="P7"><text:s text:c="5"/><text:span text:style-name="T41">I put it away for safe keeping so when the time was right I would use it in hopefully a time travel machine of sorts.</text:span></text:p>
      <text:p text:style-name="P7"><text:soft-page-break/><text:s text:c="5"/><text:span text:style-name="T41">Russ nodded. “That’s right. Okay so I’m right on track here.” He said. “</text:span><text:span text:style-name="T42">Chief I found this time crystal earlier today in the year 2145. It was causing what we call a ripple effect into the past. </text:span><text:span text:style-name="T43">Time has been changing ever since.</text:span><text:span text:style-name="T42">”</text:span></text:p>
      <text:p text:style-name="P7"><text:s text:c="5"/>“<text:span text:style-name="T43">Time has been changing?” Chief asked. “How absurd, time only moves forward not backwards. Everyone knows that.”</text:span></text:p>
      <text:p text:style-name="P7"><text:s text:c="5"/>“<text:span text:style-name="T43">I can’t explain it.” Russ said. “Only that’s what’s been happening. The past has been changed by this time crystal when I came in contact with it.”</text:span></text:p>
      <text:p text:style-name="P7"><text:s text:c="5"/>“<text:span text:style-name="T43">Your crystal is a lot bigger than the one I found.” Chief said. “Must have more power in it too. </text:span><text:span text:style-name="T44">If it does what you claim it to do.</text:span><text:span text:style-name="T43">”</text:span></text:p>
      <text:p text:style-name="P7"><text:s text:c="5"/>“<text:span text:style-name="T44">I do claim it to do just that.” Russ said standing by his word. “I need your help.”</text:span></text:p>
      <text:p text:style-name="P7"><text:s text:c="5"/>“<text:span text:style-name="T44">What can I do? You’re the one with the time crystal.” Chief said. “I assume when you come from you also have a time machine device.”</text:span></text:p>
      <text:p text:style-name="P7"><text:s text:c="5"/>“<text:span text:style-name="T44">I do.” Russ said. “But that’s not the reason I came. I need your help to stop the past from being destroyed.”</text:span></text:p>
      <text:p text:style-name="P7"><text:s text:c="5"/>“<text:span text:style-name="T44">You need my help.” Chief said pointing to the equation. “I can’t even get this damn equation finished and you need my help?!”</text:span></text:p>
      <text:p text:style-name="P7"><text:s text:c="5"/><text:span text:style-name="T45">Russ nodded. “Yes, I need your help.” He said. “Think of it this way, you’re my </text:span><text:span text:style-name="T46">O</text:span><text:span text:style-name="T45">bi </text:span><text:span text:style-name="T46">W</text:span><text:span text:style-name="T45">an.”</text:span></text:p>
      <text:p text:style-name="P7"><text:s text:c="5"/>“<text:span text:style-name="T45">I’m your what?”</text:span></text:p>
      <text:p text:style-name="P7"><text:s text:c="5"/><text:span text:style-name="T45">Russ shook his head. “Never mind, movie hasn’t come out yet.”</text:span></text:p>
      <text:p text:style-name="P7"><text:s text:c="5"/><text:span text:style-name="T47">There was a knock at the door. “Come on man, time’s up!”</text:span></text:p>
      <text:p text:style-name="P7"><text:s text:c="5"/><text:span text:style-name="T47">Chief nodded. “My lab time is up apparently. I must be going.”</text:span></text:p>
      <text:p text:style-name="P7"><text:s text:c="5"/>“<text:span text:style-name="T47">I’ll go with you.” Russ said.</text:span></text:p>
      <text:p text:style-name="P7"><text:soft-page-break/><text:s text:c="5"/><text:span text:style-name="T47">Chief nodded. “Whatever floats your boat </text:span><text:span text:style-name="T48">man</text:span><text:span text:style-name="T47">.”</text:span></text:p>
      <text:p text:style-name="P7"><text:s text:c="5"/><text:span text:style-name="T48">The duo exited the lab.</text:span></text:p>
      <text:p text:style-name="P7"><text:s text:c="5"/><text:span text:style-name="T49">On their way back to the library, Russ looked at Chief. The man hadn’t aged a day. It was impossible to think he was working with Chief again albeit this time Russ was the older much more experienced lab partner.</text:span></text:p>
      <text:p text:style-name="P7"><text:s text:c="5"/><text:span text:style-name="T50">Russ and Chief entered the library and went to the science fiction section. Russ laughed at the thought. Looking at science fiction while working on a time machine. It was a bit ironic.</text:span></text:p>
      <text:p text:style-name="P7"><text:s text:c="5"/><text:span text:style-name="T51">Russ never picked Chief to be a fan of science fiction. Science? Yes. Fiction? No.</text:span></text:p>
      <text:p text:style-name="P7"><text:s text:c="5"/><text:span text:style-name="T51">Chief picked up a book and began reading the dust jacket cover flap on the inside. “This will be perfect.” He said. “Are you getting anything?”</text:span></text:p>
      <text:p text:style-name="P7"><text:s text:c="5"/><text:span text:style-name="T51">Russ shook his head. “No, I think I’ll skip this time around. Thanks though.”</text:span></text:p>
      <text:p text:style-name="P7"><text:s text:c="5"/>“<text:span text:style-name="T51">Suit yourself.” Chief said.</text:span></text:p>
      <text:p text:style-name="P7"><text:s text:c="5"/><text:span text:style-name="T52">Going to Chief’s apartment, he had some questions for Russ.</text:span></text:p>
      <text:p text:style-name="P7"><text:s text:c="5"/>“<text:span text:style-name="T52">Did my future self tell you to come and meet me earlier than expected? Are you really here to help me finish that equation?” Chief asked.</text:span></text:p>
      <text:p text:style-name="P7"><text:s text:c="5"/><text:span text:style-name="T52">Russ shook his head. “No, you didn’t send me early to help you. I landed in this time purely by coincidence.”</text:span></text:p>
      <text:p text:style-name="P7"><text:s text:c="5"/><text:span text:style-name="T53">Chief nodded. “I see. So you’re on some kind of quest is that it?”</text:span></text:p>
      <text:p text:style-name="P7"><text:s text:c="5"/><text:span text:style-name="T53">Russ nodded. “Something like that.”</text:span></text:p>
      <text:p text:style-name="P7"><text:s text:c="5"/>“<text:span text:style-name="T54">I see.” Chief said. “Well I hope I don’t disappoint.”</text:span></text:p>
      <text:p text:style-name="P7"><text:s text:c="5"/><text:span text:style-name="T54">Russ smiled. He was sure Chief wouldn’t disappoint. This was a time when Chief still wanted </text:span><text:soft-page-break/><text:span text:style-name="T54">to time travel. It was his ambition in life to time travel. This was his golden era as it were.</text:span></text:p>
      <text:p text:style-name="P7"/>
      <text:p text:style-name="P8">Chapter Three</text:p>
      <text:p text:style-name="P8"/>
      <text:p text:style-name="P8"><text:s text:c="5"/><text:span text:style-name="T55">Russ stood at a hotel window looking out at the people below. They had no idea what dangers would be coming their way in the next thirty years </text:span><text:span text:style-name="T56">if he didn’t find a way to change the timeline.</text:span></text:p>
      <text:p text:style-name="P8"><text:s text:c="5"/><text:span text:style-name="T56">Sipping a cup of coffee, Russ wondered exactly how things would turn out </text:span><text:span text:style-name="T57">this time around</text:span><text:span text:style-name="T56">.</text:span></text:p>
      <text:p text:style-name="P8"><text:s text:c="5"/><text:span text:style-name="T57">Chief was sitting at a table in the hotel room looking over diagrams. “So this device makes you time travel when you’ve gone back to another time?” he asked.</text:span></text:p>
      <text:p text:style-name="P8"><text:s text:c="5"/><text:span text:style-name="T57">Russ nodded. “Yes, we call it a time watch.” He said. “I know I probably shouldn’t be telling you all of this, but I need to get you up to speed as quickly as possible.”</text:span></text:p>
      <text:p text:style-name="P8"><text:s text:c="5"/><text:span text:style-name="T58">Chief smiled. “I’m glad to see my work is actually going somewhere in the future.” He said. “It would be a shame if it hadn’t.”</text:span></text:p>
      <text:p text:style-name="P8"><text:s text:c="5"/><text:span text:style-name="T59">Russ sipped his coffee. He wished there was a way to simply change the future. Make things work out the way he knows the future should be laid out. But that wasn’t possible. Russ sighed.</text:span></text:p>
      <text:p text:style-name="P8"><text:s text:c="5"/><text:span text:style-name="T59">Chief was excited about all of the information he was learning. The things he would invent with Russ were invaluable to </text:span><text:span text:style-name="T60">the human race as a whole. </text:span><text:span text:style-name="T61">Even if he had to keep it all a secret.</text:span></text:p>
      <text:p text:style-name="P8"><text:s text:c="5"/><text:span text:style-name="T61">Setting his coffee cup down, Russ looked at Chief. “Do you want to try testing the time watch?” He smiled gesturing to the device on his wrist.</text:span></text:p>
      <text:p text:style-name="P8"><text:s text:c="5"/><text:span text:style-name="T61">Chief nodded. “You have one with you? Of course you do! Yes!”</text:span></text:p>
      <text:p text:style-name="P8"><text:soft-page-break/><text:s text:c="5"/><text:span text:style-name="T61">Russ programmed the watch to take Chief into the middle of next week and then bring him back. “</text:span><text:span text:style-name="T62">See you in a few seconds.” Placing the watch on Chief’s wrist, he activated it.</text:span></text:p>
      <text:p text:style-name="P8"><text:s text:c="5"/><text:span text:style-name="T62">Chief disappeared.</text:span></text:p>
      <text:p text:style-name="P8"/>
      <text:p text:style-name="P10">* * *</text:p>
      <text:p text:style-name="P9"/>
      <text:p text:style-name="P9"><text:s text:c="5"/>Chief appeared in the middle of campus. He quickly ducked behind a pillar as to not be seen by anyone.</text:p>
      <text:p text:style-name="P9"><text:s text:c="5"/><text:span text:style-name="T63">Looking around everything seemed normal. Until he saw himself walking down the street. Chief was about to call out to himself but decided against it.</text:span></text:p>
      <text:p text:style-name="P9"><text:s text:c="5"/><text:span text:style-name="T63">He watched as a man approached Chief.</text:span></text:p>
      <text:p text:style-name="P9"><text:s text:c="5"/>“<text:span text:style-name="T63">Richard we have to talk.” The man said.</text:span></text:p>
      <text:p text:style-name="P9"><text:s text:c="5"/><text:span text:style-name="T63">Chief looked back at the man. “Yes Dean Cook, what can I do for you?”</text:span></text:p>
      <text:p text:style-name="P9"><text:s text:c="5"/>“<text:span text:style-name="T63">I’m sorry to say this but we have to cut your funding. It’s a waste of time.”</text:span></text:p>
      <text:p text:style-name="P9"><text:s text:c="5"/>“<text:span text:style-name="T64">A waste of time?” Chief said. “How dare you say that! It’s not a waste of time, I have proof!”</text:span></text:p>
      <text:p text:style-name="P9"><text:s text:c="5"/>“<text:span text:style-name="T64">You have a chalkboard full of an unfinished equation. That’s all.” The man said.</text:span></text:p>
      <text:p text:style-name="P9"><text:s text:c="5"/><text:span text:style-name="T64">Chief frowned and walked away.</text:span></text:p>
      <text:p text:style-name="P9"><text:s text:c="5"/><text:span text:style-name="T64">Chief looked to the watch on his wrist, he was about to run after the dean but was caught back in time and vanished.</text:span></text:p>
      <text:p text:style-name="P9"/>
      <text:p text:style-name="P12">* * *</text:p>
      <text:p text:style-name="P11"/>
      <text:p text:style-name="P11"><text:s text:c="5"/>Chief was back in the hotel room. “That was a rush.” He said.</text:p>
      <text:p text:style-name="P11"><text:s text:c="5"/>Russ nodded. “Didn’t I tell you? What did you see?”</text:p>
      <text:p text:style-name="P11"><text:soft-page-break/><text:s text:c="5"/>“I saw myself.”</text:p>
      <text:p text:style-name="P11"><text:s text:c="5"/>“That’s been known to happen.” Russ said.</text:p>
      <text:p text:style-name="P11"><text:s text:c="5"/>“The dean spoke to me. Said they were cutting my funding. The project is toast.” Chief said.</text:p>
      <text:p text:style-name="P11"><text:s text:c="5"/>Russ nodded. “Yeah that’s when you dip into your parents money.”</text:p>
      <text:p text:style-name="P11"><text:s text:c="5"/>Chief looked at Russ. “I do what? They would never allow it.”</text:p>
      <text:p text:style-name="P11"><text:s text:c="5"/>Russ smiled. “You didn’t ask.” <text:span text:style-name="T65">He placed a hand on Chief’s shoulder. “It’ll be okay, I promise.”</text:span></text:p>
      <text:p text:style-name="P11"><text:s text:c="5"/><text:span text:style-name="T65">Chief frowned. “But you said I stop time traveling with you.”</text:span></text:p>
      <text:p text:style-name="P11"><text:s text:c="5"/><text:span text:style-name="T65">Russ nodded. “Yeah that part’s complicated. </text:span><text:span text:style-name="T66">You never really traveled with me due to a conflict of interests.</text:span><text:span text:style-name="T65">” </text:span><text:span text:style-name="T66">He said. “It’s a long story.”</text:span></text:p>
      <text:p text:style-name="P11"><text:s text:c="5"/>“<text:span text:style-name="T67">Sounds like it.” Chief said. </text:span><text:span text:style-name="T68">Taking the time watch off his wrist he handed it back to Russ.</text:span></text:p>
      <text:p text:style-name="P11"><text:s text:c="5"/><text:span text:style-name="T68">Russ took the time watch from Chief and placed it on his own wrist. He was tempted to use it and go back into the future but feared the worst. There was no way of telling if life would turn out for the best.</text:span></text:p>
      <text:p text:style-name="P11"><text:s text:c="5"/>“<text:span text:style-name="T68">We need to make sure you finish that equation before the dean talks with you.” Russ said.</text:span></text:p>
      <text:p text:style-name="P11"><text:s text:c="5"/><text:span text:style-name="T68">Chief agreed. “Yes, with your knowledge of it we should be able to finish it quickly.”</text:span></text:p>
      <text:p text:style-name="P11"><text:s text:c="5"/><text:span text:style-name="T68">The two men spent the rest of the afternoon working on the equation. Where Russ’s knowledge came in helpful is where Chief’s thought process faded. They were the perfect team.</text:span></text:p>
      <text:p text:style-name="P11"><text:s text:c="5"/>“<text:span text:style-name="T69">Aren’t you afraid of changing the timeline?” Chief asked.</text:span></text:p>
      <text:p text:style-name="P11"><text:s text:c="5"/><text:span text:style-name="T69">Russ shook his head. “No not really. It’s already messed up, what more could I possibly do to it?”</text:span></text:p>
      <text:p text:style-name="P11"><text:s text:c="5"/>“<text:span text:style-name="T69">True.” Chief agreed. “</text:span><text:span text:style-name="T70">I hadn’t thought about that.”</text:span></text:p>
      <text:p text:style-name="P11"><text:soft-page-break/><text:s text:c="5"/>“<text:span text:style-name="T70">And if this equals true.” Russ said gesturing to the chalkboard. “Then this part must equal infinity.”</text:span></text:p>
      <text:p text:style-name="P11"><text:s text:c="5"/>“<text:span text:style-name="T70">Making time traveling possible to anywhere anytime.” Chief said.</text:span></text:p>
      <text:p text:style-name="P11"><text:s text:c="5"/>“<text:span text:style-name="T70">Correct.” Russ replied. “The equation is finished. There’s no way that dean can cancel your funding. Your parents weren’t too pleased when you took their money without asking.”</text:span></text:p>
      <text:p text:style-name="P11"><text:s text:c="5"/>“<text:span text:style-name="T70">I bet.” Chief said. “</text:span><text:span text:style-name="T71">Tell me something Russ.”</text:span></text:p>
      <text:p text:style-name="P11"><text:s text:c="5"/><text:span text:style-name="T71">Russ nodded. “What’s on your mind?”</text:span></text:p>
      <text:p text:style-name="P11"><text:s text:c="5"/>“<text:span text:style-name="T71">When will we meet for real?”</text:span></text:p>
      <text:p text:style-name="P11"><text:s text:c="5"/><text:span text:style-name="T71">Russ checked the date. “In about a month. I get kicked out of some lecture hall for bringing up the theory of time travel. I’m basically laughed out of the room. </text:span><text:span text:style-name="T72">I bump into you on the street.” He paused. “Why?”</text:span></text:p>
      <text:p text:style-name="P11"><text:s text:c="5"/>“<text:span text:style-name="T72">Just curious.” Chief said.</text:span></text:p>
      <text:p text:style-name="P11"><text:s text:c="5"/>“<text:span text:style-name="T73">I see.” Russ replied. “Well for what it’s worth, thank you for believing in me.”</text:span></text:p>
      <text:p text:style-name="P11"><text:s text:c="5"/>“<text:span text:style-name="T73">No problem.” Chief said.</text:span></text:p>
      <text:p text:style-name="P11"/>
      <text:p text:style-name="P13">Chapter Four</text:p>
      <text:p text:style-name="P13"/>
      <text:p text:style-name="P13"><text:s text:c="5"/><text:span text:style-name="T74">A week later Chief was walking down the street when he bumped into the dean of the school.</text:span></text:p>
      <text:p text:style-name="P13"><text:s text:c="5"/>“<text:span text:style-name="T75">Richard</text:span><text:span text:style-name="T74">.” The dean said. “They said you didn’t have it in you, but here you are and you did it.” He smiled at Chief. “Congrats on getting your equation completed.”</text:span></text:p>
      <text:p text:style-name="P13"><text:s text:c="5"/><text:span text:style-name="T74">Chief nodded. “Thank you sir.”</text:span></text:p>
      <text:p text:style-name="P13"><text:s text:c="5"/>“<text:span text:style-name="T75">Never doubted you for a moment. Keep up the good work.” The dean said as he kept walking.</text:span></text:p>
      <text:p text:style-name="P13"><text:s text:c="5"/><text:span text:style-name="T75">Chief shook his head. Sure he believed in my work. I’ll believe that when monkeys fly. He continued on his way.</text:span></text:p>
      <text:p text:style-name="P13"><text:soft-page-break/><text:s text:c="5"/><text:span text:style-name="T75">Russ </text:span><text:span text:style-name="T76">watched as Chief came up the stairs of the hotel smiling.</text:span></text:p>
      <text:p text:style-name="P13"><text:s text:c="5"/><text:span text:style-name="T77">Entering the room, Chief continued to smile. “I would have never believed it and yet it just happened. Time changed in an instant. That former conversation never took place, I don’t have to go to my parents for money and I can continue working on my time travel theories.”</text:span></text:p>
      <text:p text:style-name="P13"><text:s text:c="5"/><text:span text:style-name="T77">Russ nodded. “That’s great.”</text:span></text:p>
      <text:p text:style-name="P13"><text:s text:c="5"/>“<text:span text:style-name="T77">It’s all thanks to you.” Chief said.</text:span></text:p>
      <text:p text:style-name="P13"><text:s text:c="5"/><text:span text:style-name="T78">Russ shook his head. “I didn’t do anything. I just showed you that it’s possible is all.” </text:span><text:span text:style-name="T79">He smiled at the thought of Chief in his prime again.</text:span></text:p>
      <text:p text:style-name="P13"><text:s text:c="5"/><text:span text:style-name="T80">A question popped into Chief’s head. “Are we sure all of this is happening the way it’s supposed to be happening?” He asked. “I mean you’ve basically interrupted how we meet, the conclusions that we come up to. The theories we’ll work on etc. how do we know you aren’t damaging the timeline?”</text:span></text:p>
      <text:p text:style-name="P13"><text:s text:c="5"/><text:span text:style-name="T80">Russ shook his head. “I don’t know that for sure.” </text:span><text:span text:style-name="T81">He sighed. “I don’t know of anything for certain now. Maybe I am damaging the timeline. Who’s to say if I am or not.” </text:span><text:span text:style-name="T82">He paused at the thought. “I guess when I go back to my own time if it’s damaged then I’ll know for sure.”</text:span></text:p>
      <text:p text:style-name="P13"><text:s text:c="5"/><text:span text:style-name="T83">Chief sighed. “That’s a pretty big if.” He said.</text:span></text:p>
      <text:p text:style-name="P13"><text:s text:c="5"/>“<text:span text:style-name="T83">It is.” Russ agreed. “</text:span><text:span text:style-name="T84">But I think we’ll manage.”</text:span></text:p>
      <text:p text:style-name="P13"><text:s text:c="5"/>“<text:span text:style-name="T85">Why don’t you just travel to the future now?” Chief asked. “See if it’s fixed just by you coming here.”</text:span></text:p>
      <text:p text:style-name="P13"><text:s text:c="5"/><text:span text:style-name="T85">Russ nodded. “I thought of that. But I can’t take any chances </text:span><text:span text:style-name="T86">with the timeline</text:span><text:span text:style-name="T85">. </text:span><text:span text:style-name="T87">It’s already fragile as it is.</text:span><text:span text:style-name="T85">”</text:span></text:p>
      <text:p text:style-name="P13"><text:s text:c="5"/>“<text:span text:style-name="T87">Sounds like it.” Chief said.</text:span></text:p>
      <text:p text:style-name="P13"><text:s text:c="5"/><text:span text:style-name="T87">Russ smiled. “It’s okay old friend, you’ll get there.”</text:span></text:p>
      <text:p text:style-name="P13"><text:soft-page-break/><text:s text:c="5"/>“<text:span text:style-name="T87">That’s not what I was concerned about.” Chief said. “I just want to make sure there’s something there when I do get there.”</text:span></text:p>
      <text:p text:style-name="P13"><text:s text:c="5"/>“<text:span text:style-name="T88">Alright” Russ said “You want to visit the future, see if everything’s okay. Here let’s grab the time crystal and find out.”</text:span></text:p>
      <text:p text:style-name="P13"><text:s text:c="5"/><text:span text:style-name="T88">Pulling the time crystal out of his pocket, Russ handed it to Chief.</text:span></text:p>
      <text:p text:style-name="P13"><text:s text:c="5"/><text:span text:style-name="T88">They vanished.</text:span></text:p>
      <text:p text:style-name="P13"/>
      <text:p text:style-name="P15">* * *</text:p>
      <text:p text:style-name="P14"/>
      <text:p text:style-name="P14"><text:s text:c="5"/>Chief and Russ re emerged in the control room of the time complex. All hell was breaking lo<text:span text:style-name="T89">o</text:span>se.</text:p>
      <text:p text:style-name="P14"><text:s text:c="5"/>“<text:span text:style-name="T90">Russ, thank goodness you’re back.” Alice said. “We have a problem with the main control circuits. They’ll blow in under an hour if we don’t fix them.”</text:span></text:p>
      <text:p text:style-name="P14"><text:s text:c="5"/><text:span text:style-name="T90">She paused as she saw Chief. “Richard?”</text:span></text:p>
      <text:p text:style-name="P14"><text:s text:c="5"/><text:span text:style-name="T90">Chief looked at Alice and nodded. “Yes? Have we met?”</text:span></text:p>
      <text:p text:style-name="P14"><text:s text:c="5"/><text:span text:style-name="T90">Alice looked to Russ who shook his head no.</text:span></text:p>
      <text:p text:style-name="P14"><text:s text:c="5"/>“<text:span text:style-name="T90">Oh, I thought you were someone else.” She walked away.</text:span></text:p>
      <text:p text:style-name="P14"><text:s text:c="5"/>“<text:span text:style-name="T91">That woman knows me.” Chief said.</text:span></text:p>
      <text:p text:style-name="P14"><text:s text:c="5"/><text:span text:style-name="T91">Russ nodded. “Yes she does. Or did rather. It’s a long story.”</text:span></text:p>
      <text:p text:style-name="P14"><text:s text:c="5"/>“<text:span text:style-name="T91">What must we do to stable the core?” Chief asked. He looked around in awe. </text:span><text:span text:style-name="T93">The computer systems were so advanced. So futuristic. </text:span><text:span text:style-name="T94">He never imagined such a place could exist. Not now not in a hundred years.</text:span></text:p>
      <text:p text:style-name="P14"><text:s text:c="5"/>“<text:span text:style-name="T91">We have to go back before it even started.” Russ said. “We have to go back to 1963 and figure things out. Come on.”</text:span></text:p>
      <text:p text:style-name="P14"><text:soft-page-break/><text:s text:c="5"/><text:span text:style-name="T91">Russ pointed his time watch to 1963 </text:span><text:span text:style-name="T94">where a vortex opened</text:span><text:span text:style-name="T91"> and they disappeared.</text:span></text:p>
      <text:p text:style-name="P14"/>
      <text:p text:style-name="P17">* * *</text:p>
      <text:p text:style-name="P16"/>
      <text:p text:style-name="P16"><text:s text:c="5"/><text:span text:style-name="T92">Upon re entering 1963, Chief smiled. “So that was the future.”</text:span></text:p>
      <text:p text:style-name="P16"><text:s text:c="5"/><text:span text:style-name="T92">Russ nodded. “Yes and they’re in trouble.”</text:span></text:p>
      <text:p text:style-name="P16"><text:s text:c="5"/>“<text:span text:style-name="T92">But the fact that you’re here still, that your device works means the future is still intact.” Chief said.</text:span></text:p>
      <text:p text:style-name="P16"><text:s text:c="5"/>“<text:span text:style-name="T92">For now.” Russ answered.</text:span></text:p>
      <text:p text:style-name="P16"><text:s text:c="5"/>“<text:span text:style-name="T95">For now?” Chief asked. “What do you mean by that?”</text:span></text:p>
      <text:p text:style-name="P16"><text:s text:c="5"/>“<text:span text:style-name="T95">Listen Chief.” Russ said. “Time changes drastically in the 90s. A war that isn’t supposed to be happening breaks out then, I don’t know how far into the future it goes.” He paused for a moment to allow Chief to catch up with his train of thought. “We need to find a way of stopping that war here before it ever begins.”</text:span></text:p>
      <text:p text:style-name="P16"><text:s text:c="5"/>“<text:span text:style-name="T95">Isn’t Vietnam enough?” Chief asked. “The war to end all wars?”</text:span></text:p>
      <text:p text:style-name="P16"><text:s text:c="5"/><text:span text:style-name="T95">Russ laughed. “You don’t believe that do you?”</text:span></text:p>
      <text:p text:style-name="P16"><text:s text:c="5"/>“<text:span text:style-name="T96">Well we’ll be over there soon.” Chief said. “At least that’s what the news is predicting.”</text:span></text:p>
      <text:p text:style-name="P16"><text:s text:c="5"/>“<text:span text:style-name="T96">Yeah ‘Nam was a bad one.” Russ said. “But if we don’t stop this future war, I don’t know what will happen next.”</text:span></text:p>
      <text:p text:style-name="P16"><text:s text:c="5"/><text:span text:style-name="T97">Chief looked at Russ. “How long did Vietnam last?”</text:span></text:p>
      <text:p text:style-name="P16"><text:s text:c="5"/><text:span text:style-name="T97">Russ shook his head. “Too long man. Too long.”</text:span></text:p>
      <text:p text:style-name="P16"><text:s text:c="5"/><text:span text:style-name="T98">Chief sat down on a chair. Unwilling to believe what was going on and yet having no other choice but to believe. War was not a good business to be in. That much was sure.</text:span></text:p>
      <text:p text:style-name="P16"><text:soft-page-break/><text:s text:c="5"/>“<text:span text:style-name="T98">We have to find a way of preventing the war.” Chief said. “If you say it’s as bad as it is.”</text:span></text:p>
      <text:p text:style-name="P16"><text:s text:c="5"/><text:span text:style-name="T98">Russ nodded. “Yes, but I don’t know how to do that. Unless the answer is in that time crystal. </text:span><text:span text:style-name="T99">Everything seemed to go haywire after I touched that darn crystal.</text:span><text:span text:style-name="T98">”</text:span></text:p>
      <text:p text:style-name="P16"><text:s text:c="5"/>“<text:span text:style-name="T99">Then the crystal is the key.” Chief said.</text:span></text:p>
      <text:p text:style-name="P16"><text:s text:c="5"/>“<text:span text:style-name="T100">You think?” Russ asked.</text:span></text:p>
      <text:p text:style-name="P16"><text:s text:c="5"/><text:span text:style-name="T100">Chief nodded. “It has to be. I wonder what would happen if we touched my time crystal with your time crystal.”</text:span></text:p>
      <text:p text:style-name="P16"><text:s text:c="5"/>“<text:span text:style-name="T100">Probably nothing good!” Russ said.</text:span></text:p>
      <text:p text:style-name="P16"><text:s text:c="5"/>“<text:span text:style-name="T100">Yes, it’s probably too volatile to mess with.” Chief said.</text:span></text:p>
      <text:p text:style-name="P16"><text:s text:c="5"/>“<text:span text:style-name="T100">We could try it.” Russ admitted. “But I don’t know what would happen.”</text:span></text:p>
      <text:p text:style-name="P16"><text:s text:c="5"/><text:span text:style-name="T101">Chief left the hotel for a moment.</text:span></text:p>
      <text:p text:style-name="P16"><text:s text:c="5"/><text:span text:style-name="T101">He came back holding a small box. Inside the box Russ could only guess was Chief’s time crystal.</text:span></text:p>
      <text:p text:style-name="P16"><text:s text:c="5"/><text:span text:style-name="T101">Opening the box, the time crystal glowed yellow. Chief looked at the crystal then the one in his gloved hands.</text:span></text:p>
      <text:p text:style-name="P16"><text:s text:c="5"/><text:span text:style-name="T101">His purple time crystal out glowed the yellow one.</text:span></text:p>
      <text:p text:style-name="P16"><text:s text:c="5"/><text:span text:style-name="T101">Taking the two time crystals in Russ’s hands, he touched them together, and vanished.</text:span></text:p>
      <text:p text:style-name="P16"/>
      <text:p text:style-name="P18">Chapter Five</text:p>
      <text:p text:style-name="P18"/>
      <text:p text:style-name="P18"><text:s text:c="5"/><text:span text:style-name="T102">Russ landed in Golden Gate Park. Standing up he looked around. He was no longer in the sixties. </text:span><text:span text:style-name="T103">From the looks of what people were wearing around him, he was in the eighties.</text:span></text:p>
      <text:p text:style-name="P18"><text:s text:c="5"/><text:span text:style-name="T103">Russ wasn’t a fan of the eighties as much as he wasn’t a fan of the sixties. He walked towards campus. He wondered if Chief would be there.</text:span></text:p>
      <text:p text:style-name="P18"><text:soft-page-break/><text:s text:c="5"/><text:span text:style-name="T103">Passing a hot dog vendor, Russ picked up a dog for the road. He couldn’t recall the last time he had eaten. </text:span><text:span text:style-name="T104">It was a simple hot dog with mustard on it, no ketchup.</text:span></text:p>
      <text:p text:style-name="P18"><text:s text:c="5"/><text:span text:style-name="T105">Scarfing down the hot dog quickly, Russ wiped the mustard off his face.</text:span></text:p>
      <text:p text:style-name="P18"><text:s text:c="5"/><text:span text:style-name="T105">Coming upon campus, Russ found Chief’s apartment. </text:span><text:span text:style-name="T106">He knocked on the door.</text:span></text:p>
      <text:p text:style-name="P18"><text:s text:c="5"/>“<text:span text:style-name="T106">Coming!” He could hear from inside.</text:span></text:p>
      <text:p text:style-name="P18"><text:s text:c="5"/><text:span text:style-name="T106">Chief opened the door and looked at Russ. “We’re meeting tomorrow Russ, come back tomorrow.”</text:span></text:p>
      <text:p text:style-name="P18"><text:s text:c="5"/><text:span text:style-name="T106">Russ shook his head. “Chief. I’m Russ from 1963.” He said.</text:span></text:p>
      <text:p text:style-name="P18"><text:s text:c="5"/><text:span text:style-name="T106">Chief stopped. “Russ?”</text:span></text:p>
      <text:p text:style-name="P18"><text:s text:c="5"/><text:span text:style-name="T106">Russ held out his hands with the two glowing time crystals in them. “It worked. It shot me forward about twenty years.”</text:span></text:p>
      <text:p text:style-name="P18"><text:s text:c="5"/><text:span text:style-name="T106">Chief invited Russ in quickly. “Come in, come in.” He said. “We can’t have anyone seeing you, especially not yourself. You weren’t kidding those things pack quite a wallop.”</text:span></text:p>
      <text:p text:style-name="P18"><text:s text:c="5"/><text:span text:style-name="T106">Russ nodded. “I know.” He said. “What have I missed?”</text:span></text:p>
      <text:p text:style-name="P18"><text:s text:c="5"/><text:span text:style-name="T106">Chief sighed. “I almost gave up the entire project. Until I was walking along the street one night and I saw you get tossed out of the lecture hall just like you said would happen. We teamed up and have been inseparable ever since.” Chief said. “Now that we have the time crystal back, we can further our research.”</text:span></text:p>
      <text:p text:style-name="P18"><text:s text:c="5"/><text:span text:style-name="T106">Russ nodded. “Yes and get back on track.” He handed the time crystal over to Chief’s clothed hand. “You do remember what I said about touching the time crystals without covered hands, good.”</text:span></text:p>
      <text:p text:style-name="P18"><text:soft-page-break/><text:s text:c="5"/><text:span text:style-name="T106">Chief nodded. “After you disappeared I waited for you to reappear like I did, but it didn’t happen. I’ve been waiting for you to return for over twenty years.”</text:span></text:p>
      <text:p text:style-name="P18"><text:s text:c="5"/>“<text:span text:style-name="T107">Sorry about that.” Russ said. “But we knew there could be strange results by touching the time crystals.”</text:span></text:p>
      <text:p text:style-name="P18"><text:s text:c="5"/><text:span text:style-name="T107">Chief nodded. “Yes we did. Oh it’s good to see you again my friend.”</text:span></text:p>
      <text:p text:style-name="P18"><text:s text:c="5"/><text:span text:style-name="T108">Russ sat down in a chair. He looked out the window and frowned. San Francisco was looking a little torn for wear.</text:span></text:p>
      <text:p text:style-name="P18"><text:s text:c="5"/>“<text:span text:style-name="T108">How have you liked the past twenty years?” Russ asked. “Are you amazed by the advancements we’ve made?”</text:span></text:p>
      <text:p text:style-name="P18"><text:s text:c="5"/><text:span text:style-name="T108">Chief also took a seat. “Yes!” He exclaimed. “It’s been amazing really.”</text:span></text:p>
      <text:p text:style-name="P18"><text:s text:c="5"/>“<text:span text:style-name="T108">Good.” Russ nodded. “I was hoping that would be your answer. Have you…” His voice trailed off. “You’ve lost someone.”</text:span></text:p>
      <text:p text:style-name="P18"><text:s text:c="5"/><text:span text:style-name="T108">Chief nodded. “Yes” </text:span><text:span text:style-name="T109">he said. “We had an assistant, Fred. He tried traveling before it was perfected and he died in the accident. Well we assume he died. We don’t know what happened to him. He could still be out there for all we know.”</text:span></text:p>
      <text:p text:style-name="P18"><text:s text:c="5"/><text:span text:style-name="T109">Russ shook his head. “I’m sorry my friend.” He said. “We never had a third partner, I don’t even know what you’re going through right now.”</text:span></text:p>
      <text:p text:style-name="P18"><text:s text:c="5"/>“<text:span text:style-name="T109">It’s okay.” Chief said. “It’s okay. </text:span><text:span text:style-name="T110">It was my fault. I should have been more forceful. Should have told him no that we weren’t going to test the machine until it was ready. He just wouldn’t listen to me.</text:span><text:span text:style-name="T109">”</text:span></text:p>
      <text:p text:style-name="P18"><text:s text:c="5"/><text:span text:style-name="T110">Chief stood from his chair and paced around the back of it. “You were devastated. He had been a long time lab partner of yours.”</text:span></text:p>
      <text:p text:style-name="P18"><text:soft-page-break/><text:s text:c="5"/><text:span text:style-name="T110">Russ nodded. He remembered Fred Johnson well. Smart kid never fully into the time travel scene though. He wondered who had forced him into signing up with such a rag tag team of scientists to begin with.</text:span></text:p>
      <text:p text:style-name="P18"><text:s text:c="5"/><text:span text:style-name="T111">Placing his head in his hands, Russ felt remorse. “I’m sorry Chief, really I am. Maybe we’ll find him along the way. Who’s to say.”</text:span></text:p>
      <text:p text:style-name="P18"><text:s text:c="5"/>“<text:span text:style-name="T111">Honey?” A woman’s voice said from the kitchen. “Who’s there?”</text:span></text:p>
      <text:p text:style-name="P18"><text:s text:c="5"/>“<text:span text:style-name="T111">Oh it’s just Russ.” Chief said.</text:span></text:p>
      <text:p text:style-name="P18"><text:s text:c="5"/><text:span text:style-name="T111">The woman entered the living room. “Oh Russ, it’s good to see you. I thought you two didn’t have a meeting till tomorrow or am I a day off?”</text:span></text:p>
      <text:p text:style-name="P18"><text:s text:c="5"/><text:span text:style-name="T111">Russ shook his head. “Uh no ma’am. You’re right I was a day early.”</text:span></text:p>
      <text:p text:style-name="P18"><text:s text:c="5"/>“<text:span text:style-name="T111">Pfft, ma’am. Look at you having manners. You know my name is Sandra, Russ.” </text:span><text:span text:style-name="T112">Sandra said.</text:span></text:p>
      <text:p text:style-name="P18"><text:s text:c="5"/><text:span text:style-name="T112">Russ nodded. “Of course Sandra, forgive me.” He said. “I must be going.”</text:span></text:p>
      <text:p text:style-name="P18"><text:s text:c="5"/><text:span text:style-name="T112">Chief called after him. “Yes, we’ll catch up tomorrow. Take in the sights.”</text:span></text:p>
      <text:p text:style-name="P18"><text:s text:c="5"/><text:span text:style-name="T112">Russ nodded. “Yeah, I’ll do that.”</text:span></text:p>
      <text:p text:style-name="P18"><text:s text:c="5"/><text:span text:style-name="T113">Walking out of the apartment, Russ walked down the steps and away from the building. That’s when he saw it, a police car.</text:span></text:p>
      <text:p text:style-name="P18"><text:s text:c="5"/>“<text:span text:style-name="T114">Hands up.” The officer said. “Come with us.”</text:span></text:p>
      <text:p text:style-name="P18"><text:s text:c="5"/><text:span text:style-name="T114">Russ looked at the police officer confused. “I’m sorry officer? What have I done?”</text:span></text:p>
      <text:p text:style-name="P18"><text:s text:c="5"/>“<text:span text:style-name="T114">Russ Plackston, you are under arrest for crimes against time travel.” The police officer said. “You will come with us willingly or we will use deadly force.”</text:span></text:p>
      <text:p text:style-name="P18"><text:s text:c="5"/><text:span text:style-name="T114">Russ looked back at the window of the apartment. Chief and Sandra were standing at the window with frowns on their faces.</text:span></text:p>
      <text:p text:style-name="P18"><text:soft-page-break/><text:s text:c="5"/><text:span text:style-name="T114">Russ wondered what the hell was going on. </text:span><text:span text:style-name="T115">As he got into the back of the police car, he felt the metal cuffs tighten around his wrists. Something was off, something was way off.</text:span></text:p>
      <text:p text:style-name="P18"><text:s text:c="5"/><text:span text:style-name="T115">Chief looked to Sandra. “We did the right thing, right Richard?”</text:span></text:p>
      <text:p text:style-name="P18"><text:s text:c="5"/><text:span text:style-name="T115">Chief nodded. “Yes we did Sandra. He had to be put away.”</text:span></text:p>
      <text:p text:style-name="P18"><text:s text:c="5"/><text:span text:style-name="T116">Russ felt the time crystal in his pocket. If he could just reach it, he could transport out of the back of that blasted patrol car. </text:span><text:span text:style-name="T117">He didn’t dare take the risk though.</text:span></text:p>
      <text:p text:style-name="P18"><text:s text:c="5"/>“<text:span text:style-name="T117">Station this is Mary 47, we have a suspect of time travel crimes coming in.” One of the police officers said.</text:span></text:p>
      <text:p text:style-name="P18"><text:s text:c="5"/>“<text:span text:style-name="T117">Acknowledged.” A female voice on the other end of the radio said.</text:span></text:p>
      <text:p text:style-name="P18"><text:s text:c="5"/>“<text:span text:style-name="T118">Don’t worry buddy, we’ll take good care of you.” Said the officer. “Real good care of you.”</text:span></text:p>
      <text:p text:style-name="P18"><text:s text:c="5"/><text:span text:style-name="T118">They drove away for booking and processing.</text:span></text:p>
      <text:p text:style-name="P18"/>
      <text:p text:style-name="P19">Chapter Six</text:p>
      <text:p text:style-name="P19"/>
      <text:p text:style-name="P19"><text:s text:c="5"/><text:span text:style-name="T119">Russ laid in a cell with other people who had been arrested for time infractions. He was not used to being on this side of the doors.</text:span></text:p>
      <text:p text:style-name="P19"><text:s text:c="5"/>“<text:span text:style-name="T119">What brings you in for kid?” A man said.</text:span></text:p>
      <text:p text:style-name="P19"><text:s text:c="5"/>“<text:span text:style-name="T119">Possession of a time crystal.” Russ said. “You?”</text:span></text:p>
      <text:p text:style-name="P19"><text:s text:c="5"/><text:span text:style-name="T119">The man shrugged. “I still don’t know why I’m here. They haven’t told me yet.”</text:span></text:p>
      <text:p text:style-name="P19"><text:s text:c="5"/>“<text:span text:style-name="T120">They can’t just lock us up like this.” Russ said. “This is ridiculous.”</text:span></text:p>
      <text:p text:style-name="P19"><text:s text:c="5"/><text:span text:style-name="T120">The man nodded. “Yeah it is. But hey at least we’re not out among the crazies who don’t believe in time travel.”</text:span></text:p>
      <text:p text:style-name="P19"><text:soft-page-break/><text:s text:c="5"/><text:span text:style-name="T120">The man had a point. They weren’t in danger of being out among those who didn’t believe and who didn’t want to believe in time travel.</text:span></text:p>
      <text:p text:style-name="P19"><text:s text:c="5"/><text:span text:style-name="T121">Laying down on the bottom bunk, Russ sighed. They had confiscated the time crystal. A police officer disappeared upon touching it. Russ hoped the officer would find himself in a better place.</text:span></text:p>
      <text:p text:style-name="P19"><text:s text:c="5"/><text:span text:style-name="T121">Russ thought about all the things he could be doing instead of laying in a cell. Why didn’t he just try and time travel back instead of looking up Chief? Wouldn’t that have been better?</text:span></text:p>
      <text:p text:style-name="P19"><text:s text:c="5"/><text:span text:style-name="T121">A police officer walked up to the cell. “Come on kid, you’re coming with me.” </text:span><text:span text:style-name="T122">Sh</text:span><text:span text:style-name="T121">e said.</text:span></text:p>
      <text:p text:style-name="P19"><text:s text:c="5"/><text:span text:style-name="T122">Once they found a quiet interrogation room, she began. “So your name is Russ, and you’ve been found guilty of time travel crimes. Do you have anything to say?”</text:span></text:p>
      <text:p text:style-name="P19"><text:s text:c="5"/><text:span text:style-name="T122">Russ shook his head. “No ma’am. Just that I’m innocent. I’ve done nothing wrong.”</text:span></text:p>
      <text:p text:style-name="P19"><text:s text:c="5"/><text:span text:style-name="T122">She leaned across the table onto her elbows. “You’ve done nothing wrong. The fact that you are here shows that you’ve done plenty mister.” She said. “Look. I know how it must be being lonely out there. But why do you have to go and try to ruin our lives? Don’t you think we’re happy without you mucking it all up?”</text:span></text:p>
      <text:p text:style-name="P19"><text:s text:c="5"/><text:span text:style-name="T122">Russ nodded his head. “Yes ma’am. But that’s not why I time travel.”</text:span></text:p>
      <text:p text:style-name="P19"><text:s text:c="5"/>“<text:span text:style-name="T122">You’ve done this before then.” She said.</text:span></text:p>
      <text:p text:style-name="P19"><text:s text:c="5"/><text:span text:style-name="T122">Russ nodded.</text:span></text:p>
      <text:p text:style-name="P19"><text:s text:c="5"/>“<text:span text:style-name="T122">Give me the dates you traveled to and where you went.”</text:span></text:p>
      <text:p text:style-name="P19"><text:s text:c="5"/><text:span text:style-name="T122">Russ hesitated. “Uh, that’s going to be impossible.” He said. “It gets quite fuzzy after the sixtieth time jump.”</text:span></text:p>
      <text:p text:style-name="P19"><text:soft-page-break/><text:s text:c="5"/><text:span text:style-name="T122">She dropped her pencil. “You’ve done this over sixty times?”</text:span></text:p>
      <text:p text:style-name="P19"><text:s text:c="5"/>“<text:span text:style-name="T122">Yes.”</text:span></text:p>
      <text:p text:style-name="P19"><text:s text:c="5"/><text:span text:style-name="T122">Picking up her pencil she looked at Russ. “Listen buster you’re going to have to come up with some kind of good excuse for traveling that many times into the future and past. I’m going to throw the book at you.”</text:span></text:p>
      <text:p text:style-name="P19"><text:s text:c="5"/><text:span text:style-name="T122">Russ hesitated again. He wasn’t sure how much information he should be giving this woman. “</text:span><text:span text:style-name="T123">Ma’am, I don’t think you want to know that information.” He said. “I think you’d like to believe what you want to believe and won’t take any other information as substantial.”</text:span></text:p>
      <text:p text:style-name="P19"><text:s text:c="5"/>“<text:span text:style-name="T123">Are you saying I’m stupid?”</text:span></text:p>
      <text:p text:style-name="P19"><text:s text:c="5"/>“<text:span text:style-name="T123">No ma’am. I just don’t think you’re ready for the reasons I chose to time jump.”</text:span></text:p>
      <text:p text:style-name="P19"><text:s text:c="5"/>“<text:span text:style-name="T123">So you’re saying I’m stupid.” She said. “Listen, you better start talking now.”</text:span></text:p>
      <text:p text:style-name="P19"><text:s text:c="5"/>“Okay…<text:span text:style-name="T123">” Russ began “So I wanted to time travel to experience events in time. My intentions are not to change history or the future for that matter, but to simply observe.” He explained. “Everything was fine until a war broke out in 1992 and I had no idea how it started.”</text:span></text:p>
      <text:p text:style-name="P19"><text:s text:c="5"/><text:span text:style-name="T123">She began taking notes. “1992 you say. That’s the next decade. So you’ve been to the future.”</text:span></text:p>
      <text:p text:style-name="P19"><text:s text:c="5"/><text:span text:style-name="T123">Russ chuckled. “You could say that.”</text:span></text:p>
      <text:p text:style-name="P19"><text:s text:c="5"/>“<text:span text:style-name="T123">What’s that supposed to mean?” The woman asked. “How far into the future have you gone?”</text:span></text:p>
      <text:p text:style-name="P19"><text:s text:c="5"/>“<text:span text:style-name="T123">5480 is the furthest I’ve been ma’am.” Russ said.</text:span></text:p>
      <text:p text:style-name="P19"><text:s text:c="5"/><text:span text:style-name="T123">She dropped her pencil again.</text:span></text:p>
      <text:p text:style-name="P19"><text:s text:c="5"/><text:span text:style-name="T124">A man burst into the room. “Let him go.”</text:span></text:p>
      <text:p text:style-name="P19"><text:soft-page-break/><text:s text:c="5"/><text:span text:style-name="T124">The female officer looked up at her captain. “Say what? I was just getting some good detail on this man.”</text:span></text:p>
      <text:p text:style-name="P19"><text:s text:c="5"/>“<text:span text:style-name="T124">He’s not who he says he is.” The man said. “His prints don’t match up.” Looking to Russ he apologized. “I’m sorry sir for bringing you in like this. Please forgive us. We’ll do better in the future to track down actual time travelers.”</text:span></text:p>
      <text:p text:style-name="P19"><text:s text:c="5"/><text:span text:style-name="T124">Russ watched as the man un-cuffed him. “You’re free to go.”</text:span></text:p>
      <text:p text:style-name="P19"><text:s text:c="5"/><text:span text:style-name="T124">Russ walked out the door leaving the dumbfounded police officer behind. “I can’t believe you just let him go!” He could hear her screaming at her boss.</text:span></text:p>
      <text:p text:style-name="P19"><text:s text:c="5"/><text:span text:style-name="T124">Walking out the front door of the police station, Russ put the time crystal back in his pocket and he hailed a cab.</text:span></text:p>
      <text:p text:style-name="P19"><text:s text:c="5"/>“<text:span text:style-name="T124">Yo Taxi!” He said.</text:span></text:p>
      <text:p text:style-name="P19"><text:s text:c="5"/><text:span text:style-name="T124">A taxi came up to Russ’s position and watched as Russ got in. “Where to kid?”</text:span></text:p>
      <text:p text:style-name="P19"><text:s text:c="5"/><text:span text:style-name="T124">Russ gave him directions back to Chief’s apartment and tried his best to relax. Which was difficult to do considering he had just been in jail and was now looking for the people who placed him there to begin with.</text:span></text:p>
      <text:p text:style-name="P19"><text:s text:c="5"/><text:span text:style-name="T124">Upon arriving at the apartment complex, Russ got out of the cab and paid the taxi driver. “Thanks for the lift.” Russ said.</text:span></text:p>
      <text:p text:style-name="P19"><text:s text:c="5"/><text:span text:style-name="T124">The driver shot him a look like he didn’t care and drove off.</text:span></text:p>
      <text:p text:style-name="P19"><text:s text:c="5"/><text:span text:style-name="T124">Walking back up the stairs to the apartment, Russ knocked on the door.</text:span></text:p>
      <text:p text:style-name="P19"><text:s text:c="5"/><text:span text:style-name="T124">Knock knock knock.</text:span></text:p>
      <text:p text:style-name="P19"><text:s text:c="5"/><text:span text:style-name="T124">Chief opened the door. “Russ.” He said shocked. “What are you doing here?”</text:span></text:p>
      <text:p text:style-name="P19"><text:soft-page-break/><text:s text:c="5"/><text:span text:style-name="T124">Russ looked at Chief. “I won’t be staying. I can’t believe you’d turn me in like that.” He said. “You of all people should know how important time travel is to us. You of all people Chief.”</text:span></text:p>
      <text:p text:style-name="P19"><text:s text:c="5"/>“<text:span text:style-name="T124">Richard who is it?” Chief’s wife said from the other room.</text:span></text:p>
      <text:p text:style-name="P19"><text:s text:c="5"/>“<text:span text:style-name="T124">No one dear, it’s just the postman.” Chief said.</text:span></text:p>
      <text:p text:style-name="P19"><text:s text:c="5"/>“<text:span text:style-name="T124">I hope that new magazine subscription came!” She said.</text:span></text:p>
      <text:p text:style-name="P19"><text:s text:c="5"/>“<text:span text:style-name="T124">You can’t be here.” Chief said. “She’ll turn you in again.”</text:span></text:p>
      <text:p text:style-name="P19"><text:s text:c="5"/><text:span text:style-name="T124">Russ nodded. “And they’ll let me out again. Chief, what happened to you? You used to be so gun ho about time travel. Now this?”</text:span></text:p>
      <text:p text:style-name="P19"><text:s text:c="5"/>“<text:span text:style-name="T124">It’s complicated okay?” Chief said. “Here take this crystal back. Go find my younger self, make me believe once and for all that time travel is great.”</text:span></text:p>
      <text:p text:style-name="P19"><text:s text:c="5"/>“<text:span text:style-name="T124">But you already believe that.” Russ said.</text:span></text:p>
      <text:p text:style-name="P19"><text:s text:c="5"/>“<text:span text:style-name="T124">No, I was just playing you. I was about to drop the project as it was. That’s when I met my wife.”</text:span></text:p>
      <text:p text:style-name="P19"><text:s text:c="5"/><text:span text:style-name="T124">Russ paused not knowing what to do. “Alright I’ll go back.” He said. “You better listen though.”</text:span></text:p>
      <text:p text:style-name="P19"><text:s text:c="5"/><text:span text:style-name="T124">Activating his time watch, Russ vanished through a portal.</text:span></text:p>
      <text:p text:style-name="P19"/>
      <text:p text:style-name="P20">Chapter Seven</text:p>
      <text:p text:style-name="P20"/>
      <text:p text:style-name="P20"><text:s text:c="5"/><text:span text:style-name="T125">Russ appeared in the hotel room he had been staying in 1963. Chief was still seated in the chair waiting for Russ to come back.</text:span></text:p>
      <text:p text:style-name="P20"><text:s text:c="5"/>“<text:span text:style-name="T125">You made it!” Chief said.</text:span></text:p>
      <text:p text:style-name="P20"><text:s text:c="5"/><text:span text:style-name="T125">Russ nodded. “You could say that.” </text:span><text:span text:style-name="T126">He said remembering the last thing Chief had told him about himself.</text:span></text:p>
      <text:p text:style-name="P20"><text:soft-page-break/><text:s text:c="5"/><text:span text:style-name="T126">Sitting down across a small table from Chief, Russ looked at Chief.</text:span></text:p>
      <text:p text:style-name="P20"><text:s text:c="5"/><text:span text:style-name="T126">Chief could feel the tension in the room. “What’s wrong?” He asked Russ.</text:span></text:p>
      <text:p text:style-name="P20"><text:s text:c="5"/><text:span text:style-name="T126">Russ laid the crystals down on the table. “We need to talk.”</text:span></text:p>
      <text:p text:style-name="P20"><text:s text:c="5"/><text:span text:style-name="T126">Chief looked at Russ, his leg was trembling. “About what?”</text:span></text:p>
      <text:p text:style-name="P20"><text:s text:c="5"/>“<text:span text:style-name="T126">What are your motives for time travel Chief?” Russ asked. “Don’t give me some bullshit answer like you’ve been doing. I want the truth this time.”</text:span></text:p>
      <text:p text:style-name="P20"><text:s text:c="5"/><text:span text:style-name="T126">Chief nodded. “I see.” He said. “You’ve talked to me in the future or something, is that it?”</text:span></text:p>
      <text:p text:style-name="P20"><text:s text:c="5"/><text:span text:style-name="T126">Russ didn’t take his eyes off Chief. “Yeah something like that.”</text:span></text:p>
      <text:p text:style-name="P20"><text:s text:c="5"/><text:span text:style-name="T127">Chief clenched his jaw. This wasn’t going to be an easy conversation to have. “</text:span><text:span text:style-name="T128">Alright, no bullshit.” He said. “Here goes nothing. I have to go back in time to save a dear friend of mine before she dies in a horrific car accident.”</text:span></text:p>
      <text:p text:style-name="P20"><text:s text:c="5"/>“<text:span text:style-name="T128">Sandra.” Russ said.</text:span></text:p>
      <text:p text:style-name="P20"><text:s text:c="5"/><text:span text:style-name="T128">Chief nodded. “Yes, Sandra.”</text:span></text:p>
      <text:p text:style-name="P20"><text:s text:c="5"/>“<text:span text:style-name="T129">Anything else? What’s so special about this woman?” Russ asked.</text:span></text:p>
      <text:p text:style-name="P20"><text:s text:c="5"/>“<text:span text:style-name="T129">We were engaged.” Chief said. “To be married.”</text:span></text:p>
      <text:p text:style-name="P20"><text:s text:c="5"/>“<text:span text:style-name="T129">I know what an engagement is Chief.” Russ chuckled. “Do you understand why it is you can’t go back in time to do that?” He asked. “Changing one thing about your own life for personal gain is like the number one rule we have against time traveling. You never know what happens or what will happen because of it.”</text:span></text:p>
      <text:p text:style-name="P20"><text:s text:c="5"/><text:span text:style-name="T129">Chief shook his head. “It’s just one life Russ, one life among how many billions of people on this earth?”</text:span></text:p>
      <text:p text:style-name="P20"><text:soft-page-break/><text:s text:c="5"/>“<text:span text:style-name="T129">That one life could change the course of the future, Chief.” </text:span><text:span text:style-name="T130">Russ</text:span><text:span text:style-name="T129"> said. “You just never know.”</text:span></text:p>
      <text:p text:style-name="P20"><text:s text:c="5"/>“<text:span text:style-name="T131">So I can never go back and save her? Who gives you the right to dictate terms!”</text:span></text:p>
      <text:p text:style-name="P20"><text:s text:c="5"/>“<text:span text:style-name="T131">Actually you did Chief.” Russ said. “You gave me the right when you put those terms in play.”</text:span></text:p>
      <text:p text:style-name="P20"><text:s text:c="5"/><text:span text:style-name="T131">Chief looked at Russ. He could tell the man wasn’t joking. “You’re serious.”</text:span></text:p>
      <text:p text:style-name="P20"><text:s text:c="5"/>“<text:span text:style-name="T131">That’s right.” Russ said. “You dictated those terms and told me to play by them or I didn’t time travel.”</text:span></text:p>
      <text:p text:style-name="P20"><text:s text:c="5"/>“<text:span text:style-name="T131">What rules do we have in place?” Chief asked.</text:span></text:p>
      <text:p text:style-name="P20"><text:s text:c="5"/><text:span text:style-name="T131">Russ nodded. “There’s a short list. One, don’t time travel for your own benefit. Two, you never time travel.”</text:span></text:p>
      <text:p text:style-name="P20"><text:s text:c="5"/>“<text:span text:style-name="T131">You as in me?” Chief asked. “I don’t get to time travel?”</text:span></text:p>
      <text:p text:style-name="P20"><text:s text:c="5"/><text:span text:style-name="T131">Russ nodded. “That’s correct.”</text:span></text:p>
      <text:p text:style-name="P20"><text:s text:c="5"/>“<text:span text:style-name="T132">Well if what your saying is true, then it’s probably a good rule!” Chief yelled.</text:span></text:p>
      <text:p text:style-name="P20"><text:s text:c="5"/>“<text:span text:style-name="T132">It is!” Russ yelled back.</text:span></text:p>
      <text:p text:style-name="P20"><text:s text:c="5"/>“<text:span text:style-name="T132">Fine!” Chief yelled in return. “</text:span><text:span text:style-name="T133">I won’t time travel. We’ll get a copy notarized if needed.”</text:span></text:p>
      <text:p text:style-name="P20"><text:s text:c="5"/>“<text:span text:style-name="T133">That won’t be necessary.” Russ said. He pulled out a piece of paper </text:span><text:span text:style-name="T136">and unfolded it</text:span><text:span text:style-name="T133">. “I have a copy of the rules right here.”</text:span></text:p>
      <text:p text:style-name="P20"><text:s text:c="5"/><text:span text:style-name="T133">Chief read over the very short list of rules and smirked. “</text:span><text:span text:style-name="T134">We came up with these together?”</text:span></text:p>
      <text:p text:style-name="P20"><text:s text:c="5"/><text:span text:style-name="T134">Russ nodded. “Yeah </text:span><text:span text:style-name="T135">about a year from now.”</text:span></text:p>
      <text:p text:style-name="P20"><text:s text:c="5"/>“<text:span text:style-name="T136">I see.” Chief said. Folding the piece of paper back up, he handed it back to Russ.</text:span></text:p>
      <text:p text:style-name="P20"><text:s text:c="5"/><text:span text:style-name="T137">Pocketing the piece of paper, Russ smiled weakly. “I’m sorry I had to give it to you like that. But you can hopefully understand how difficult a thing this whole time traveling ordeal is.”</text:span></text:p>
      <text:p text:style-name="P20"><text:soft-page-break/><text:s text:c="5"/><text:span text:style-name="T137">Chief nodded. “Yeah you can say that again.” </text:span><text:span text:style-name="T138">He paused. “I’m sorry I wasn’t truthful about this whole time travel business at the get go. I was afraid you’d do exactly what you’re doing now.”</text:span></text:p>
      <text:p text:style-name="P20"><text:s text:c="5"/><text:span text:style-name="T138">Russ nodded. “I understand. </text:span><text:span text:style-name="T139">But there is a reason we have rules in place Chief. <text:s/>Imagine how messed up we could make our own lives if we went and did whatever it was we wanted to do with time.”</text:span></text:p>
      <text:p text:style-name="P20"><text:s text:c="5"/><text:span text:style-name="T139">Chief chuckled. “We could really make things crazy eh?”</text:span></text:p>
      <text:p text:style-name="P20"><text:s text:c="5"/>“<text:span text:style-name="T139">Exactly.” Russ said.</text:span></text:p>
      <text:p text:style-name="P20"><text:s text:c="5"/><text:span text:style-name="T140">Chief rested a foot on the hotel bed. “What if I don’t want to time travel now Russ?” Chief asked. “What if I just don’t want to do it? What then.”</text:span></text:p>
      <text:p text:style-name="P20"><text:s text:c="5"/><text:span text:style-name="T140">Russ nodded. “I understand that thought. I’ve had that same conversation over and over in my own head. I always come back to the same thought. Time traveling is better than anything I’ve ever experienced.”</text:span></text:p>
      <text:p text:style-name="P20"><text:s text:c="5"/>“<text:span text:style-name="T141">Anything?” Chief asked.</text:span></text:p>
      <text:p text:style-name="P20"><text:s text:c="5"/>“<text:span text:style-name="T141">Anything.” Russ said.</text:span></text:p>
      <text:p text:style-name="P20"><text:s text:c="5"/>“<text:span text:style-name="T141">Wow, that’s quite an amazing thought process you have there.” Chief said.</text:span></text:p>
      <text:p text:style-name="P20"><text:s text:c="5"/>“<text:span text:style-name="T141">You could say that.” Russ said. “Or maybe I just like time traveling so much that I’d hate to see you ruin it for the rest of us.”</text:span></text:p>
      <text:p text:style-name="P20"><text:s text:c="5"/>“<text:span text:style-name="T141">The rest of you?” Chief asked. “There are more time travelers than just us?”</text:span></text:p>
      <text:p text:style-name="P20"><text:s text:c="5"/>“<text:span text:style-name="T141">Oh yes, we recruit people along the way.” Russ said.</text:span></text:p>
      <text:p text:style-name="P20"><text:s text:c="5"/>“<text:span text:style-name="T142">Tell me something, where did you go?” Chief asked.</text:span></text:p>
      <text:p text:style-name="P20"><text:s text:c="5"/>“<text:span text:style-name="T142">The eighties.” Russ said.</text:span></text:p>
      <text:p text:style-name="P20"><text:s text:c="5"/>“<text:span text:style-name="T142">How were they?” Chief asked.</text:span></text:p>
      <text:p text:style-name="P20"><text:s text:c="5"/>“<text:span text:style-name="T142">Shitty.” Russ said laughing.</text:span></text:p>
      <text:p text:style-name="P20"><text:soft-page-break/><text:s text:c="5"/><text:span text:style-name="T143">Chief took his leg off of the bed and sat upright. “Alright I’ll go along with whatever you have in mind for this time travel project. There won’t be anymore fighting about it coming from me.”</text:span></text:p>
      <text:p text:style-name="P20"><text:s text:c="5"/><text:span text:style-name="T143">Russ nodded. “Good, thank you.” He said.</text:span></text:p>
      <text:p text:style-name="P20"><text:s text:c="5"/><text:span text:style-name="T144">It was good to hear that coming from the man who invented time travel especially since without him there would be no time travel to speak of. Russ wondered if he would simply disappear into a void of nothingness. He waited for it to happen but it didn’t, so he didn’t worry about it too much.</text:span></text:p>
      <text:p text:style-name="P20"><text:s text:c="5"/>“<text:span text:style-name="T145">You’re welcome.” Chief said. “Now when do we actually travel in time for the first time and where do we go?”</text:span></text:p>
      <text:p text:style-name="P20"><text:s text:c="5"/><text:span text:style-name="T145">Chief nodded. Right back to the basics. “Well, that doesn’t happen for another year or so. Where we travel to? That’s a surprise.”</text:span></text:p>
      <text:p text:style-name="P21"><text:s text:c="5"/><text:span text:style-name="T146">A month passed, it was the day Chief was to meet Russ formally for the first time. Chief was nervous beyond anything he was used to.</text:span></text:p>
      <text:p text:style-name="P21"><text:s text:c="5"/><text:span text:style-name="T146">Chief was working at his chalkboard on equations for calculating different times to travel to just as Russ had shown him how to do.</text:span></text:p>
      <text:p text:style-name="P21"><text:s text:c="5"/><text:span text:style-name="T147">There came a knock at the door to the lab. “Hey your time is up!”</text:span></text:p>
      <text:p text:style-name="P21"><text:s text:c="5"/><text:span text:style-name="T147">Chief nodded. “Yes yes I know. I know. Come on in why don’t you.”</text:span></text:p>
      <text:p text:style-name="P21"><text:s text:c="5"/><text:span text:style-name="T147">Russ entered the lab and stood at the top of the stairs. “</text:span><text:span text:style-name="T148">What are you…” His voice trailed off. “You’re the guy, the one who’s been working on the time travel equation.”</text:span></text:p>
      <text:p text:style-name="P21"><text:s text:c="5"/><text:span text:style-name="T148">Chief looked up to see Russ. He smiled. “Why yes my young lad, yes I am. Say have you recently been kicked out of a lecture hall?”</text:span></text:p>
      <text:p text:style-name="P21"><text:s text:c="5"/>“<text:span text:style-name="T148">Is it that obvious?” He laughed.</text:span></text:p>
      <text:p text:style-name="P21"><text:soft-page-break/></text:p>
      <text:p text:style-name="P22">Chapter Eight</text:p>
      <text:p text:style-name="P22"/>
      <text:p text:style-name="P22"><text:s text:c="5"/>Russ stepped through the vortex back to his own time in 2163.</text:p>
      <text:p text:style-name="P22"><text:s text:c="5"/>“<text:span text:style-name="T149">Did I do it? Jones? Did I change history?” Russ asked.</text:span></text:p>
      <text:p text:style-name="P22"><text:s text:c="5"/><text:span text:style-name="T149">Jones looked at Russ with confusion written on his face. He had no clue what Russ was talking about.</text:span></text:p>
      <text:p text:style-name="P22"><text:s text:c="5"/>“<text:span text:style-name="T149">There was some talk about where you were going. You said we had a mission that Victoria had supposedly brought up, and you left.” Jones said. “I have no further knowledge other than that sir.”</text:span></text:p>
      <text:p text:style-name="P22"><text:s text:c="5"/><text:span text:style-name="T149">Russ looked to Jones and then to Victoria. Right the computer, she would know if time had indeed been corrected. “Victoria, bring up any major incursions in the year 1992 and 1995.”</text:span></text:p>
      <text:p text:style-name="P22"><text:s text:c="5"/>“<text:span text:style-name="T149">None detected.” Victoria said.</text:span></text:p>
      <text:p text:style-name="P22"><text:s text:c="5"/>“<text:span text:style-name="T149">Cross reference with previous time stream.” </text:span><text:span text:style-name="T150">Russ said.</text:span></text:p>
      <text:p text:style-name="P22"><text:s text:c="5"/>“<text:span text:style-name="T149">Nothing abnormal detected.” Victoria repeated.</text:span></text:p>
      <text:p text:style-name="P22"><text:s text:c="5"/><text:span text:style-name="T150">Russ scratched his head. What the devil was going on? There had to be something wrong that had to be fixed. He didn’t imagine it, did he? </text:span><text:span text:style-name="T151">No he couldn’t have imagined it, he had gone to the past with a purpose. That purpose was to go and find Chief and put him back on track to invent time travel. That had to be his purpose.</text:span></text:p>
      <text:p text:style-name="P22"><text:s text:c="5"/><text:span text:style-name="T152">Looking around, Russ saw the confused looks on peoples faces. He ignored that for now. Those confused looks could be dealt with at a later time.</text:span></text:p>
      <text:p text:style-name="P22"><text:s text:c="5"/><text:span text:style-name="T153">Time had a funny way of tricking you, Russ thought. If he was indeed being tricked by time itself that much was certain.</text:span></text:p>
      <text:p text:style-name="P22"><text:s text:c="5"/>“<text:span text:style-name="T153">Chief wants to see you.” Jones said.</text:span></text:p>
      <text:p text:style-name="P22"><text:soft-page-break/><text:s text:c="5"/><text:span text:style-name="T153">Chief? Here? Russ smiled. Oh he was glad to hear that!</text:span></text:p>
      <text:p text:style-name="P22"><text:s text:c="5"/><text:span text:style-name="T153">Running upstairs Russ took them two at a time. Entering Chief’s office, he looked at the man square in the eyes.</text:span></text:p>
      <text:p text:style-name="P22"><text:s text:c="5"/>“<text:span text:style-name="T153">There’s the man who changed my life.” Chief said. “I recall a few unorthodox methods as well.”</text:span></text:p>
      <text:p text:style-name="P22"><text:s text:c="5"/><text:span text:style-name="T153">Russ nodded. “Yes, but you forced my hand.”</text:span></text:p>
      <text:p text:style-name="P22"><text:s text:c="5"/><text:span text:style-name="T153">The two men shook hands. “Good to see you Russ.”</text:span></text:p>
      <text:p text:style-name="P22"><text:s text:c="5"/>“<text:span text:style-name="T153">You too Chief.” Russ said. “I’m glad everything is back to normal.”</text:span></text:p>
      <text:p text:style-name="P22"><text:s text:c="5"/><text:span text:style-name="T153">Chief chuckled. “Oh I wouldn’t say they’re back to normal but they’re back to being somewhat the same before you left.” He said. “I still can’t believe I let you lecture me on time back in the sixties. It was my invention, I should have been the one lecturing you on it all.”</text:span></text:p>
      <text:p text:style-name="P22"><text:s text:c="5"/><text:span text:style-name="T153">Russ nodded. “The first time around you were the one lecturing me. Where do you think I learned it all from?” He said.</text:span></text:p>
      <text:p text:style-name="P22"><text:s text:c="5"/><text:span text:style-name="T153">Chief nodded. “Right. The first time. How could I have forgotten.”</text:span></text:p>
      <text:p text:style-name="P22"><text:s text:c="5"/>“<text:span text:style-name="T153">Because I didn’t let you have that shot.” Russ said. “</text:span><text:span text:style-name="T154">I took everything you taught me and shoved it back down as fast as you could learn it.”</text:span></text:p>
      <text:p text:style-name="P22"><text:s text:c="5"/>“<text:span text:style-name="T154">So I basically taught myself?” Chief asked.</text:span></text:p>
      <text:p text:style-name="P22"><text:s text:c="5"/>“<text:span text:style-name="T154">In a way, I suppose we created a paradox of sorts.” Russ said.</text:span></text:p>
      <text:p text:style-name="P22"><text:s text:c="5"/>“<text:span text:style-name="T154">I guess we did indeed.” Chief said. “Oh well, those days are long gone and behind us. I’m glad you put me back on the straight path my friend.”</text:span></text:p>
      <text:p text:style-name="P22"><text:s text:c="5"/><text:span text:style-name="T154">Russ nodded. “So you didn’t go back in time and save her?”</text:span></text:p>
      <text:p text:style-name="P22"><text:soft-page-break/><text:s text:c="5"/><text:span text:style-name="T154">Chief shook his head. “No, I did not; and every time I thought about it I had you in the back of my mind giving me that lecture on why time travel for your own benefit was wrong.” He paused. “I should thank you for that. It’s helped me a lot over the years.”</text:span></text:p>
      <text:p text:style-name="P22"><text:s text:c="5"/><text:span text:style-name="T155">Russ nodded. “I’m glad to see something stuck throughout all these years.” He said. </text:span><text:span text:style-name="T156">He was half joking as he said it but really meant every word. There wasn’t anything else to be done about it. Time travel was dangerous. Put in the wrong hands it could be turned into a terrible weapon.</text:span></text:p>
      <text:p text:style-name="P22"><text:s text:c="5"/>“<text:span text:style-name="T157">Sorry to interrupt this male bonding moment fellas, but Victoria has some news.” Alice said at the door.</text:span></text:p>
      <text:p text:style-name="P22"><text:s text:c="5"/><text:span text:style-name="T157">Russ walked up to Alice and twirled her around. “Alice! It’s good to see you!”</text:span></text:p>
      <text:p text:style-name="P22"><text:s text:c="5"/>“<text:span text:style-name="T157">You okay sir?” Alice asked.</text:span></text:p>
      <text:p text:style-name="P22"><text:s text:c="5"/><text:span text:style-name="T157">Chief nodded. “He’s just fine. It’s a long story. I’ll fill you in later.”</text:span></text:p>
      <text:p text:style-name="P22"><text:s text:c="5"/><text:span text:style-name="T158">Alice laughed. “Everything is always a long story around here.” </text:span><text:span text:style-name="T159">She walked out of the office.</text:span></text:p>
      <text:p text:style-name="P22"><text:s text:c="5"/>“<text:span text:style-name="T159">Victoria’s been crunching numbers. When we couldn’t find you anywhere in time, we had to run it past her.” Chief said.</text:span></text:p>
      <text:p text:style-name="P22"><text:s text:c="5"/>“<text:span text:style-name="T159">What do you mean you couldn’t find me?” Russ asked. “You knew exactly where I was.”</text:span></text:p>
      <text:p text:style-name="P22"><text:s text:c="5"/><text:span text:style-name="T159">Chief shook his head. “No we didn’t. I had a suspicion, but I couldn’t allow a team to go back and try to see if that’s where you were. It might have altered the time stream.”</text:span></text:p>
      <text:p text:style-name="P22"><text:s text:c="5"/>“<text:span text:style-name="T159">Ah.” Russ said. Chief really had taken everything he had said to heart. Good. Someone needed to. “</text:span><text:span text:style-name="T160">Well let’s go, can’t keep the gal waiting.”</text:span></text:p>
      <text:p text:style-name="P22"><text:soft-page-break/><text:s text:c="5"/><text:span text:style-name="T160">Exiting the office, they walked downstairs to Victoria’s main control computer console.</text:span></text:p>
      <text:p text:style-name="P22"><text:s text:c="5"/>“<text:span text:style-name="T160">Victoria, what have you got?” Chief asked.</text:span></text:p>
      <text:p text:style-name="P22"><text:s text:c="5"/>“<text:span text:style-name="T160">1963 Russ altered the timeline briefly while he was coaching Chief on the physics of time travel.” </text:span><text:span text:style-name="T161">Victoria said. “There is a point zero </text:span><text:span text:style-name="T164">nine</text:span><text:span text:style-name="T161"> percent chance that he has changed or altered our present.”</text:span></text:p>
      <text:p text:style-name="P22"><text:s text:c="5"/>“<text:span text:style-name="T161">Is that all?” Russ asked. “I thought it would have been a much bigger margin of error. Especially after what happened.”</text:span></text:p>
      <text:p text:style-name="P22"><text:s text:c="5"/>“<text:span text:style-name="T161">What happened Russ?” Chief asked.</text:span></text:p>
      <text:p text:style-name="P22"><text:s text:c="5"/>“<text:span text:style-name="T161">You know better than to ask such questions Chief.” Russ said. “</text:span><text:span text:style-name="T162">They might be the power to your undoing.”</text:span></text:p>
      <text:p text:style-name="P22"><text:s text:c="5"/><text:span text:style-name="T162">Chief laughed. “Yeah maybe so. But still it would be nice to know the truth behind it all.”</text:span></text:p>
      <text:p text:style-name="P22"><text:s text:c="5"/>“<text:span text:style-name="T163">Tell you what.” Russ said. “If the next trip comes out okay, I’ll let you know exactly what happened and the memories I carry.”</text:span></text:p>
      <text:p text:style-name="P22"><text:s text:c="5"/>“<text:span text:style-name="T163">Deal.” Chief shook Russ’s hand.</text:span></text:p>
      <text:p text:style-name="P22"/>
      <text:p text:style-name="P23">Chapter Nine</text:p>
      <text:p text:style-name="P23"/>
      <text:p text:style-name="P23"><text:s text:c="5"/><text:span text:style-name="T165">Russ and Alice stepped out of a vortex in the middle of Downtown </text:span><text:span text:style-name="T166">Salt Lake City Utah</text:span><text:span text:style-name="T165">.</text:span></text:p>
      <text:p text:style-name="P23"><text:s text:c="5"/>“<text:span text:style-name="T166">Do you have a reading on the anomaly?” Russ asked.</text:span></text:p>
      <text:p text:style-name="P23"><text:s text:c="5"/><text:span text:style-name="T166">Alice nodded “Yes! It’s </text:span><text:span text:style-name="T167">at Bearing </text:span><text:span text:style-name="T166">203 Mark 64 degrees.” She said. “</text:span><text:span text:style-name="T168">And about six feet below the surface?”</text:span></text:p>
      <text:p text:style-name="P23"><text:s text:c="5"/>“<text:span text:style-name="T168">Below the surface?” Russ asked. “How can that be?”</text:span></text:p>
      <text:p text:style-name="P23"><text:s text:c="5"/>“<text:span text:style-name="T169">You’ve got me boss, I just read the tracker. I didn’t design the thing.”</text:span></text:p>
      <text:p text:style-name="P23"><text:s text:c="5"/>“<text:span text:style-name="T170">Thanks for the reminder.” Russ laughed.</text:span></text:p>
      <text:p text:style-name="P23"><text:soft-page-break/><text:s text:c="5"/><text:span text:style-name="T170">Walking along the streets of Salt Lake City, they looked for the object that was making their readings go haywire.</text:span></text:p>
      <text:p text:style-name="P23"><text:s text:c="5"/><text:span text:style-name="T171">Standing in the middle of the street, Alice removed a manhole cover. “Down we go!” She stepped down into the manhole.</text:span></text:p>
      <text:p text:style-name="P23"><text:s text:c="5"/><text:span text:style-name="T171">Russ followed her.</text:span></text:p>
      <text:p text:style-name="P23"><text:s text:c="5"/><text:span text:style-name="T171">Six feet under the ground, they followed the sewer system until it reached a fork. A red glowing time crystal was sticking out of the wall.</text:span></text:p>
      <text:p text:style-name="P23"><text:s text:c="5"/>“<text:span text:style-name="T171">Be careful not to touch it with your bare hand.” Russ said.</text:span></text:p>
      <text:p text:style-name="P23"><text:s text:c="5"/><text:span text:style-name="T171">Alice nodded. “Right, I was listening during the mission briefing.” She said. </text:span><text:span text:style-name="T172">Alice yanked on the crystal until it budged free from the wall.</text:span></text:p>
      <text:p text:style-name="P23"><text:s text:c="5"/>“<text:span text:style-name="T172">Got it.” She said. “Let’s get out of here!”</text:span></text:p>
      <text:p text:style-name="P23"><text:s text:c="5"/><text:span text:style-name="T172">Russ activated his time watch and opened a vortex. The duo disappeared into time.</text:span></text:p>
      <text:p text:style-name="P23"><text:s text:c="5"/><text:span text:style-name="T172">On the other side of the vortex, Russ stepped out alone.</text:span></text:p>
      <text:p text:style-name="P23"><text:s text:c="5"/>“<text:span text:style-name="T172">Where’s Alice?” Russ asked. “Where </text:span><text:span text:style-name="T174">did</text:span><text:span text:style-name="T172"> she go? We stepped through the vortex together!”</text:span></text:p>
      <text:p text:style-name="P23"><text:s text:c="5"/><text:span text:style-name="T172">Chief walked down from his office. “Victoria.” He called from the upper level. “Locate Alice.”</text:span></text:p>
      <text:p text:style-name="P23"><text:s text:c="5"/>“<text:span text:style-name="T172">Locating.” Victoria said. “Unknown.”</text:span></text:p>
      <text:p text:style-name="P23"/>
      <text:p text:style-name="P25">* * *</text:p>
      <text:p text:style-name="P24"/>
      <text:p text:style-name="P24"><text:s text:c="5"/>Alice stepped out of the vortex and into a barren wasteland. It was snowing. <text:span text:style-name="T173">She spun around looking at wherever it was she was standing in.</text:span></text:p>
      <text:p text:style-name="P24"><text:s text:c="5"/>“<text:span text:style-name="T175">Russ?” Alice called out. “Where are you?”</text:span></text:p>
      <text:p text:style-name="P24"/>
      <text:p text:style-name="P27">* * *</text:p>
      <text:p text:style-name="P26"/>
      <text:p text:style-name="P26"><text:soft-page-break/><text:s text:c="5"/>Russ walked over to Victoria and called up the mission parameters again. Nothing seemed to be out of the ordinary. Where did Alice end up?</text:p>
      <text:p text:style-name="P26"><text:s text:c="5"/>“<text:span text:style-name="T176">Talk to me Russ.” Chief said as he joined his friend on the lower level. “Where did Alice go?”</text:span></text:p>
      <text:p text:style-name="P26"><text:s text:c="5"/><text:span text:style-name="T176">Russ’s hands flew over the keyboard. He wasn’t sure where she was. </text:span><text:span text:style-name="T177">Every search was coming up blank. How could that be. He wondered. Where did she go?!</text:span></text:p>
      <text:p text:style-name="P26"><text:s text:c="5"/><text:span text:style-name="T178">It had been a hot minute since Russ had lost anyone under his command. He wasn’t about to lose the Chief’s girlfriend.</text:span></text:p>
      <text:p text:style-name="P26"><text:s text:c="5"/><text:span text:style-name="T179">Russ pounded his fist against the keyboard. “Come on!” He yelled at it.</text:span></text:p>
      <text:p text:style-name="P26"><text:s text:c="5"/><text:span text:style-name="T179">Victoria didn’t take kindly to Russ hitting her keys. “Russ if you aren’t careful with my systems I might go offline.”</text:span></text:p>
      <text:p text:style-name="P26"><text:s text:c="5"/>“<text:span text:style-name="T179">Is that a threat?” Russ asked.</text:span></text:p>
      <text:p text:style-name="P26"><text:s text:c="5"/>“<text:span text:style-name="T179">Calm down Russ.” Chief said. “Tell me exactly what happened.”</text:span></text:p>
      <text:p text:style-name="P26"><text:s text:c="5"/><text:span text:style-name="T179">Russ told Chief how Alice was carrying the red time crystal through the vortex when she vanished.</text:span></text:p>
      <text:p text:style-name="P26"><text:s text:c="5"/>“<text:span text:style-name="T179">It must have come in contact with her skin somehow.” Chief said. “We have to scan for her again.”</text:span></text:p>
      <text:p text:style-name="P26"><text:s text:c="5"/>“<text:span text:style-name="T179">Victoria.” Chief said. “Locate Alice.”</text:span></text:p>
      <text:p text:style-name="P26"><text:s text:c="5"/>“<text:span text:style-name="T179">Searching.” Came the cool voice of Victoria. “</text:span><text:span text:style-name="T180">Location u</text:span><text:span text:style-name="T179">nknown” </text:span><text:span text:style-name="T181">was the reply.</text:span></text:p>
      <text:p text:style-name="P26"><text:s text:c="5"/>“<text:span text:style-name="T181">Permission to use the purple time crystal.” Russ asked.</text:span></text:p>
      <text:p text:style-name="P26"><text:s text:c="5"/>“<text:span text:style-name="T181">Granted.” Chief said.</text:span></text:p>
      <text:p text:style-name="P26"><text:s text:c="5"/><text:span text:style-name="T181">Russ walked over to a case and unlocked it. Taking a time crystal out of the case, he held it in his hands. “Let’s hope you take me right to her.”</text:span></text:p>
      <text:p text:style-name="P26"><text:soft-page-break/><text:s text:c="5"/><text:span text:style-name="T181">Of course that’s not what happened. What fun would that be?</text:span></text:p>
      <text:p text:style-name="P26"><text:s text:c="5"/><text:span text:style-name="T181">Russ found himself in the middle of the desert.</text:span></text:p>
      <text:p text:style-name="P26"><text:s text:c="5"/><text:span text:style-name="T181">Flipping open his time watch, Russ looked at it. “Victoria, what’s the date?”</text:span></text:p>
      <text:p text:style-name="P26"><text:s text:c="5"/>“<text:span text:style-name="T181">June 30, 2163” Victoria said.</text:span></text:p>
      <text:p text:style-name="P26"><text:s text:c="5"/><text:span text:style-name="T181">Russ nodded. The date checked out. But where the hell was he? “</text:span><text:span text:style-name="T182">Scan for Alice’s time encoder.”</text:span></text:p>
      <text:p text:style-name="P26"><text:s text:c="5"/>“<text:span text:style-name="T182">Time encoder found.” Victoria said.</text:span></text:p>
      <text:p text:style-name="P26"><text:s text:c="5"/>“<text:span text:style-name="T182">Good, where is it?” Russ asked.</text:span></text:p>
      <text:p text:style-name="P26"><text:s text:c="5"/>“<text:span text:style-name="T183">Four</text:span><text:span text:style-name="T182"> feet below the sand.”</text:span></text:p>
      <text:p text:style-name="P26"><text:s text:c="5"/><text:span text:style-name="T182">Russ began digging. </text:span><text:span text:style-name="T183">A half hour later he had dug the four feet. Finding the crystal he looked at it. Most of its power had been drained.</text:span></text:p>
      <text:p text:style-name="P26"><text:s text:c="5"/><text:span text:style-name="T184">There was a note with the crystal.</text:span></text:p>
      <text:p text:style-name="P26"/>
      <text:p text:style-name="P28">Russ,</text:p>
      <text:p text:style-name="P28"/>
      <text:p text:style-name="P28"><text:s text:c="5"/>If you find this note and this crystal then my attempt to get back was in vain.</text:p>
      <text:p text:style-name="P28"/>
      <text:p text:style-name="P28">Alice</text:p>
      <text:p text:style-name="P28"/>
      <text:p text:style-name="P28"><text:s text:c="5"/>Russ shook his head. No, that couldn’t be it. That just couldn’t be the end of Alice. He refused to believe that.</text:p>
      <text:p text:style-name="P28"><text:s text:c="5"/><text:span text:style-name="T185">Taking the red crystal in his hands, Russ allowed himself to touch it. He vanished in a vortex.</text:span></text:p>
      <text:p text:style-name="P28"><text:s text:c="5"/><text:span text:style-name="T185">Coming to, Russ looked around at a barren wasteland. It was snowing. </text:span><text:span text:style-name="T186">Alice looked at her boss and smiled. “Boss!”</text:span></text:p>
      <text:p text:style-name="P28"><text:s text:c="5"/><text:span text:style-name="T186">Russ hugged Alice. “Alice! Where are we?” He asked.</text:span></text:p>
      <text:p text:style-name="P28"><text:s text:c="5"/><text:span text:style-name="T186">Alice shook her head. “Don’t know. My time watch quit working. I’ve been stuck here for three days.”</text:span></text:p>
      <text:p text:style-name="P28"><text:soft-page-break/><text:s text:c="5"/><text:span text:style-name="T187">Russ checked his own watch. It too was losing power. “We have maybe one trip left in it.” He said. “Victoria, locate our current time?”</text:span></text:p>
      <text:p text:style-name="P28"><text:s text:c="5"/>“<text:span text:style-name="T187">June 30, 2163.” Came the reply.</text:span></text:p>
      <text:p text:style-name="P28"><text:s text:c="5"/><text:span text:style-name="T188">Russ shook his head. That couldn’t be right. The location of the time crystal and where he came from didn’t match up.</text:span></text:p>
      <text:p text:style-name="P28"><text:s text:c="5"/><text:span text:style-name="T188">Oh well maybe that didn’t matter. Russ thought. As long as he found Alice that was all that mattered.</text:span></text:p>
      <text:p text:style-name="P28"><text:s text:c="5"/><text:span text:style-name="T189">Russ looked to Alice. “Do you know where we are?” He asked.</text:span></text:p>
      <text:p text:style-name="P28"><text:s text:c="5"/>“<text:span text:style-name="T189">Negative.” Came the reply. “I’m as lost as you are sir.”</text:span></text:p>
      <text:p text:style-name="P28"><text:s text:c="5"/>“<text:span text:style-name="T189">Great.” Russ said.</text:span></text:p>
      <text:p text:style-name="P28"><text:s text:c="5"/>“<text:span text:style-name="T189">Great.” Alice said.</text:span></text:p>
      <text:p text:style-name="P28"><text:s text:c="5"/><text:span text:style-name="T189">Looking at his time watch, Russ wondered if they could get back home.</text:span></text:p>
      <text:p text:style-name="P28"><text:s text:c="5"/><text:span text:style-name="T190">Activating his time watch, Russ set their destination for the main complex in New Mexico.</text:span></text:p>
      <text:p text:style-name="P28"><text:s text:c="5"/><text:span text:style-name="T191">As the vortex activated, Russ and Alice stepped through vanishing from whatever hell it was they had landed in.</text:span></text:p>
      <text:p text:style-name="P28"><text:s text:c="5"/><text:span text:style-name="T191">Coming through on the other side, Russ saw the complex, he smiled at the fact. They had made it home in one piece it would seem.</text:span></text:p>
      <text:p text:style-name="P28"><text:s text:c="5"/><text:span text:style-name="T191">Chief ran down the stairs and hugged Alice in a bear hug. “Honey, I’m so glad you’re safe.” He said.</text:span></text:p>
      <text:p text:style-name="P28"><text:s text:c="5"/><text:span text:style-name="T191">Alice nodded. “Me too, sugar. Me too.”</text:span></text:p>
      <text:p text:style-name="P28"><text:s text:c="5"/><text:span text:style-name="T192">Looking to Russ he smiled. “Thank you for bringing her home </text:span><text:span text:style-name="T193">safe.”</text:span></text:p>
      <text:p text:style-name="P28"><text:s text:c="5"/>“<text:span text:style-name="T193">Not a problem Chief.” Russ said.</text:span></text:p>
      <text:p text:style-name="P28"/>
      <text:p text:style-name="P29">Chapter Ten</text:p>
      <text:p text:style-name="P29"/>
      <text:p text:style-name="P29"><text:soft-page-break/><text:s text:c="5"/><text:span text:style-name="T194">As time passed and things quieted down, Russ was able to contemplate a bit about the future. His goals in the project and what it was he wanted to accomplish. Of course he would have to run any changes too radical by Chief, but for the most part he didn’t feel any change was too strange.</text:span></text:p>
      <text:p text:style-name="P29"><text:s text:c="5"/><text:span text:style-name="T195">And why should he? He had ideas that needed to be put in place as much as anyone else on the project. Some of those ideas would be changes in policy, others would be technology advancements. Either way Russ had ideas he wanted implemented. He really hoped Chief would be on board with those ideas.</text:span></text:p>
      <text:p text:style-name="P29"><text:s text:c="5"/><text:span text:style-name="T196">Russ wanted to be completely honest with Chief but he knew that would cause a rift between them. He had already been arrested once because Chief didn’t trust him. How could he get past that trust issue and continue onward?</text:span></text:p>
      <text:p text:style-name="P29"><text:s text:c="5"/><text:span text:style-name="T197">He had to remind himself that was in an alternate timeline of events. Chief didn’t experience those events as Russ had. He had no clue what had happened at all. Russ wished he could erase that from his own memory, but he knew that wouldn’t be possible. It was like he was living two lives in his own mind. One where everything was fine, the other where he landed in jail. One set of memories had to surface and be dominant, Russ hoped it wouldn’t be the bad memories. He wanted the good memories to win out.</text:span></text:p>
      <text:p text:style-name="P29"><text:s text:c="5"/><text:span text:style-name="T198">But sometimes you don’t get what you want. Sometimes those memories just have to stick around long enough to make a change. Russ wondered what kind of change needed to be made. He wasn’t sure.</text:span></text:p>
      <text:p text:style-name="P29"><text:s text:c="5"/><text:span text:style-name="T198">Russ kicked back in his lounge chair. Kicking his shoes off he had enough of work for the moment and </text:span><text:soft-page-break/><text:span text:style-name="T198">wanted to relax. It wasn’t anything special, just the usual drink and some music from the nineties.</text:span></text:p>
      <text:p text:style-name="P29"><text:s text:c="5"/>“<text:span text:style-name="T198">Victoria, play some nineties rock.” Russ said.</text:span></text:p>
      <text:p text:style-name="P29"><text:s text:c="5"/>“<text:span text:style-name="T198">Playing nineties rock.” Victoria replied.</text:span></text:p>
      <text:p text:style-name="P29"><text:s text:c="5"/><text:span text:style-name="T198">Russ relaxed. It had been a long couple of weeks. Had it really only been a month? He felt like things had gone on longer than they really did.</text:span></text:p>
      <text:p text:style-name="P29"><text:s text:c="5"/><text:span text:style-name="T199">He frowned.</text:span></text:p>
      <text:p text:style-name="P29"><text:s text:c="5"/><text:span text:style-name="T199">What was to come of it all? Where could he turn for peace in his own life? Too many questions that came running about. Too many answers that didn’t fit those questions. Russ sighed. It wasn’t anything he could do to save everything from himself.</text:span></text:p>
      <text:p text:style-name="P29"><text:s text:c="5"/><text:span text:style-name="T199">Maybe it was time for him to step down. Let someone else take over for once. Alice seemed to be bright and level headed, she could take over for him. Or Jones. Hell Jones had been through a lot too. He could take over for him in a heartbeat.</text:span></text:p>
      <text:p text:style-name="P29"><text:s text:c="5"/><text:span text:style-name="T199">Russ breathed slowly. Closing his eyes he thought of a better place. Someplace in the past where he was naive enough to believe that time travel was the answer to everything. That was such a better time and place to be.</text:span></text:p>
      <text:p text:style-name="P29"><text:s text:c="5"/><text:span text:style-name="T200">He felt like an old warrior on the battle field of life. Wondering what it would take to simply rest from it all. Russ wanted nothing more to do with time travel. He was growing tired of it. That was the true meaning behind the changes he wanted to implement. One of those changes would be that he could take a day off.</text:span></text:p>
      <text:p text:style-name="P29"><text:s text:c="5"/><text:span text:style-name="T200">Russ wondered what that day off might look like. It could easily turn into a week, a month, possibly a year. He would be like Chief, just sitting in an office looking over reports and reading mission briefs.</text:span></text:p>
      <text:p text:style-name="P29"><text:s text:c="5"/><text:span text:style-name="T200">He could do that, couldn’t he?</text:span></text:p>
      <text:p text:style-name="P29"><text:soft-page-break/><text:s text:c="5"/><text:span text:style-name="T200">Oh who was he kidding. Russ wanted to be out there in the field. He was born to time travel. As long as they had all of the kinks worked out, Russ wanted to travel through time and observe. He was tired of fixing every little mistake that someone made.</text:span></text:p>
      <text:p text:style-name="P29"><text:s text:c="5"/><text:span text:style-name="T200">Opening his eyes, Russ looked over a report. Another mistake someone had made. Leaving behind a piece of change, a quarter from the year 2163 back in the 1970s.</text:span></text:p>
      <text:p text:style-name="P29"><text:s text:c="5"/><text:span text:style-name="T200">It was things like that which made Russ’s blood boil. How could someone be so stupid as to leave behind something like that? Who knows who would come across it and pick it up. They would find out that the coin was not made from the typical copper or nickel, that it was a titanium alloy of sorts.</text:span></text:p>
      <text:p text:style-name="P29"><text:s text:c="5"/><text:span text:style-name="T200">It was too soon for the world to find that mineral. </text:span><text:span text:style-name="T201">It would come to Earth in the form of an asteroid that burns up in the atmosphere causing several thousand shards to solidify in the Earth’s crust.</text:span></text:p>
      <text:p text:style-name="P29"><text:s text:c="5"/><text:span text:style-name="T201">Russ knew he would have to go back and retrieve that coin. Probably sooner than later. He would take Jones with him on the mission. The kid knew the rules and what was expected of him. That would be good enough.</text:span></text:p>
      <text:p text:style-name="P29"><text:s text:c="5"/><text:span text:style-name="T201">Moving to another mission detail brief, Russ frowned. Someone had mucked with a religious statue on accident he was sure. Another thing to fix. And so went the list on and on until Russ got tired of reading them.</text:span></text:p>
      <text:p text:style-name="P29"><text:s text:c="5"/><text:span text:style-name="T201">He could only assume Chief was tired of writing these reports as Russ was tired of reading them.</text:span></text:p>
      <text:p text:style-name="P29"><text:s text:c="5"/><text:span text:style-name="T201">Russ sipped on his whiskey as Green Day came over the radio. He smiled at the thought. Times were much simpler in the nineties. There wasn’t any of this going on, this being time travel.</text:span></text:p>
      <text:p text:style-name="P29"><text:soft-page-break/><text:s text:c="5"/><text:span text:style-name="T201">Russ and Chief had officially made their first jump in the year 2000. This was after the anti change device was created so they stopped aging. Chief thought it best to not age while attempting to time travel. But at what cost?</text:span></text:p>
      <text:p text:style-name="P29"><text:s text:c="5"/><text:span text:style-name="T201">When you don’t age you don’t see what the world is like around you. You don’t sense the dangers of life. It’s like you have a clean slate everyday in life because you won’t die.</text:span></text:p>
      <text:p text:style-name="P29"><text:s text:c="5"/><text:span text:style-name="T201">Russ didn’t mind not aging, he felt it was just fine to be twenty-two for the rest of his life. Chief on the other hand being forty-five had a bit more knowledge of the world than Russ did back in 1963.</text:span></text:p>
      <text:p text:style-name="P29"><text:s text:c="5"/><text:span text:style-name="T201">Oh well, Russ thought, time would move on whether he liked it or not. </text:span><text:span text:style-name="T202">That was the simple truth of the matter. Time was constantly changing.</text:span></text:p>
      <text:p text:style-name="P29"><text:s text:c="5"/><text:span text:style-name="T203">Some would compare time to a river. Always flowing with some things moving fast because of current and eddies. Sometimes moving slow. But always flowing. Russ liked that analogy about time.</text:span></text:p>
      <text:p text:style-name="P29"><text:s text:c="5"/><text:span text:style-name="T203">As he sat there he started to drift off to sleep. Russ tried to fight it but found himself falling asleep in his living room. There was no point in fighting it for long. As sleep overtook him Russ began to dream of a better future than the one he was looking at. He smiled at the thought. A better future for all.</text:span></text:p>
      <text:p text:style-name="P29"/>
      <text:p text:style-name="P30">Chapter Eleven</text:p>
      <text:p text:style-name="P30"/>
      <text:p text:style-name="P30"><text:s text:c="5"/><text:span text:style-name="T204">Chief was optimistic of the future. He only saw good things coming from the future as it made its way into the present. He had been around for over two hundred years now and everything felt like it was on the up and up.</text:span></text:p>
      <text:p text:style-name="P30"><text:soft-page-break/><text:s text:c="5"/><text:span text:style-name="T204">He didn’t want to surprise anyone with facts about the future that he knew, so he kept most things to himself. No one needed to know too much about their own future as it was. He knew a bit too much about his own future and hated it.</text:span></text:p>
      <text:p text:style-name="P30"><text:s text:c="5"/><text:span text:style-name="T204">Chief knew the date he would die. The green time crystal showed him glimpses into the future from time to time. It showed him his death. The date, the cause, the where, the why, the how. All of it. Chief felt the crystal was a curse. No man should know how he dies. Chief was afraid of such knowledge.</text:span></text:p>
      <text:p text:style-name="P30"><text:s text:c="5"/><text:span text:style-name="T204">Yet he continued on trying to find a way to change the future. There was no reason he couldn’t change the future. It was yet to be written and if that was the case then he could change whatever he wanted to.</text:span></text:p>
      <text:p text:style-name="P30"><text:s text:c="5"/><text:span text:style-name="T204">Chief knew Russ wouldn’t approve of his wanting to change the future. The future had to be set in stone if it were to come true. But that was simply his own belief, something he didn’t want to accomplish by himself. He needed help.</text:span></text:p>
      <text:p text:style-name="P30"><text:s text:c="5"/><text:span text:style-name="T204">He knew he couldn’t time travel himself. That rule had been established a long time ago in 1963. It had to stick, it had to be gold. He could not break that one rule because if he did, he would go back and save her. The first love of his life. That would change the future, that would change his future. Chief couldn’t let that happen.</text:span></text:p>
      <text:p text:style-name="P30"><text:s text:c="5"/><text:span text:style-name="T204">No man should know too much about their future. Chief repeated to himself. To do so would be to invite fear and danger.</text:span></text:p>
      <text:p text:style-name="P30"><text:s text:c="5"/><text:span text:style-name="T204">Chief looked over mission briefs on his desk. </text:span><text:span text:style-name="T205">He hated sending people out into the unknown but it had to be done. Russ knew this, they all knew it. Every time Chief sent someone on a mission he felt like he was saying goodbye to them for good.</text:span></text:p>
      <text:p text:style-name="P30"><text:soft-page-break/><text:s text:c="5"/><text:span text:style-name="T205">That wasn’t always the case of course. Most missions were a success. There was that word again, most. Not all missions were a success. But most were. Those that failed were tried again and again until they became a successful mission.</text:span></text:p>
      <text:p text:style-name="P30"><text:s text:c="5"/><text:span text:style-name="T206">Time travel had its perks too. Seeing things that most people haven’t seen or witnessed. The past was full of wonder. The future was full of wonder as well. But the past is what interested Chief.</text:span></text:p>
      <text:p text:style-name="P30"><text:s text:c="5"/><text:span text:style-name="T206">He wanted to send people to the building of the Great Wall of China. To see the Hubble Space Telescope lift off into space. Things of that nature. That’s what he build the time travel device for. To experience life that had once been lived.</text:span></text:p>
      <text:p text:style-name="P30"><text:s text:c="5"/><text:span text:style-name="T207">To observe.</text:span></text:p>
      <text:p text:style-name="P30"><text:s text:c="5"/><text:span text:style-name="T207">They hadn’t been observing too much as of late. Mostly they had been fixing the past to make sure certain aspects made it to the future.</text:span></text:p>
      <text:p text:style-name="P30"><text:s text:c="5"/><text:span text:style-name="T207">Chief wanted to get back to his roots for time travel as a whole. He wanted to understand things that could not be understood easily.</text:span></text:p>
      <text:p text:style-name="P30"><text:s text:c="5"/><text:span text:style-name="T207">That was the problem. Chief wanted it all but wasn’t sure how that would happen. Greed had found its way into his heart. Such a greed was powerful and dangerous to behold, but Chief ignored the warning signs and forged forward.</text:span></text:p>
      <text:p text:style-name="P30"><text:s text:c="5"/><text:span text:style-name="T207">He didn’t want power, no leave that to someone else. Chief wanted answers to the universe that no one could tell him. He wanted the cure to cancer. He wanted to cure AIDS. He wanted to cure people who didn’t have a lasting chance in this world. The future would be the place to find what he would need to do that.</text:span></text:p>
      <text:p text:style-name="P30"><text:s text:c="5"/><text:span text:style-name="T207">There was only one problem. He wasn’t allowed to travel in time. He would have to talk to Russ or Jones </text:span><text:soft-page-break/><text:span text:style-name="T207">into finding cures for diseases in the future. Something to make this life a fighting chance for some. </text:span><text:span text:style-name="T208">Chief wondered what would happen to the world if he brought back antibodies from the future. Would he be able to save those who were dying from such diseases? Would he be able to cure people who were dying from unimaginable things?</text:span></text:p>
      <text:p text:style-name="P30"><text:s text:c="5"/><text:span text:style-name="T208">Chief wondered all of these things. He wanted to make the world a better place </text:span><text:span text:style-name="T209">for everyone. If only he could do that.</text:span></text:p>
      <text:p text:style-name="P30"><text:s text:c="5"/><text:span text:style-name="T209">That was the question on his mind. What would it take for the world to become free of disease? Would that be possible?</text:span></text:p>
      <text:p text:style-name="P30"><text:s text:c="5"/><text:span text:style-name="T209">He wanted to find out. He wanted to experience a world free of disease. A world free from oppression and slavery to mans own short comings. A world free of itself.</text:span></text:p>
      <text:p text:style-name="P30"/>
      <text:p text:style-name="P31">Chapter Twelve</text:p>
      <text:p text:style-name="P31"/>
      <text:p text:style-name="P31"><text:s text:c="5"/><text:span text:style-name="T210">Alice thought best in the shower. It was either thinking or singing. Today she was thinking. She had joined the time travel gang only a few months ago. Chief had reached out to her and grabbed her from history as it were. Alice didn’t mind being grabbed out of her time and into something new and exciting, she loved it. </text:span><text:span text:style-name="T211">The adventures she had been on were exciting.</text:span></text:p>
      <text:p text:style-name="P31"><text:s text:c="5"/><text:span text:style-name="T211">Sure sometimes they went a little crazy, but that was to be expected. </text:span><text:span text:style-name="T212">Not everything could come out as planned. There had to be a way to make things work out the way the mission profile said it was to be. Fix the past change the future. That was her goal, that was her mission.</text:span></text:p>
      <text:p text:style-name="P31"><text:soft-page-break/><text:s text:c="5"/><text:span text:style-name="T212">Alice didn’t mind that part. What she did mind was seeing helpless people die. There weren’t many people who could say they time traveled and lived. That is living to see those who suffer get better. </text:span><text:span text:style-name="T213">It wasn’t much of a life to be honest.</text:span></text:p>
      <text:p text:style-name="P31"><text:s text:c="5"/><text:span text:style-name="T213">She obeyed the rules as best she could and tried her damnedest to make sure her team got back alive. That was her number one rule, no one is left behind and everyone comes back alive.</text:span></text:p>
      <text:p text:style-name="P31"><text:s text:c="5"/><text:span text:style-name="T213">Sometimes that wasn’t the case. Sometimes people died.</text:span></text:p>
      <text:p text:style-name="P31"><text:s text:c="5"/><text:span text:style-name="T213">Sliding down to the floor of the tub, Alice wrapped her arms around her legs and cried. She cried for those who had lost their lives time traveling. She cried for those people who just didn’t make it home alive. It was a sad time and she never let herself mourn over the thought that people close to her had died.</text:span></text:p>
      <text:p text:style-name="P31"><text:s text:c="5"/><text:span text:style-name="T213">Those feelings were coming in now. Loud and clear.</text:span></text:p>
      <text:p text:style-name="P31"><text:s text:c="5"/><text:span text:style-name="T213">As the water hit her head, it was mixed with her tears. Alice screamed. “Why do you let this happen?!” She didn’t expect an answer of course but she wanted to know why people would be killed. Good innocent men and women doing their job. Not coming home.</text:span></text:p>
      <text:p text:style-name="P31"><text:s text:c="5"/><text:span text:style-name="T213">Alice was mad, angry, and upset. </text:span><text:span text:style-name="T214">There was nothing she could do about it. There was nothing she was able to do to overcome any of what was going on. Alice was a slave to the system just like everyone else was. She didn’t understand why this was, just that it was. She wanted to understand what was going on in life, she wanted to grasp onto something real and hold on for dear life.</text:span></text:p>
      <text:p text:style-name="P31"><text:s text:c="5"/><text:span text:style-name="T214">The only problem was the man she would hold onto was having problems of his own with the </text:span><text:soft-page-break/><text:span text:style-name="T214">system. That man was Chief, or Richard as she knew him. There wasn’t anything she could do about it. </text:span><text:span text:style-name="T215">There had to be something she was able to do. Maybe if she just sat down and talked with him, that would be good enough? Alice wasn’t sure.</text:span></text:p>
      <text:p text:style-name="P31"><text:s text:c="5"/><text:span text:style-name="T215">There were so many things Alice wanted out of time travel. Some things were out of her grasp of course. </text:span><text:span text:style-name="T216">But what could she do about it? That was her question.</text:span></text:p>
      <text:p text:style-name="P31"><text:s text:c="5"/><text:span text:style-name="T216">There were many other questions floating around in Alice’s mind, but she wanted to know exactly what to do. What course of action she should take to get Chief to listen to her.</text:span></text:p>
      <text:p text:style-name="P31"><text:s text:c="5"/><text:span text:style-name="T216">Alice wanted the innocent shedding of blood to stop. Once and for all. She wanted people to start coming home from missions. She wanted them to be able to see their families again. That was the hard part, most people on base didn’t live with their families. They were long since dead.</text:span></text:p>
      <text:p text:style-name="P31"><text:s text:c="5"/><text:span text:style-name="T217">If Alice could change one thing in the past it would be to bring those families on base. Let them live with their loved ones for as long as they wanted to. They could leave of course, that was their prerogative. But she wanted people to be able to be families.</text:span></text:p>
      <text:p text:style-name="P31"><text:s text:c="5"/><text:span text:style-name="T217">In her mind families are forever. </text:span><text:span text:style-name="T218">They’re that one bond that doesn’t go away. They say that blood is thicker than water, that’s the truth. A family bond is thicker than anything some time travel device could conjure up.</text:span></text:p>
      <text:p text:style-name="P31"><text:s text:c="5"/><text:span text:style-name="T218">Alice stood up, the water bouncing off of her naked body. She wanted to avenge those who had died. She wanted to go out on a crusade. Of course that wouldn’t be possible. There were rules she had to follow. So many damn rules. But they were there for a purpose she knew this.</text:span></text:p>
      <text:p text:style-name="P31"><text:soft-page-break/><text:s text:c="5"/><text:span text:style-name="T218">Alice wondered if the rules would ever lessen or allow her some freedom. She wanted to understand everything that was out there that she could change or grasp onto. She wanted to feel again. She was past feeling and she wanted to feel again. Something, anything.</text:span></text:p>
      <text:p text:style-name="P31"><text:s text:c="5"/><text:span text:style-name="T219">If it were only that simple. Pop open a box and everything is fixed. Press a button and bam look no more problems.</text:span></text:p>
      <text:p text:style-name="P31"><text:s text:c="5"/><text:span text:style-name="T219">She wanted everything to be perfect again. But how would she go about doing that? That was the main question. Alice wanted the impossible and the impossible wanted to be found.</text:span></text:p>
      <text:p text:style-name="P31"><text:s text:c="5"/><text:span text:style-name="T219">Alice watched as the water flowed down her body. Just like time flows. If you miss it it goes down the drain never to be seen again. Unless you’re a time jumper. Then you have the ability to see the past, the future, the present. Anytime anywhere you’re able to jump and be there in an instant. Alice knew what she wanted to do, what she needed to do.</text:span></text:p>
      <text:p text:style-name="P31"><text:s text:c="5"/><text:span text:style-name="T219">It wouldn’t be possible with the current set of rules of course. No they would have to be bent or broken. Alice wasn’t one to break rules or bend them. But if she was going to do what she needed to do, she would have to break a few rules.</text:span></text:p>
      <text:p text:style-name="P31"><text:s text:c="5"/><text:span text:style-name="T219">Alice was sure Chief wouldn’t approve of such rule breaking, but it had to be done. He would eventually understand her reasoning. If he didn’t then there would be a problem. Alice didn’t want to go against Chief or the others, but if she had to she would.</text:span></text:p>
      <text:p text:style-name="P31"><text:s text:c="5"/><text:span text:style-name="T219">Shutting off the water she grabbed a towel and dried off. “Damn the rules.” </text:span><text:span text:style-name="T220">Alice</text:span><text:span text:style-name="T219"> said as she went and got dressed.</text:span></text:p>
      <text:p text:style-name="P31"/>
      <text:p text:style-name="P32">Chapter Thirteen</text:p>
      <text:p text:style-name="P32"><text:soft-page-break/></text:p>
      <text:p text:style-name="P32"><text:s text:c="5"/><text:span text:style-name="T221">Jones sat in his apartment. He was reading a book. It was a favorite of his. Winnie The Pooh. That silly bear always made him crack up </text:span><text:span text:style-name="T222">with his search for honey.</text:span></text:p>
      <text:p text:style-name="P32"><text:s text:c="5"/><text:span text:style-name="T222">As he sat there an alarm klaxon went off. “Incoming traveler.” It said.</text:span></text:p>
      <text:p text:style-name="P32"><text:s text:c="5"/><text:span text:style-name="T222">Jones wondered what was going on. He ran to the debarkation room to find out.</text:span></text:p>
      <text:p text:style-name="P32"><text:s text:c="5"/><text:span text:style-name="T222">Russ stepped through a vortex with a man in custody. “Ladies and gentlemen.” Russ said. “I present to you Peter Johanson. Wanted for time crimes throughout the past two generations.”</text:span></text:p>
      <text:p text:style-name="P32"><text:s text:c="5"/><text:span text:style-name="T222">Everyone in the room clapped and cheered at the capture.</text:span></text:p>
      <text:p text:style-name="P32"><text:s text:c="5"/>“<text:span text:style-name="T222">Jones, if you’ll escort our prisoner to a holding cell that would be much appreciated.” Russ said.</text:span></text:p>
      <text:p text:style-name="P32"><text:s text:c="5"/><text:span text:style-name="T222">Jones nodded. “Aye.” He took the man away.</text:span></text:p>
      <text:p text:style-name="P32"><text:s text:c="5"/>“<text:span text:style-name="T223">This is how we do things.” Russ said. “We apprehend people before they have the chance to do something drastic.”</text:span></text:p>
      <text:p text:style-name="P32"><text:s text:c="5"/><text:span text:style-name="T223">Alice walked up to Russ. “Good job sir.” She said.</text:span></text:p>
      <text:p text:style-name="P32"><text:s text:c="5"/>“<text:span text:style-name="T223">Thank you Alice.” He paused. “Where’s Chief? I thought he would want to know.”</text:span></text:p>
      <text:p text:style-name="P32"><text:s text:c="5"/>“<text:span text:style-name="T223">Oh he’s busy at the moment.” Alice said.</text:span></text:p>
      <text:p text:style-name="P32"><text:s text:c="5"/>“<text:span text:style-name="T223">I see.” Russ said. He looked up at Chief’s office and decided to pay the boss a visit.</text:span></text:p>
      <text:p text:style-name="P32"><text:s text:c="5"/><text:span text:style-name="T223">Chief was sitting in his chair facing away from the window. He wasn’t sure he wanted to know what was going on downstairs. There were cheers and an eruption of applause.</text:span></text:p>
      <text:p text:style-name="P32"><text:s text:c="5"/><text:span text:style-name="T223">Russ entered Chief’s office.</text:span></text:p>
      <text:p text:style-name="P32"><text:s text:c="5"/>“<text:span text:style-name="T224">Chief.” Russ said. “We captured him.”</text:span></text:p>
      <text:p text:style-name="P32"><text:s text:c="5"/><text:span text:style-name="T224">Chief pretended that he didn’t hear Russ. He continued reading a report.</text:span></text:p>
      <text:p text:style-name="P32"><text:soft-page-break/><text:s text:c="5"/>“<text:span text:style-name="T224">It took two generations but we managed to capture the bastard.” Russ continued. “And it’s all thanks to your leadership.”</text:span></text:p>
      <text:p text:style-name="P32"><text:s text:c="5"/><text:span text:style-name="T225">Chief looked up from his paper and nodded. “My leadership is it.” He said. “Russ we’ve been down this road many times. My leadership is nothing. It’s how my people act that’s what matters most.”</text:span></text:p>
      <text:p text:style-name="P32"><text:s text:c="5"/><text:span text:style-name="T225">Russ nodded. “Yes, but it’s because of you that everything goes swimmingly.”</text:span></text:p>
      <text:p text:style-name="P32"><text:s text:c="5"/><text:span text:style-name="T226">Chief didn’t believe a word of it. How could he? There were times when he would be forced to believe in it, but today was not one of those times.</text:span></text:p>
      <text:p text:style-name="P32"><text:s text:c="5"/><text:span text:style-name="T227">Russ folded his arms. “Alright Chief, if you don’t want to believe it for you believe it for them. Look at them down there. Look at them!”</text:span></text:p>
      <text:p text:style-name="P32"><text:s text:c="5"/><text:span text:style-name="T227">Standing, Chief looked out the window. His people were still cheering and celebrating on. “Yes? What of it. We’ve had celebrations before. This is nothing new.”</text:span></text:p>
      <text:p text:style-name="P32"><text:s text:c="5"/>“<text:span text:style-name="T227">But we’ve brought a man to justice.” Russ said. “Doesn’t that mean something to you? For once in your life doesn’t that actually mean something to you?”</text:span></text:p>
      <text:p text:style-name="P32"><text:s text:c="5"/><text:span text:style-name="T227">Chief shook his head. There didn’t seem to be anything of importance going on. Why should there be? So they caught the son of a bitch, what did it matter? </text:span><text:span text:style-name="T228">Chief wasn’t interested in that, it was a small catch as far as he was concerned.</text:span></text:p>
      <text:p text:style-name="P32"><text:s text:c="5"/><text:span text:style-name="T228">No, Chief was looking at bigger fish in the ocean. Something as big as what he needed it to be. He couldn’t put his finger on it, no but he could swear it would have to do with something big. Bigger than life itself. If only he could figure it out. Russ wasn’t helping with these small time crooks. He was interrupting an investigation.</text:span></text:p>
      <text:p text:style-name="P32"><text:soft-page-break/><text:s text:c="5"/><text:span text:style-name="T228">Russ’s excitement died down a bit. Chief simply returned back to his reports. Someone had to do them after all.</text:span></text:p>
      <text:p text:style-name="P32"><text:s text:c="5"/><text:span text:style-name="T229">Russ stepped out of Chief’s office and headed back down to the celebration. He got pats on the back from basically everyone. They cheered him on in how good he did. Russ wasn’t one to take compliments, he was embarrassed by them actually. But he was pleased with his work. </text:span><text:span text:style-name="T230">It wasn’t everyday you catch someone you’ve been looking for that long.</text:span></text:p>
      <text:p text:style-name="P32"><text:s text:c="5"/><text:span text:style-name="T230">Alice walked up to Russ. “He didn’t take it well did he?”</text:span></text:p>
      <text:p text:style-name="P32"><text:s text:c="5"/><text:span text:style-name="T230">It wasn’t really a question, more of a statement. Like she knew Chief’s reaction. Russ supposed when you date someone you get to know them. Whatever the case she knew Chief’s emotions best. Russ couldn’t touch a candle when it came to that.</text:span></text:p>
      <text:p text:style-name="P32"><text:s text:c="5"/><text:span text:style-name="T230">Russ looked out at the sea of people in the complex. More had gathered being roused from their apartments at the notice of an inbound traveler.</text:span></text:p>
      <text:p text:style-name="P32"><text:s text:c="5"/><text:span text:style-name="T230">He couldn’t wait to interrogate Peter, see what made him do what he did. Russ enjoyed that part of his job, finding and getting down to the bottom of it all. He only hoped Peter would talk.</text:span></text:p>
      <text:p text:style-name="P32"><text:s text:c="5"/><text:span text:style-name="T230">When people commit time crimes they usually don’t want to talk about what they’ve done. Mostly to avoid embarrassment. Other times it’s to avoid it being publicized among their peers which would also lead to embarrassment.</text:span></text:p>
      <text:p text:style-name="P32"><text:s text:c="5"/><text:span text:style-name="T230">Russ was sure Peter would be a tough nut to crack. But that was okay. There didn’t need to be anything more dangerous on the streets anymore. The perp was captured and behind bars. That’s all that mattered now.</text:span></text:p>
      <text:p text:style-name="P32"><text:soft-page-break/><text:s text:c="5"/><text:span text:style-name="T230">He wanted to make Peters arrest a warning for those who would even dare commit a time crime in the future. A warning to those who would dare break the time law.</text:span></text:p>
      <text:p text:style-name="P32"><text:s text:c="5"/><text:span text:style-name="T230">Russ wasn’t sure it would stick, but he had to try. There wasn’t anything else he would love more than to put more of these people behind bars. Even if it would only be for a few hours. It would hopefully teach them and those who would follow in their footsteps a lesson.</text:span></text:p>
      <text:p text:style-name="P32"><text:s text:c="5"/><text:span text:style-name="T230">Alice walked up to Chief’s office. “Hey sugar.” She said.</text:span></text:p>
      <text:p text:style-name="P32"><text:s text:c="5"/><text:span text:style-name="T230">Chief turned around. “Alice, yes what can I do for you?”</text:span></text:p>
      <text:p text:style-name="P32"><text:s text:c="5"/>“<text:span text:style-name="T230">What are you going to do with Peter now that he’s behind bars?” Alice asked. She had never witnessed someone being arrested for a time crime before.</text:span></text:p>
      <text:p text:style-name="P32"><text:s text:c="5"/><text:span text:style-name="T230">Chief nodded. “He’ll be prosecuted to the full extent of the time law and will be punished.” He said. “The punishment ranges from a slap on the wrist to the death penalty. It all depends on how severe the crime was.”</text:span></text:p>
      <text:p text:style-name="P32"><text:s text:c="5"/><text:span text:style-name="T230">Alice swallowed hard. “And if someone’s been out there for two generations?”</text:span></text:p>
      <text:p text:style-name="P32"><text:s text:c="5"/><text:span text:style-name="T230">Chief smiled. “Probably the death penalty. We have so much data on Peter that he’ll be swimming in it before noon.”</text:span></text:p>
      <text:p text:style-name="P32"><text:s text:c="5"/><text:span text:style-name="T230">Alice nodded. “I see.”</text:span></text:p>
      <text:p text:style-name="P32"/>
      <text:p text:style-name="P33">Chapter Fourteen</text:p>
      <text:p text:style-name="P33"/>
      <text:p text:style-name="P33"><text:s text:c="5"/><text:span text:style-name="T231">Russ walked out of the interrogation room where Peter had been for the last six hours. It had been six hours of grilling him left and right. Six hours of non stop talking. Peter had broken down during that six </text:span><text:soft-page-break/><text:span text:style-name="T231">hours, there was nothing he could do about it. He was guilty as charged. Now he waited the execution.</text:span></text:p>
      <text:p text:style-name="P33"><text:s text:c="5"/><text:span text:style-name="T232">Russ took no pride in this part of the job. Breaking a man was never intended to be in his job description. Traveling in time that’s what he was meant to be doing. Well he was time traveling when he came across Peter that much was certain.</text:span></text:p>
      <text:p text:style-name="P33"><text:s text:c="5"/><text:span text:style-name="T232">Thinking about the apprehension, it only made him stronger. Russ hadn’t been waiting for Peter or anything. He accidentally ran into him. Of all the stupid luck in the world to have happen. </text:span><text:span text:style-name="T233">Russ had stopped at a bird park of all things and noticed Peter sitting there feeding some birds a few slices of bread. Hiding out in the past had been quite the strategy. He apprehended him without problem.</text:span></text:p>
      <text:p text:style-name="P33"><text:s text:c="5"/><text:span text:style-name="T234">Now here he was ending an interrogation. Russ didn’t like the death penalty but what could he do? The law was the law. The government had sanctioned the law and put it on the unofficial books. </text:span><text:span text:style-name="T235">Usually records made to time travel were only kept at the central complex. Only an obscure line about the enforcement of time travel was kept on the books.</text:span></text:p>
      <text:p text:style-name="P33"><text:s text:c="5"/><text:span text:style-name="T236">Sitting down at a desk outside the interrogation room, Russ began making notes. He watched as guards took the prisoner back to his holding cell.</text:span></text:p>
      <text:p text:style-name="P33"><text:s text:c="5"/><text:span text:style-name="T237">Russ continued his note taking for a few hours. Everything that had occurred was video taped, but Russ wanted to have an official document to go along with the video recording. With a photographic memory, it wasn’t difficult to produce.</text:span></text:p>
      <text:p text:style-name="P33"><text:s text:c="5"/><text:span text:style-name="T238">Drinking a cup of coffee Russ wondered what would make a man hide in the past and commit crimes against time. It made no sense to him. </text:span><text:span text:style-name="T239">These people were all against time for some reason. They didn’t believe time travel should be allowed.</text:span></text:p>
      <text:p text:style-name="P33"><text:soft-page-break/><text:s text:c="5"/><text:span text:style-name="T239">Such nonsense. Trying to go against the grain of a great organization. Russ shook his head. He scribbled down some thoughts on the pad he had been writing on. </text:span><text:span text:style-name="T240">Reformations about time travel. </text:span><text:span text:style-name="T241">Things to make the human brain think. He had to stay with it, there wasn’t time to dilly dally with the lives of those who were fighting the good fight.</text:span></text:p>
      <text:p text:style-name="P33"><text:s text:c="5"/><text:span text:style-name="T242">Russ looked at what he wrote. He felt it was a good start to a constitution of sorts. The constitution of the time travel agency, it needed one. They didn’t have anything like it on record. He smiled at the thought. </text:span><text:span text:style-name="T243">Chief would have to sign off on it of course, but Russ was sure he would.</text:span></text:p>
      <text:p text:style-name="P33"><text:s text:c="5"/><text:span text:style-name="T243">Looking around, Russ saw another interrogation going on. He peered through the window at them. It was going pretty hot in there. Heated arguments being flung around. Accusations against either party being said. Russ was glad he wasn’t in there. They would have to pry him out of there with a crowbar.</text:span></text:p>
      <text:p text:style-name="P33"><text:s text:c="5"/><text:span text:style-name="T243">Walking away from the observation window, Russ headed back to his apartment to think about the time travel constitution more.</text:span></text:p>
      <text:p text:style-name="P33"/>
      <text:p text:style-name="P34">* * *</text:p>
      <text:p text:style-name="P33"/>
      <text:p text:style-name="P33"><text:s text:c="5"/><text:span text:style-name="T243">Chief was sitting at his desk. He was pleased with the work that was being done on cracking down against wanted time criminals. </text:span><text:span text:style-name="T244">There wasn’t anything more than wanting them all behind bars that he wished for. Processing them to the full extent of the law. It was a shame some of them would have to be put to death but they knew that would be the punishment when they signed up for this job.</text:span></text:p>
      <text:p text:style-name="P33"><text:s text:c="5"/><text:span text:style-name="T244">It was time travel one oh one. Quite a simple task if you were to ask anyone who had traveled long </text:span><text:soft-page-break/><text:span text:style-name="T244">enough to know. Chief smirked at the thought. He and Russ had been at this job for a long time. In all his years of service, Chief had never seen someone do a clean of a job as Russ on patrolling the time stream. He was a straight arrow. Everything ran smoothly under Russ’s watchful eye. Chief was glad about that.</text:span></text:p>
      <text:p text:style-name="P33"><text:s text:c="5"/><text:span text:style-name="T244">Knock knock knock.</text:span></text:p>
      <text:p text:style-name="P33"><text:s text:c="5"/>“<text:span text:style-name="T244">Come.” Chief said.</text:span></text:p>
      <text:p text:style-name="P33"><text:s text:c="5"/><text:span text:style-name="T244">Turning around in his chair he saw Jones at the door.</text:span></text:p>
      <text:p text:style-name="P33"><text:s text:c="5"/>“<text:span text:style-name="T244">Chief.” Jones began. “I came to tender my resignation.” He said.</text:span></text:p>
      <text:p text:style-name="P33"><text:s text:c="5"/><text:span text:style-name="T244">Chief looked at Jones. What was he talking about his resignation? It didn’t make any sense.</text:span></text:p>
      <text:p text:style-name="P33"><text:s text:c="5"/><text:span text:style-name="T244">Jones put a red folder on Chief’s desk. Chief didn’t have to look at it to know what it had inside. Probably a fully thought out resignation letter.</text:span></text:p>
      <text:p text:style-name="P33"><text:s text:c="5"/><text:span text:style-name="T244">Chief nodded. “I don’t suppose there’s a way to change your mind about any of this.” He said.</text:span></text:p>
      <text:p text:style-name="P33"><text:s text:c="5"/><text:span text:style-name="T244">Jones shook his head. “No sir.”</text:span></text:p>
      <text:p text:style-name="P33"><text:s text:c="5"/><text:span text:style-name="T245">Chief nodded. “I see. So you’ve come to this conclusion and you’ve thought about it long and hard I take it.”</text:span></text:p>
      <text:p text:style-name="P33"><text:s text:c="5"/><text:span text:style-name="T245">Jones nodded. “Yes sir.” He stood at attention.</text:span></text:p>
      <text:p text:style-name="P33"><text:s text:c="5"/>“<text:span text:style-name="T245">At ease Jones, we’re not in the military. Loosen up a bit.”</text:span></text:p>
      <text:p text:style-name="P33"><text:s text:c="5"/><text:span text:style-name="T245">Jones relaxed his shoulders.</text:span></text:p>
      <text:p text:style-name="P33"><text:s text:c="5"/>“<text:span text:style-name="T246">You’re uh fully aware of the procedure we must perform on you.” Chief said.</text:span></text:p>
      <text:p text:style-name="P33"><text:s text:c="5"/><text:span text:style-name="T246">Jones nodded. “I do sir.”</text:span></text:p>
      <text:p text:style-name="P33"><text:s text:c="5"/><text:span text:style-name="T246">A mandatory mental wipe was to be performed so no one outside of the complex would know time travel existed. Doctor Long hated doing them because of how dangerous they were to the subject, but she knew they were important.</text:span></text:p>
      <text:p text:style-name="P33"><text:soft-page-break/><text:s text:c="5"/>“<text:span text:style-name="T246">I see.” Chief said. “Report to Doctor Long at once. We’ll get you squared away after that.”</text:span></text:p>
      <text:p text:style-name="P33"><text:s text:c="5"/>“<text:span text:style-name="T246">Aye sir.” Jones said. “And sir, just so you know I didn’t take this thought lightly. I thought about it long and hard, I just didn’t wake up one morning and decide I wanted out. I’ve been wanting out for a while now.”</text:span></text:p>
      <text:p text:style-name="P33"><text:s text:c="5"/><text:span text:style-name="T246">Chief smiled. “I could tell Jones. The stress of the job was getting to you.”</text:span></text:p>
      <text:p text:style-name="P33"><text:s text:c="5"/>“<text:span text:style-name="T246">That’s right.”</text:span></text:p>
      <text:p text:style-name="P33"><text:s text:c="5"/>“<text:span text:style-name="T246">Why didn’t you run? We’ve had other operatives crack under the pressure and they just ran off. Why didn’t you?” Chief asked.</text:span></text:p>
      <text:p text:style-name="P33"><text:s text:c="5"/>“<text:span text:style-name="T246">Where would I go Chief? You’re the only family I know.” Jones said.</text:span></text:p>
      <text:p text:style-name="P33"><text:s text:c="5"/>“<text:span text:style-name="T246">All the more reason to stay.” Chief responded.</text:span></text:p>
      <text:p text:style-name="P33"><text:s text:c="5"/><text:span text:style-name="T246">Jones shook his head. “No sir, I can’t. I need to go live my life outside of time traveling.”</text:span></text:p>
      <text:p text:style-name="P33"><text:s text:c="5"/><text:span text:style-name="T246">Chief nodded. “Understood son, understood. Report to Doctor Long.”</text:span></text:p>
      <text:p text:style-name="P33"><text:s text:c="5"/>“<text:span text:style-name="T246">Aye.”</text:span></text:p>
      <text:p text:style-name="P33"/>
      <text:p text:style-name="P36">* * *</text:p>
      <text:p text:style-name="P35"/>
      <text:p text:style-name="P35"><text:s text:c="5"/>Doctor Long sat in her office waiting for Jones to come to the medical bay. <text:span text:style-name="T247">She really hated performing this procedure. It was too dangerous to muck with someone’s brain the way she would have to. But it was necessary.</text:span></text:p>
      <text:p text:style-name="P35"><text:s text:c="5"/><text:span text:style-name="T247">Jones walked into her office. “Ready doc?”</text:span></text:p>
      <text:p text:style-name="P35"><text:s text:c="5"/><text:span text:style-name="T247">Doctor Long nodded. “Yeah I’m ready.” Handing Jones a form, she smiled. “Please read and sign this.”</text:span></text:p>
      <text:p text:style-name="P35"><text:s text:c="5"/><text:span text:style-name="T247">Jones read over the form. It was a typical form detailing the procedure he was about to undergo and what it would do to him. He was afraid but </text:span><text:soft-page-break/><text:span text:style-name="T247">determined to go through with it. Jones knew this would be the best way for him to get free of time traveling for the rest of his life.</text:span></text:p>
      <text:p text:style-name="P35"><text:s text:c="5"/><text:span text:style-name="T247">Doctor Long walked out of her office with Jones following behind her. “The memory wipe will take about five minutes.” She said. “You won’t have any memory after this, it will be like you have amnesia.”</text:span></text:p>
      <text:p text:style-name="P35"><text:s text:c="5"/><text:span text:style-name="T248">Jones hesitated. “You can’t just isolate the memories of me time jumping doc?”</text:span></text:p>
      <text:p text:style-name="P35"><text:s text:c="5"/><text:span text:style-name="T248">Doctor Long shook her head. “Nope, I’m afraid we can’t do that yet. I’m working on it, but we’re just in the preliminary phases. It’s just a thought on paper.”</text:span></text:p>
      <text:p text:style-name="P35"><text:s text:c="5"/>“<text:span text:style-name="T248">I see.” Jones said. “Alright, let’s get this over with.”</text:span></text:p>
      <text:p text:style-name="P35"/>
      <text:p text:style-name="P37">Chapter Fifteen</text:p>
      <text:p text:style-name="P37"/>
      <text:p text:style-name="P37"><text:s text:c="5"/><text:span text:style-name="T249">Russ carried Jones through a vortex and sat him down on the steps of a homeless shelter. “See you around bud.” He said.</text:span></text:p>
      <text:p text:style-name="P37"><text:s text:c="5"/><text:span text:style-name="T249">Jones woke up shortly after Russ left back to the future. He looked around and saw where he was. Walking into the homeless shelter, he talked to the first person he saw.</text:span></text:p>
      <text:p text:style-name="P37"><text:s text:c="5"/>“<text:span text:style-name="T249">Excuse me, I’m afraid I might be a little lost.” He said. “Can you tell me where I am?”</text:span></text:p>
      <text:p text:style-name="P37"><text:s text:c="5"/><text:span text:style-name="T249">The attendant on duty smiled. “Sir you’re at the 34</text:span><text:span text:style-name="T251">th</text:span><text:span text:style-name="T249"> Street Mission.”</text:span></text:p>
      <text:p text:style-name="P37"><text:s text:c="5"/>“<text:span text:style-name="T249">I see.” Jones said. “Can you tell me who I am?”</text:span></text:p>
      <text:p text:style-name="P37"><text:s text:c="5"/><text:span text:style-name="T249">The attendant’s smile faded. “Oh dear.” Ringing a bell she yelled down a hallway. “We’ve got another one!”</text:span></text:p>
      <text:p text:style-name="P37"><text:s text:c="5"/><text:span text:style-name="T253">Jones looked around as doctors rushed up to him. Flashing lights in his eyes and whatnot trying to figure out what was causing all of these people to </text:span><text:soft-page-break/><text:span text:style-name="T253">show up with amnesia. It was disconcerting at best. Jones just wanted some answers, that’s all.</text:span></text:p>
      <text:p text:style-name="P37"><text:s text:c="5"/>“<text:span text:style-name="T253">Do you have any identification on you?” A woman asked. </text:span></text:p>
      <text:p text:style-name="P37"><text:s text:c="5"/><text:span text:style-name="T253">Jones reached into his pocket and pulled out a wallet. It was empty. No money, no id, nothing. Not even a medical card.</text:span></text:p>
      <text:p text:style-name="P37"><text:s text:c="5"/><text:span text:style-name="T253">The staff expected this. No one who had come through their door had any id on them in the last twelve months. </text:span><text:span text:style-name="T254">It was like someone was deliberately dropping them off there.</text:span></text:p>
      <text:p text:style-name="P37"><text:s text:c="5"/><text:span text:style-name="T255">Jones looked around helpless at the doctors. “Am I going to be okay?” He asked.</text:span></text:p>
      <text:p text:style-name="P37"><text:s text:c="5"/><text:span text:style-name="T255">The doctors tried their best to comfort him. “Of course you are son.” One of the older men said. “You’re going to be just fine.”</text:span></text:p>
      <text:p text:style-name="P37"/>
      <text:p text:style-name="P39">* * *</text:p>
      <text:p text:style-name="P38"/>
      <text:p text:style-name="P38"><text:s text:c="5"/>Russ exited the vortex and walked towards Victoria’s main computer. “Victoria, bring up any records on Jones, Michael H.”</text:p>
      <text:p text:style-name="P38"><text:s text:c="5"/>“Working.” Victoria said.</text:p>
      <text:p text:style-name="P38"><text:s text:c="5"/>After a moment a single record in a newspaper showed up. It was a missing person report. Russ read through the article. It didn’t have much information in it that would lead to the agency. He was glad. Walking away, Russ smiled. His job was done.</text:p>
      <text:p text:style-name="P38"/>
      <text:p text:style-name="P39">* * *</text:p>
      <text:p text:style-name="P38"/>
      <text:p text:style-name="P38"><text:s text:c="5"/>In the medical bay, Doctor Long read over a list of names. These were all the ones who had decided to undergo her amnesia treatment. <text:span text:style-name="T256">She was frustrated with the whole procedure. It left no humanity left in </text:span><text:soft-page-break/><text:span text:style-name="T256">the individual being treated. She wanted to test it out on herself to see what it was like, but knew she would lose all knowledge of how she got there. Doctor Long shook at the thought of losing her memories. Her life. She told herself she would never go into that machine as long as she lived.</text:span></text:p>
      <text:p text:style-name="P38"/>
      <text:p text:style-name="P41">* * *</text:p>
      <text:p text:style-name="P40"/>
      <text:p text:style-name="P40"><text:s text:c="5"/>Chief sat in his office. He read over the resignation request several times. Jones sure had a way with words. He hoped there would have been a way to overcome whatever it was Jones was facing. The fear he faced on every mission must have been insufferable. He couldn’t believe a man such as Jones would have left the agency. He had been one of their most loyal supporters for time travel. It had been quite a shock.</text:p>
      <text:p text:style-name="P40"/>
      <text:p text:style-name="P41">* * *</text:p>
      <text:p text:style-name="P40"/>
      <text:p text:style-name="P40"><text:s text:c="5"/>Alice was in her room listening to an old record. She laid down on her bed and dreamed of a better world ahead of them. Something where time travel wasn’t the only answer to everything. She wished that could happen, that life could be different, amazing for everyone involved. She wasn’t sure what the future would bring but she knew it could only be good things thanks to their efforts.</text:p>
      <text:p text:style-name="P40"/>
      <text:p text:style-name="P44">* * *</text:p>
      <text:p text:style-name="P42"/>
      <text:p text:style-name="P42"><text:s text:c="5"/>Russ went down to lockup. He watched the criminals on the security camera. Russ wanted to talk to them, see why they ran away from everything they <text:soft-page-break/>knew to be faithful to. The time travel service and agency. He wanted to know what they were afraid of. Was it the amnesia procedure? Was it the fact that they didn’t want to live out their lives without knowing who they were and where they came from? He couldn’t grasp any of it.</text:p>
      <text:p text:style-name="P43"><text:s text:c="5"/>If there were a clear concise answer to it all, maybe he would be able to sympathize with them. But he wasn’t able to do that. Not while they sat in jail for crimes they committed against time travel. Not while they hid in the past and made a living for themselves comfortably on the backs of other people. Because they had knowledge of the future. That was the thing that was wrong about it all. They used their knowledge of the future to change the past for their benefit. They didn’t see it that way, but how could they?</text:p>
      <text:p text:style-name="P45"><text:s text:c="5"/>They were lost.</text:p>
      <text:p text:style-name="P45"/>
      <text:p text:style-name="P46">Chapter Sixteen</text:p>
      <text:p text:style-name="P46"/>
      <text:p text:style-name="P46"><text:s text:c="5"/>Russ stood at the gateway to a vortex. He watched as the blue pattern swirled around. Stepping through he met up with the past. 1940 To be exact. Someone had gone back and mucked with things like they shouldn’t have. He was on the brink of tracking them down.</text:p>
      <text:p text:style-name="P46"><text:s text:c="5"/><text:span text:style-name="T257">Being able to track a time traveler was one thing, to be able to actually catch them? That was another thing in its own caliber of motion. Russ walked towards a restaurant where he sat down and ordered a cup of coffee. He could feel eyes watching him as he drank.</text:span></text:p>
      <text:p text:style-name="P46"><text:s text:c="5"/><text:span text:style-name="T258">Making a mental note of the room, Russ saw the people who he was after. They were seated across the </text:span><text:soft-page-break/><text:span text:style-name="T258">restaurant from him. He smiled to himself. Here we go, Russ thought. Standing up, he made his move. Walking quickly over to the booth, Russ pulled out his firearm and pointed it at the two men.</text:span></text:p>
      <text:p text:style-name="P46"><text:s text:c="5"/>“<text:span text:style-name="T258">You know why I’m here.” Russ said. “If you’ll gentlemen please follow me.”</text:span></text:p>
      <text:p text:style-name="P46"><text:s text:c="5"/><text:span text:style-name="T259">The men didn’t refuse or fight with Russ. Instead they followed him to the back alley where they vanished.</text:span></text:p>
      <text:p text:style-name="P46"><text:s text:c="5"/><text:span text:style-name="T259">A waiter who had seen the transaction take place ran outside as quickly as he could but it was too late, they were gone.</text:span></text:p>
      <text:p text:style-name="P46"><text:s text:c="5"/><text:span text:style-name="T259">Re entering 2163, Russ took the men to a holding cell. There they would sit until talked to. They were given a strict warning not to talk to each other. Most prisoners ignore that rule and talk anyway. It only hurts them in the end.</text:span></text:p>
      <text:p text:style-name="P46"><text:s text:c="5"/><text:span text:style-name="T259">Russ returned to Chief’s office. “Picked up the duo Chief.” Russ said. “It went smoothly. Anyone who saw it didn’t do anything about it.”</text:span></text:p>
      <text:p text:style-name="P46"><text:s text:c="5"/><text:span text:style-name="T259">Chief turned around in his chair. “Good.” He said. “</text:span><text:span text:style-name="T260">We can’t be hurting the timeline too much when we travel. I think we need a new rule in place to be more discrete or something like that. Maybe just a guideline.” Chief said.</text:span></text:p>
      <text:p text:style-name="P46"><text:s text:c="5"/><text:span text:style-name="T260">Russ nodded. “Yeah I should have taken them out into the alley before pulling out my weapon. I’ll try and do better at that.” He said.</text:span></text:p>
      <text:p text:style-name="P46"><text:s text:c="5"/><text:span text:style-name="T261">Chief looked at Russ. “You pulled out your service weapon in front of witnesses?”</text:span></text:p>
      <text:p text:style-name="P46"><text:s text:c="5"/><text:span text:style-name="T261">Russ chuckled. “Yeah I did. I think a bus boy saw me, but that was it. I was gone before he could do anything about it.”</text:span></text:p>
      <text:p text:style-name="P46"><text:soft-page-break/><text:s text:c="5"/>“<text:span text:style-name="T261">Russ,” Chief said “We can’t have you doing that. That was very careless of you.” </text:span><text:span text:style-name="T262">He frowned at the thought.</text:span></text:p>
      <text:p text:style-name="P46"><text:s text:c="5"/><text:span text:style-name="T263">Russ’s smile faded. “Understood Chief.” He said. Russ knew he had done wrong, Allowing a civilian to see him like that was completely out of line. He would have to watch himself in the future.</text:span></text:p>
      <text:p text:style-name="P46"><text:s text:c="5"/><text:span text:style-name="T264">Chief waved his hand. “Go interrogate those two men, get out of here.” He said.</text:span></text:p>
      <text:p text:style-name="P46"><text:s text:c="5"/><text:span text:style-name="T264">Russ smiled again. “Aye.” </text:span><text:span text:style-name="T265">He walked out of Chief’s office.</text:span></text:p>
      <text:p text:style-name="P46"/>
      <text:p text:style-name="P48">* * *</text:p>
      <text:p text:style-name="P47"/>
      <text:p text:style-name="P47"><text:s text:c="5"/>Down in the medical bay, Doctor Long was still fighting her conscience about wiping Jones’s mind. She knew it was her duty to do it, but she felt like it was wrong somehow. She wished she could bring him back and undo the procedure. Jones deserved to live the best life he could without having his memories wiped clean.</text:p>
      <text:p text:style-name="P47"><text:s text:c="5"/>She looked over a list of all patients who had the procedure. There were a total of five. Doctor Long remembered each and every procedure. Each person was shocked to learn it would be a total memory wipe and they went through with it anyways. She was shocked over that fact.</text:p>
      <text:p text:style-name="P47"><text:s text:c="5"/>Doctor Long wanted badly to finish her research into selective memory wiping. That is, going into someone’s memories and only pulling out certain ones erasing them. She wasn’t sure how to do that.</text:p>
      <text:p text:style-name="P47"><text:s text:c="5"/><text:span text:style-name="T266">There were days she wanted to perform the procedure on herself. Get rid of all memories and start from scratch. There was something keeping her from doing it though, she wasn’t sure what that was.</text:span></text:p>
      <text:p text:style-name="P47"><text:soft-page-break/><text:s text:c="5"/><text:span text:style-name="T266">Doctor Long read over the files again and shook her head. Why would they want a complete fresh slate? She guessed they wanted to get out of the agency so bad no matter what it cost.</text:span></text:p>
      <text:p text:style-name="P47"/>
      <text:p text:style-name="P50">* * *</text:p>
      <text:p text:style-name="P49"/>
      <text:p text:style-name="P49"><text:s text:c="5"/>Alice listened to a record <text:span text:style-name="T267">on her vintage record player. She couldn’t tell you who was singing, the label had long been faded away. But she could tell you the words by heart. It was one of her favorite records in the whole world.</text:span></text:p>
      <text:p text:style-name="P49"><text:s text:c="5"/><text:span text:style-name="T268">Sitting up on her bed, she felt her heart beating almost out of her chest. </text:span><text:span text:style-name="T269">She thought it was just the music playing. But no, there was something else bothering her.</text:span></text:p>
      <text:p text:style-name="P49"><text:s text:c="5"/>“<text:span text:style-name="T269">Oh shit!” Alice blurted out. She stopped the record and ran out the door.</text:span></text:p>
      <text:p text:style-name="P49"/>
      <text:p text:style-name="P52">* * *</text:p>
      <text:p text:style-name="P51"/>
      <text:p text:style-name="P51"><text:s text:c="5"/>In the main control room, Russ waited for Alice to show up. He checked his watch several times as he waited. There had to be some way to speed up her arrival, he chuckled to himself.</text:p>
      <text:p text:style-name="P51"><text:s text:c="5"/>Soon Alice arrived. “Sorry boss.” She said. “I lost track of the time.”</text:p>
      <text:p text:style-name="P51"><text:s text:c="5"/>Russ smiled at her. “Of course you did. Find anything amusing to listen to?” He said. “I know you have a record player in your apartment.”</text:p>
      <text:p text:style-name="P51"><text:s text:c="5"/>She nodded. “Yeah something like that.” She said. “I could sing you a few bars.”</text:p>
      <text:p text:style-name="P51"><text:s text:c="5"/>Russ winced. “No thanks. I’ve heard you sing and it’s really not my thing.” He joked.</text:p>
      <text:p text:style-name="P51"><text:soft-page-break/><text:s text:c="5"/>Alice stuck her tongue out at Russ. “Shall we get this show on the road?” She asked.</text:p>
      <text:p text:style-name="P51"><text:s text:c="5"/>Russ smiled at her expression. “Of course.”</text:p>
      <text:p text:style-name="P51"><text:s text:c="5"/>They entered a vortex and disappeared.</text:p>
      <text:p text:style-name="P51"/>
      <text:p text:style-name="P51">Chapter Seventeen</text:p>
      <text:p text:style-name="P51"/>
      <text:p text:style-name="P51"><text:s text:c="5"/><text:span text:style-name="T270">Russ and Alice exited the vortex. They were standing on a cliff overlooking the ocean. It was a beautiful day out. Birds were flying by. People were swimming in the ocean. It was just a really beautiful day.</text:span></text:p>
      <text:p text:style-name="P51"><text:s text:c="5"/><text:span text:style-name="T270">Alice grimaced. “Why did we land here?” She asked. She had a thing about heights that scared her. Being that high up was one thing for sure.</text:span></text:p>
      <text:p text:style-name="P51"><text:s text:c="5"/><text:span text:style-name="T271">Not knowing the answer to her query, Russ simply shrugged. “Don’t have a clue. </text:span><text:span text:style-name="T272">Sometimes the vortex just opens where it wants to open.</text:span><text:span text:style-name="T271">”</text:span></text:p>
      <text:p text:style-name="P51"><text:s text:c="5"/><text:span text:style-name="T272">Alice sighed. The vortex didn’t have a mind of its own she knew this much for certain. </text:span><text:span text:style-name="T273">It always amazed her where the vortex would spit them out at. It was never in the same place relatively speaking of course.</text:span></text:p>
      <text:p text:style-name="P51"><text:s text:c="5"/>“<text:span text:style-name="T273">Well, where’s the guy we’re supposed to pick up?” Alice asked.</text:span></text:p>
      <text:p text:style-name="P51"><text:s text:c="5"/><text:span text:style-name="T273">Russ shook his head. “Not a guy, a woman.” He said. “She’s supposed to be close by.” He looked at his time watch closely. It generated a noise as usual. Indicating where the woman would be found.</text:span></text:p>
      <text:p text:style-name="P51"><text:s text:c="5"/>“<text:span text:style-name="T273">This way.” Russ said.</text:span></text:p>
      <text:p text:style-name="P51"><text:s text:c="5"/><text:span text:style-name="T273">They followed the beeping of the time watch until they came upon a pub. Russ peeked in a window. “Okay she’s in there somewhere.” He said.</text:span></text:p>
      <text:p text:style-name="P51"><text:s text:c="5"/><text:span text:style-name="T273">Alice grunted. “Great, just somewhere in a pub we’re going to find this woman. Why not the street </text:span><text:soft-page-break/><text:span text:style-name="T273">corner? Or the bookstore? A pub really?” She was not amused by the time watches tracking ability.</text:span></text:p>
      <text:p text:style-name="P51"><text:s text:c="5"/>“<text:span text:style-name="T273">Calm down.” Russ said. “We’ll go in, grab her and get out. It’s that simple.” </text:span><text:span text:style-name="T274">All things were simple in Russ’s mind when it came to time traveling. There wasn’t a thing that wasn’t simple. Everything was straight forward too.</text:span></text:p>
      <text:p text:style-name="P51"><text:s text:c="5"/><text:span text:style-name="T274">Alice on the other hand didn’t think that way. She knew there were dangers out there. Nothing was cut and dry. Everything had a price. She wondered what this woman’s price would be. It couldn’t be as simple as Russ had laid it out for her. Nothing worked like that.</text:span></text:p>
      <text:p text:style-name="P51"><text:s text:c="5"/><text:span text:style-name="T275">Russ opened the door to the pub. He surveyed the room as he walked up to the bar. The bartender eyed Russ with suspicion but asked how he was.</text:span></text:p>
      <text:p text:style-name="P51"><text:s text:c="5"/>“<text:span text:style-name="T275">We’re good, thank you.” Russ said. He produced a picture of a woman with red hair. “Have you seen this woman?”</text:span></text:p>
      <text:p text:style-name="P51"><text:s text:c="5"/><text:span text:style-name="T275">The bartender looked over the picture and then to Russ and Alice. “What are you police or something?”</text:span></text:p>
      <text:p text:style-name="P51"><text:s text:c="5"/><text:span text:style-name="T275">Russ nodded. “Something like that. Have you seen her?”</text:span></text:p>
      <text:p text:style-name="P51"><text:s text:c="5"/><text:span text:style-name="T275">The bartender nodded. “Yeah, she’s a regular. </text:span><text:span text:style-name="T276">She’s usually over in that booth.</text:span><text:span text:style-name="T275">” </text:span><text:span text:style-name="T276">He pointed to a booth at the end of the bar. It was empty.</text:span></text:p>
      <text:p text:style-name="P51"><text:s text:c="5"/>“<text:span text:style-name="T276">Huh that’s odd, she was there just a minute ago.” The bartender said. “You might have scared her off.”</text:span></text:p>
      <text:p text:style-name="P51"><text:s text:c="5"/><text:span text:style-name="T276">Russ nodded. “Yeah maybe.”</text:span></text:p>
      <text:p text:style-name="P51"><text:s text:c="5"/>“<text:span text:style-name="T276">Look, I don’t want any trouble here.” The bartender said. He began wiping down the bar. “We’ve been open a year now and everything’s been clean. I swear.”</text:span></text:p>
      <text:p text:style-name="P51"><text:s text:c="5"/>“<text:span text:style-name="T276">No need to worry sir,” Alice said. “We’re sure you’re on the up and up.”</text:span></text:p>
      <text:p text:style-name="P51"><text:soft-page-break/><text:s text:c="5"/><text:span text:style-name="T276">The man smiled. “Thanks.”</text:span></text:p>
      <text:p text:style-name="P51"><text:s text:c="5"/>“<text:span text:style-name="T277">Mind if we wait for her to return?” Russ asked.</text:span></text:p>
      <text:p text:style-name="P51"><text:s text:c="5"/><text:span text:style-name="T277">The bartender shook his head no, “That’s fine. Just order a drink or two and we’ll be good.”</text:span></text:p>
      <text:p text:style-name="P51"><text:s text:c="5"/><text:span text:style-name="T277">Placing some money on the counter, Russ nodded. “Two beers. That’s what we’ll start with.”</text:span></text:p>
      <text:p text:style-name="P51"><text:s text:c="5"/>“<text:span text:style-name="T277">Coming right up.” The bartender took the money and got to work on their drinks.</text:span></text:p>
      <text:p text:style-name="P51"><text:s text:c="5"/><text:span text:style-name="T278">Alice gave Russ a sour look as they walked away from the bar and to a nearby booth where they could see the entire pub easily. “I hate beer.” Alice said.</text:span></text:p>
      <text:p text:style-name="P51"><text:s text:c="5"/><text:span text:style-name="T278">Chief nodded. “I know. Maybe you’ll learn to enjoy it.” He said. “Besides it’s just a cover for now. Don’t worry you don’t have to drink it.”</text:span></text:p>
      <text:p text:style-name="P51"><text:s text:c="5"/>“<text:span text:style-name="T279">Thank goodness.” Alice said.</text:span></text:p>
      <text:p text:style-name="P51"><text:s text:c="5"/><text:span text:style-name="T279">A few moments later a waitress came over with their drinks. “Here you are.” She said. Russ gave her a tip and she smiled back at him. “Hey thanks handsome, haven’t gotten a tip all night.” She walked away.</text:span></text:p>
      <text:p text:style-name="P51"><text:s text:c="5"/><text:span text:style-name="T280">Russ took a sip of his beer. “Mmm Guinness Stout.” He said. “My favorite.”</text:span></text:p>
      <text:p text:style-name="P51"><text:s text:c="5"/><text:span text:style-name="T280">Alice pushed her beer towards Russ. “Here you can have mine.” She said.</text:span></text:p>
      <text:p text:style-name="P51"><text:s text:c="5"/><text:span text:style-name="T280">Russ laughed. “Can you please pretend like you’re having a good time.” He said. “We’re supposed to look like a couple to blend in.”</text:span></text:p>
      <text:p text:style-name="P51"><text:s text:c="5"/><text:span text:style-name="T280">Alice pulled the beer back to her side of the table. “Fine.” She said taking a sip. “Yep still don’t like it.” She laughed.</text:span></text:p>
      <text:p text:style-name="P51"><text:s text:c="5"/>“<text:span text:style-name="T280">So, what got you into time travel to begin with.” Alice asked.</text:span></text:p>
      <text:p text:style-name="P51"><text:s text:c="5"/><text:span text:style-name="T280">Russ smiled. “When I was a boy, I’d listen to all of the science fiction shows I could get my hands on. War of the Worlds was my favorite. I always felt like I </text:span><text:soft-page-break/><text:span text:style-name="T280">was right there in the action. In the moment you know? Well I began wondering if time travel was possible.”</text:span></text:p>
      <text:p text:style-name="P51"><text:s text:c="5"/><text:span text:style-name="T280">Alice held up a hand. “Hold up, you were a boy and you were wondering this?”</text:span></text:p>
      <text:p text:style-name="P51"><text:s text:c="5"/><text:span text:style-name="T280">Russ nodded. “I have a very active imagination.”</text:span></text:p>
      <text:p text:style-name="P51"><text:s text:c="5"/>“<text:span text:style-name="T280">It would appear so.” Alice said.</text:span></text:p>
      <text:p text:style-name="P51"><text:s text:c="5"/>“<text:span text:style-name="T281">The next year my father died, and I wanted so badly to go back in time and change things. To fix him so he wouldn’t die. I was seven at the time. Losing my father at that young of an age, I never got over it.” Russ said. “I suppose I wondered how life would have been different had I never lost my father and he survived to see me get into college.”</text:span></text:p>
      <text:p text:style-name="P51"><text:s text:c="5"/><text:span text:style-name="T281">Alice put her hand on Russ’s for support. “I’m sorry sir. I didn’t know.” She apologized for bringing up the topic. Sliding her hand back across the table, she took another sip of her beer and pretended to enjoy it.</text:span></text:p>
      <text:p text:style-name="P51"><text:s text:c="5"/><text:span text:style-name="T281">Russ nodded. “It’s okay Alice.” He said. “Not too many people know that story. I keep it hidden and locked up in my heart for a reason.”</text:span></text:p>
      <text:p text:style-name="P51"><text:s text:c="5"/>“<text:span text:style-name="T281">I bet.” Alice said. She looked around for the red headed woman. Still nothing.</text:span></text:p>
      <text:p text:style-name="P51"><text:s text:c="5"/><text:span text:style-name="T281">Russ shook his head. “Maybe she won’t be back tonight, perhaps we scared her off.”</text:span></text:p>
      <text:p text:style-name="P51"><text:s text:c="5"/><text:span text:style-name="T281">Alice smiled. “She’ll be back, I have a feeling she’ll come back sir.”</text:span></text:p>
      <text:p text:style-name="P51"><text:s text:c="5"/><text:span text:style-name="T281">Russ looked at Alice, her smile was contagious. “How do you know she’ll be back?”</text:span></text:p>
      <text:p text:style-name="P51"><text:s text:c="5"/>“<text:span text:style-name="T281">It’s her regular place to unwind and relax.” Alice said. “She’ll be back.”</text:span></text:p>
      <text:p text:style-name="P51"><text:s text:c="5"/><text:span text:style-name="T282">An hour passed, then another hour. A third hour was looming over them.</text:span></text:p>
      <text:p text:style-name="P51"><text:soft-page-break/><text:s text:c="5"/>“<text:span text:style-name="T282">Closing time must be upon us sooner than later.” Russ said. “It’s almost two in the morning.” He looked at his watch hoping it would beep the presence of a traveler. Nothing.</text:span></text:p>
      <text:p text:style-name="P51"><text:s text:c="5"/>“<text:span text:style-name="T282">Perhaps we’ll catch her tomorrow.” Alice said.</text:span></text:p>
      <text:p text:style-name="P51"><text:s text:c="5"/><text:span text:style-name="T282">Russ nodded. “Maybe.”</text:span></text:p>
      <text:p text:style-name="P51"><text:s text:c="5"/><text:span text:style-name="T283">Walking over to the bar, Russ looked at the bartender. “Do you know of any good places to sleep for the night?” He asked. “We need a room.”</text:span></text:p>
      <text:p text:style-name="P51"><text:s text:c="5"/><text:span text:style-name="T283">The bartender pointed above him at the ceiling. “I also run a hotel.” He said. “It’s right above you.”</text:span></text:p>
      <text:p text:style-name="P51"><text:s text:c="5"/>“<text:span text:style-name="T283">Perfect.” Russ said. “We’ll take a couple of rooms.”</text:span></text:p>
      <text:p text:style-name="P51"><text:s text:c="5"/><text:span text:style-name="T283">The bartender checked his system and shook his head. “Everything’s booked except for one room. It has a queen bed in it.”</text:span></text:p>
      <text:p text:style-name="P51"><text:s text:c="5"/><text:span text:style-name="T283">Alice grumbled. “We’ll take it.” She said.</text:span></text:p>
      <text:p text:style-name="P51"><text:s text:c="5"/><text:span text:style-name="T283">Russ looked at her with an apologetic look. As if he were saying I’m sorry to her. She looked back and nodded. She understood.</text:span></text:p>
      <text:p text:style-name="P51"><text:s text:c="5"/><text:span text:style-name="T284">Heading upstairs they found room 211. Russ unlocked the door and they walked inside. The room was rather small with the queen size bed in it. But it would do.</text:span></text:p>
      <text:p text:style-name="P51"><text:s text:c="5"/>“<text:span text:style-name="T284">Turn around.” Alice said. “I don’t want you to see me get undressed.”</text:span></text:p>
      <text:p text:style-name="P51"><text:s text:c="5"/><text:span text:style-name="T284">Russ did as he was told. The pair undressed down to their underwear and hopped into bed. Alice drew an imaginary line down the middle of the bed. “Don’t even think about crossing this line.” She said.</text:span></text:p>
      <text:p text:style-name="P51"><text:s text:c="5"/><text:span text:style-name="T284">Russ nodded. “Understood.” </text:span><text:span text:style-name="T285">He kept his hands on his side of the line.</text:span></text:p>
      <text:p text:style-name="P51"><text:s text:c="5"/>“<text:span text:style-name="T285">Alice.” Russ said. “Do you think we’ll be able to catch this woman?”</text:span></text:p>
      <text:p text:style-name="P51"><text:soft-page-break/><text:s text:c="5"/>“<text:span text:style-name="T285">Who red? Of course we’ll catch her.” Alice replied. “There’s no reason why we won’t catch her.” She said. “Why are you worrying about catching her, is there something you know that I don’t?”</text:span></text:p>
      <text:p text:style-name="P51"><text:s text:c="5"/><text:span text:style-name="T285">Russ shook his head. “No, there’s nothing I know that you don’t. It’s just I wonder if we’ll catch her is all. She’s an experienced time agent. She knows all the tricks that we do.”</text:span></text:p>
      <text:p text:style-name="P51"><text:s text:c="5"/><text:span text:style-name="T285">Alice smirked. “Then we’ll have to come up with some new tricks.” She said.</text:span></text:p>
      <text:p text:style-name="P51"><text:s text:c="5"/><text:span text:style-name="T286">Russ nodded. “Right, new tricks.” He repeated. “We have to think outside the box.”</text:span></text:p>
      <text:p text:style-name="P51"><text:s text:c="5"/>“<text:span text:style-name="T286">Yes sir.” Alice said. She turned over to face him. “Are you afraid sir?”</text:span></text:p>
      <text:p text:style-name="P51"><text:s text:c="5"/><text:span text:style-name="T286">Russ shook his head. “No, I’m not afraid, are you?”</text:span></text:p>
      <text:p text:style-name="P51"><text:s text:c="5"/><text:span text:style-name="T286">Alice nodded. “A little.” She said. “</text:span><text:span text:style-name="T287">This is my first rescue mission.” She said.</text:span></text:p>
      <text:p text:style-name="P51"><text:s text:c="5"/><text:span text:style-name="T287">They called them rescue missions because they were rescuing people from themselves. From what they could become if they were allowed to continue down this path of self destruction.</text:span></text:p>
      <text:p text:style-name="P51"><text:s text:c="5"/><text:span text:style-name="T287">As the duo fell asleep, Red was out and about doing what she did best. Stealing from those less fortunate.</text:span></text:p>
      <text:p text:style-name="P51"><text:s text:c="5"/><text:span text:style-name="T287">She was in a house at the moment taking people’s precious things. Gold, silver, diamonds if they had them. Whatever she could find that she could sell she would take.</text:span></text:p>
      <text:p text:style-name="P51"><text:s text:c="5"/><text:span text:style-name="T288">Red looked out the window of the home she was in. She saw headlights of a car pulling in the driveway. That was her cue to get out of there. She ran to the back door and exited in the same fashion as she came in. Stealthy.</text:span></text:p>
      <text:p text:style-name="P51"><text:soft-page-break/><text:s text:c="5"/><text:span text:style-name="T288">The people wouldn’t realize their possessions were gone until a day or two later when they went to look for something. It was the perfect little caper.</text:span></text:p>
      <text:p text:style-name="P51"><text:s text:c="5"/><text:span text:style-name="T289">Red walked down the empty street until she got to her place. Inside, she would open her bag of goodies and take them out one by one looking at them. She always admired her handy work when she got home. Red had gotten some good diamonds this time around. She was pleased with her outing.</text:span></text:p>
      <text:p text:style-name="P51"/>
      <text:p text:style-name="P53">Chapter Eighteen</text:p>
      <text:p text:style-name="P53"/>
      <text:p text:style-name="P53"><text:s text:c="5"/>The next morning, Russ woke up to Alice spooning him. He looked at her over his shoulder and laughed. So much for the imaginary line. He quietly got out of bed and got dressed.</text:p>
      <text:p text:style-name="P53"><text:s text:c="5"/>Rousing Alice, Russ looked at her. “I’m going to go see what’s good to eat.” He said. “Wake up, get dressed and meet me at the hotel’s restaurant in twenty minutes.</text:p>
      <text:p text:style-name="P53"><text:s text:c="5"/>Alice nodded. “Aye sir.” She said.</text:p>
      <text:p text:style-name="P53"><text:s text:c="5"/>Russ left the room leaving Alice there alone to get dressed and ready for the day.</text:p>
      <text:p text:style-name="P53"><text:s text:c="5"/><text:span text:style-name="T290">Walking down the hallway, Russ came across the restaurant. It was a small hole in the wall, but it had coffee and food.</text:span></text:p>
      <text:p text:style-name="P53"><text:s text:c="5"/><text:span text:style-name="T290">Russ sat down at a small table for two and looked over the menu. A waitress came over to him. “What can I get for you?” She asked.</text:span></text:p>
      <text:p text:style-name="P53"><text:s text:c="5"/><text:span text:style-name="T290">Russ looked up from his menu and smiled. “Coffee, black. Eggs over easy with toast and bacon.” He said.</text:span></text:p>
      <text:p text:style-name="P53"><text:s text:c="5"/><text:span text:style-name="T290">The waitress nodded. “Coming right up sir.” She said.</text:span></text:p>
      <text:p text:style-name="P53"><text:soft-page-break/><text:s text:c="5"/><text:span text:style-name="T290">Russ nodded. “I’ll have company in a minute or two, so bring another cup of coffee for her.”</text:span></text:p>
      <text:p text:style-name="P53"><text:s text:c="5"/>“<text:span text:style-name="T290">Black?”</text:span></text:p>
      <text:p text:style-name="P53"><text:s text:c="5"/>“<text:span text:style-name="T290">Yes please” Russ said.</text:span></text:p>
      <text:p text:style-name="P53"><text:s text:c="5"/>“<text:span text:style-name="T290">You’ve got it boss.” The waitress said. “Order in!” She yelled across the restaurant to the chef who was ready to take her order.</text:span></text:p>
      <text:p text:style-name="P53"><text:s text:c="5"/><text:span text:style-name="T291">Alice joined Russ shortly after.</text:span></text:p>
      <text:p text:style-name="P53"><text:s text:c="5"/>“<text:span text:style-name="T291">I have to apologize.” Alice said. “I think I might have hugged you in your sleep last night. I’m so embarrassed.”</text:span></text:p>
      <text:p text:style-name="P53"><text:s text:c="5"/><text:span text:style-name="T291">Russ shook his head. “Don’t worry about it.” He said.</text:span></text:p>
      <text:p text:style-name="P53"><text:s text:c="5"/><text:span text:style-name="T291">The waitress brought coffee for both of them. “Do you want to order anything hun?” She asked.</text:span></text:p>
      <text:p text:style-name="P53"><text:s text:c="5"/><text:span text:style-name="T291">Alice smiled. “Yes, um waffles with a side of sausage.” She said.</text:span></text:p>
      <text:p text:style-name="P53"><text:s text:c="5"/>“<text:span text:style-name="T291">Coming right up.” The waitress said. “Order in!” She yelled again.</text:span></text:p>
      <text:p text:style-name="P53"><text:s text:c="5"/><text:span text:style-name="T291">As they ate their food they wondered where the redheaded lady was. They called her Red because that was her code name. Her real name they had no record of. Nothing in the archives or anything. So Red it was.</text:span></text:p>
      <text:p text:style-name="P53"><text:s text:c="5"/>“<text:span text:style-name="T292">We’ll have to go back to the pub later tonight.” Russ said. “I suppose we’ll have to find something to do in the meantime.”</text:span></text:p>
      <text:p text:style-name="P53"><text:s text:c="5"/><text:span text:style-name="T292">Alice nodded. “Understood. </text:span><text:span text:style-name="T293">Well we are in California, we could go check out the Queen Mary.</text:span><text:span text:style-name="T292">”</text:span></text:p>
      <text:p text:style-name="P53"><text:s text:c="5"/><text:span text:style-name="T293">Russ smiled. “That’s an excellent idea.”</text:span></text:p>
      <text:p text:style-name="P53"><text:s text:c="5"/><text:span text:style-name="T293">The Queen Mary was a ship docked in California for visitors to go and see the ghost ship. It also served as a hotel. </text:span><text:span text:style-name="T294">It attracted hundreds of visitors a day.</text:span></text:p>
      <text:p text:style-name="P53"/>
      <text:p text:style-name="P57">* * *</text:p>
      <text:p text:style-name="P54"><text:soft-page-break/></text:p>
      <text:p text:style-name="P54"><text:s text:c="5"/>Walking through the Queen Mary, Russ looked at the paintings on the wall. He was amazed by how beautiful they were.</text:p>
      <text:p text:style-name="P54"><text:s text:c="5"/>Alice also took in the sights of the ship, she was more interested in its inner workings. The engine room etc. Most of those places were off limits though. She was disappointed.</text:p>
      <text:p text:style-name="P54"/>
      <text:p text:style-name="P58">* * *</text:p>
      <text:p text:style-name="P54"/>
      <text:p text:style-name="P54"><text:s text:c="5"/><text:span text:style-name="T295">Later that night, Russ and Alice found themselves back at the pub waiting for Red to show up. Again they ordered beer, whatever was on tap. It didn’t matter. They weren’t there to drink, they were there to pick someone up.</text:span></text:p>
      <text:p text:style-name="P54"><text:s text:c="5"/><text:span text:style-name="T296">Around midnight a woman with red hair walked in the pub. Russ looked at Alice and smiled.</text:span></text:p>
      <text:p text:style-name="P54"><text:s text:c="5"/>“<text:span text:style-name="T296">Look who just walked in the door.” Russ said.</text:span></text:p>
      <text:p text:style-name="P54"><text:s text:c="5"/><text:span text:style-name="T296">Alice turned to see Red walking over to her usual table. “</text:span><text:span text:style-name="T297">Aha.” She said.</text:span></text:p>
      <text:p text:style-name="P54"><text:s text:c="5"/><text:span text:style-name="T297">Walking over to Red’s table, Russ and Alice sat on either side of Red.</text:span></text:p>
      <text:p text:style-name="P54"><text:s text:c="5"/>“<text:span text:style-name="T297">Hey Red.” Russ said.</text:span></text:p>
      <text:p text:style-name="P54"><text:s text:c="5"/><text:span text:style-name="T297">Red sighed. “I thought I saw you here boss.” She said. “The other night.”</text:span></text:p>
      <text:p text:style-name="P54"><text:s text:c="5"/><text:span text:style-name="T297">Russ nodded.</text:span></text:p>
      <text:p text:style-name="P54"><text:s text:c="5"/>“<text:span text:style-name="T297">Who’s your friend?” She asked Russ.</text:span></text:p>
      <text:p text:style-name="P54"><text:s text:c="5"/>“<text:span text:style-name="T297">This is Alice, she’s an associate of the agency.” Russ said.</text:span></text:p>
      <text:p text:style-name="P54"><text:s text:c="5"/><text:span text:style-name="T297">Red nodded. “Nice to meet you.”</text:span></text:p>
      <text:p text:style-name="P54"><text:s text:c="5"/><text:span text:style-name="T298">Alice returned the nod but didn’t say anything. This was Russ’s show now.</text:span></text:p>
      <text:p text:style-name="P54"><text:s text:c="5"/>“<text:span text:style-name="T298">Why’d you do it Red?” Russ asked. “Why’d you run and hide in the past?”</text:span></text:p>
      <text:p text:style-name="P54"><text:soft-page-break/><text:s text:c="5"/><text:span text:style-name="T298">Red smiled. “I guess you’ve got me now. Why not.” She said. “I wanted to just live life for a moment.” She smiled at Russ. “Don’t you ever get that way boss?”</text:span></text:p>
      <text:p text:style-name="P54"><text:s text:c="5"/><text:span text:style-name="T298">Russ nodded. “Of course but I don’t run from my duties and change the past. Do you know how many time ripples you’ve created?”</text:span></text:p>
      <text:p text:style-name="P54"><text:s text:c="5"/><text:span text:style-name="T298">Red nodded. “I imagine quite a few.” She said.</text:span></text:p>
      <text:p text:style-name="P54"><text:s text:c="5"/><text:span text:style-name="T298">Russ dropped his smile. “More than quite a few.” He said. “Try fifty thousand.”</text:span></text:p>
      <text:p text:style-name="P54"><text:s text:c="5"/><text:span text:style-name="T299">Alice’s mouth dropped open. “Holy cow!” She said.</text:span></text:p>
      <text:p text:style-name="P54"><text:s text:c="5"/><text:span text:style-name="T299">Russ glared at her.</text:span></text:p>
      <text:p text:style-name="P54"><text:s text:c="5"/><text:span text:style-name="T299">Alice closed her mouth.</text:span></text:p>
      <text:p text:style-name="P54"><text:s text:c="5"/>“<text:span text:style-name="T300">Wow.” Red said. “Didn’t think it was that many. Well I’ve got all the money I need.” She interlocked her fingers together. “I suppose you’ll want to take me back to the facility. Wipe my mind, that sort of thing?”</text:span></text:p>
      <text:p text:style-name="P54"><text:s text:c="5"/><text:span text:style-name="T300">Russ frowned. “We don’t want to wipe your mind Red, but if you force us to we will.” </text:span><text:span text:style-name="T301">He didn’t enjoy wiping someone’s mind. It took away who they were, what they were. It erased everything they had become through the program.</text:span></text:p>
      <text:p text:style-name="P54"><text:s text:c="5"/>“<text:span text:style-name="T301">How long have you been on the run?” Alice asked.</text:span></text:p>
      <text:p text:style-name="P54"><text:s text:c="5"/>“<text:span text:style-name="T301">Too long.” Russ said.</text:span></text:p>
      <text:p text:style-name="P54"><text:s text:c="5"/>“<text:span text:style-name="T301">Twenty years.” Red replied.</text:span></text:p>
      <text:p text:style-name="P54"><text:s text:c="5"/>“<text:span text:style-name="T301">And we’re just catching you?” Alice asked. “Wow.”</text:span></text:p>
      <text:p text:style-name="P54"><text:s text:c="5"/>“<text:span text:style-name="T301">It was a good life.” Red said. “I’ve had a lot of fun over the years.” She handed her time watch over to Russ. “Here, I don’t need this anymore.”</text:span></text:p>
      <text:p text:style-name="P54"><text:s text:c="5"/><text:span text:style-name="T301">Russ took the time watch and smiled. “No you don’t I suppose.”</text:span></text:p>
      <text:p text:style-name="P54"><text:soft-page-break/><text:s text:c="5"/><text:span text:style-name="T301">Usually people who run from the time police realize what they’re doing is wrong and turn around eventually. Some are as quick as Red was, others take a while to come around. Either way they come around. Russ enjoyed that part of the job. When catching someone comes to a sort of repentance on their part.</text:span></text:p>
      <text:p text:style-name="P54"><text:s text:c="5"/><text:span text:style-name="T301">Red looked at Russ and Alice. “Mind if we have a drink?” She asked.</text:span></text:p>
      <text:p text:style-name="P54"><text:s text:c="5"/><text:span text:style-name="T301">Russ nodded. “That’s fine. We have the time.”</text:span></text:p>
      <text:p text:style-name="P54"><text:s text:c="5"/><text:span text:style-name="T301">Alice smiled. “Don’t trust the beer, it’s disgusting.”</text:span></text:p>
      <text:p text:style-name="P54"><text:s text:c="5"/><text:span text:style-name="T301">Red shook her head. “Never the beer.” She said. “You poor girl, you had to drink that swill?”</text:span></text:p>
      <text:p text:style-name="P54"><text:s text:c="5"/><text:span text:style-name="T301">Alice laughed. “Yeah I did. Just to find you.” She said.</text:span></text:p>
      <text:p text:style-name="P54"><text:s text:c="5"/><text:span text:style-name="T301">Russ shook his head. “It’s just fine.” He said.</text:span></text:p>
      <text:p text:style-name="P54"><text:s text:c="5"/><text:span text:style-name="T301">A waitress came across the trio. “Red, you found some new friends?”</text:span></text:p>
      <text:p text:style-name="P54"><text:s text:c="5"/><text:span text:style-name="T301">Red sighed. “Something like that. Look, can I get two martinis and a beer?”</text:span></text:p>
      <text:p text:style-name="P54"><text:s text:c="5"/><text:span text:style-name="T301">The waitress nodded. “Coming right up.” She said.</text:span></text:p>
      <text:p text:style-name="P54"><text:s text:c="5"/><text:span text:style-name="T301">A moment later the waitress returned with the order. She placed the martinis in front of Alice and Red, and the beer in front of Russ.</text:span></text:p>
      <text:p text:style-name="P54"><text:s text:c="5"/>“<text:span text:style-name="T301">Thanks.” Russ said. He handed the woman some money.</text:span></text:p>
      <text:p text:style-name="P54"><text:s text:c="5"/>“<text:span text:style-name="T301">Gee thanks mister.” She said as she walked away.</text:span></text:p>
      <text:p text:style-name="P55"><text:s text:c="5"/><text:span text:style-name="T302">As they drank their drinks, they talked about the future the past and the in between. Red laughed with Russ and Alice knowing this was her last outing as a free woman.</text:span></text:p>
      <text:p text:style-name="P71"><text:s text:c="5"/>“Boss” Red said “How did you know where to find me?”</text:p>
      <text:p text:style-name="P71"><text:s text:c="5"/>“Victoria.” Russ said. “She led me right to you.”</text:p>
      <text:p text:style-name="P71"><text:s text:c="5"/>“That damn computer.” Red said.</text:p>
      <text:p text:style-name="P71"><text:soft-page-break/><text:s text:c="5"/>Russ laughed. “Yeah you could say that again.” He smiled. “Don’t take offense to it. She finds most time criminals pretty easily. You did have us looking for twenty years though, so there’s that.”</text:p>
      <text:p text:style-name="P72"><text:s text:c="5"/>Red smiled. “I’m just that good eh?”</text:p>
      <text:p text:style-name="P56"><text:span text:style-name="T302"><text:s text:c="5"/></text:span><text:span text:style-name="T303">Alice eyed Red with a suspicious smile.</text:span><text:span text:style-name="T302"> “</text:span><text:span text:style-name="T303">Red, what’s your real name?”</text:span></text:p>
      <text:p text:style-name="P56"><text:s text:c="5"/><text:span text:style-name="T303">Red shook her head. “Oh I don’t give that one out. I’m not a fan of it.”</text:span></text:p>
      <text:p text:style-name="P56"><text:s text:c="5"/><text:span text:style-name="T303">Alice frowned. “I see.” She took a sip from her martini.</text:span></text:p>
      <text:p text:style-name="P56"><text:s text:c="5"/><text:span text:style-name="T303">Russ looked at Red. He felt sorry for her. He wondered what would happen to her. Would she go in for the brain splat, or would she try and regain her time travel status. It could go either way.</text:span></text:p>
      <text:p text:style-name="P56"><text:s text:c="5"/>“<text:span text:style-name="T303">What do you want from all of this Red?” Russ asked.</text:span></text:p>
      <text:p text:style-name="P56"><text:s text:c="5"/><text:span text:style-name="T303">Red eyed Russ sideways. “I don’t know.” She said. “I know what my choices are. Neither of them seem to be on my radar at the moment.” She said. “Is there a third option one where I can keep my memories and skills intact?”</text:span></text:p>
      <text:p text:style-name="P56"><text:s text:c="5"/><text:span text:style-name="T303">Russ shook his head. “Nope. Not at the moment.” He said. “I wish I could say there was an easy road to all of this, but there isn’t.”</text:span></text:p>
      <text:p text:style-name="P56"><text:s text:c="5"/><text:span text:style-name="T303">Red looked to Alice. “Name’s Susan.” She said.</text:span></text:p>
      <text:p text:style-name="P56"><text:s text:c="5"/><text:span text:style-name="T303">Alice looked back at Red. “Nice to meet you Susan.”</text:span></text:p>
      <text:p text:style-name="P56"><text:s text:c="5"/><text:span text:style-name="T303">Red smiled.</text:span></text:p>
      <text:p text:style-name="P56"><text:s text:c="5"/><text:span text:style-name="T303">Alice smiled back.</text:span></text:p>
      <text:p text:style-name="P56"/>
      <text:p text:style-name="P59">Chapter Nineteen</text:p>
      <text:p text:style-name="P59"/>
      <text:p text:style-name="P59"><text:s text:c="5"/>Stepping out of the portal, Red looked around the main control room. It was the same as the last time <text:soft-page-break/>she had seen it. She smiled at the thought. It was good that sometimes nothing changed.</text:p>
      <text:p text:style-name="P59"><text:s text:c="5"/>Russ led her over to a small booking station. “Prints.” He said. Taking her fingerprints, he led her to a cell.</text:p>
      <text:p text:style-name="P59"><text:s text:c="5"/>“You’ll wait here until we come for you. Don’t talk to anyone.”</text:p>
      <text:p text:style-name="P59"><text:s text:c="5"/>Red nodded.</text:p>
      <text:p text:style-name="P59"><text:s text:c="5"/>Russ closed the cell door.</text:p>
      <text:p text:style-name="P59"><text:s text:c="5"/>“Well look what we have here.” Peter said. “Hey there Red, long time no see.”</text:p>
      <text:p text:style-name="P59"><text:s text:c="5"/>Red looked over at Peter and smiled. “Hey Pete. They caught up with you too eh?”</text:p>
      <text:p text:style-name="P59"><text:s text:c="5"/>Peter nodded. “Yeah something like that. I like to think I let them catch me. Makes things easier that way.”</text:p>
      <text:p text:style-name="P59"><text:s text:c="5"/>Red nodded. “Yeah I get that.” She said.</text:p>
      <text:p text:style-name="P59"><text:s text:c="5"/><text:span text:style-name="T304">Red wished she could change everything. But that wasn’t about to happen. She couldn’t change the past anymore, there wasn’t any device she had control over that would allow her to do so.</text:span></text:p>
      <text:p text:style-name="P59"><text:s text:c="5"/><text:span text:style-name="T305">Peter’s smile faded. “What are they going to do with us Red? I’ve been here for over a month now.”</text:span></text:p>
      <text:p text:style-name="P59"><text:s text:c="5"/><text:span text:style-name="T305">Red shrugged her shoulders. “I don’t know Pete. Maybe wipe our memories, maybe nothing. Who’s to know.”</text:span></text:p>
      <text:p text:style-name="P59"><text:s text:c="5"/>“<text:span text:style-name="T305">I’m scared Red.”</text:span></text:p>
      <text:p text:style-name="P59"><text:s text:c="5"/>“<text:span text:style-name="T305">Me too Pete.”</text:span></text:p>
      <text:p text:style-name="P59"/>
      <text:p text:style-name="P61">* * *</text:p>
      <text:p text:style-name="P60"/>
      <text:p text:style-name="P60"><text:s text:c="5"/>Russ and Alice walked into Chief’s office.</text:p>
      <text:p text:style-name="P60"><text:s text:c="5"/>“We have a confession.” Alice said.</text:p>
      <text:p text:style-name="P60"><text:s text:c="5"/>“And a prisoner.” Russ confirmed.</text:p>
      <text:p text:style-name="P60"><text:soft-page-break/><text:s text:c="5"/>Chief turned around in his chair to face them. “Good job.” He said. He was again pleased with the performance of his team.</text:p>
      <text:p text:style-name="P60"><text:s text:c="5"/>“Interrogate her again.” Chief said. “I want to know exactly what items she took. <text:span text:style-name="T306">What was she after specifically? We’re looking for time items here people.</text:span>”</text:p>
      <text:p text:style-name="P60"><text:s text:c="5"/><text:span text:style-name="T306">Russ nodded. “Yes sir.”</text:span></text:p>
      <text:p text:style-name="P60"><text:s text:c="5"/><text:span text:style-name="T306">Alice and Russ exited Chief's office.</text:span></text:p>
      <text:p text:style-name="P60"><text:s text:c="5"/>“<text:span text:style-name="T306">Wow.” Alice said. “I’ve never seen him so determined.”</text:span></text:p>
      <text:p text:style-name="P60"><text:s text:c="5"/><text:span text:style-name="T307">Russ nodded. “Yeah he can get that way from time to time. </text:span><text:span text:style-name="T308">Let’s go talk with Red again.</text:span><text:span text:style-name="T307">”</text:span></text:p>
      <text:p text:style-name="P60"><text:s text:c="5"/><text:span text:style-name="T308">Alice smiled. She liked Red.</text:span></text:p>
      <text:p text:style-name="P60"><text:s text:c="5"/><text:span text:style-name="T308">Making their way to the holding cell, they found Red fast asleep.</text:span></text:p>
      <text:p text:style-name="P60"><text:s text:c="5"/>“<text:span text:style-name="T308">Wake up Red.” Russ said. “We have some questions for you.”</text:span></text:p>
      <text:p text:style-name="P60"><text:s text:c="5"/><text:span text:style-name="T308">Red sat up and frowned. “I was having this really bizarre dream.” She said. “You two were in it, and we were on a treasure hunt.” Red continued. “It was so weird.”</text:span></text:p>
      <text:p text:style-name="P60"><text:s text:c="5"/>“<text:span text:style-name="T309">Anyways, what’s up?” Red asked.</text:span></text:p>
      <text:p text:style-name="P60"><text:s text:c="5"/>“<text:span text:style-name="T309">We have some questions for you.”</text:span></text:p>
      <text:p text:style-name="P60"><text:s text:c="5"/><text:span text:style-name="T309">Standing up, Red put her arms out. “Okay ready for the cuffs.”</text:span></text:p>
      <text:p text:style-name="P60"><text:s text:c="5"/>“<text:span text:style-name="T309">Not that kind of interrogation.” Russ said.</text:span></text:p>
      <text:p text:style-name="P60"><text:s text:c="5"/><text:span text:style-name="T309">Lowering her hands, Red asked what was going on. Usually interrogations performed with handcuffs. That was protocol.</text:span></text:p>
      <text:p text:style-name="P60"><text:s text:c="5"/><text:span text:style-name="T309">Russ unlocked the cell and led Red to an interrogation room.</text:span></text:p>
      <text:p text:style-name="P60"><text:s text:c="5"/><text:span text:style-name="T309">They sat across a table from each other.</text:span></text:p>
      <text:p text:style-name="P60"><text:s text:c="5"/>“<text:span text:style-name="T309">Okay Red,” Chief began “Tell me about the things you stole.”</text:span></text:p>
      <text:p text:style-name="P60"><text:soft-page-break/><text:s text:c="5"/><text:span text:style-name="T309">Red smiled. “Oh I only took the pretty things. The things that called out to me.” She said. “Diamonds are my favorite.”</text:span></text:p>
      <text:p text:style-name="P60"><text:s text:c="5"/><text:span text:style-name="T309">Russ looked to Alice.</text:span></text:p>
      <text:p text:style-name="P60"><text:s text:c="5"/>“<text:span text:style-name="T309">Susan.” Alice said. “Did you ever take any time travel equipment from anywhere?”</text:span></text:p>
      <text:p text:style-name="P60"><text:s text:c="5"/><text:span text:style-name="T309">Red looked at Alice and frowned. She should have never told her the name she was born with. Should have kept it secret.</text:span></text:p>
      <text:p text:style-name="P60"><text:s text:c="5"/>“<text:span text:style-name="T309">No never.” She said. “I had my time watch but that was given to me from Chief. I never took any kind of time machine equipment from the complex.”</text:span></text:p>
      <text:p text:style-name="P60"><text:s text:c="5"/>“<text:span text:style-name="T309">What about someplace else?” Russ asked.</text:span></text:p>
      <text:p text:style-name="P60"><text:s text:c="5"/>“<text:span text:style-name="T309">Like where?” Red said.</text:span></text:p>
      <text:p text:style-name="P60"><text:s text:c="5"/><text:span text:style-name="T309">Alice leaned forward. “From the future maybe? To give you an edge against us for so long?”</text:span></text:p>
      <text:p text:style-name="P60"><text:s text:c="5"/><text:span text:style-name="T309">Red shook her head. “Nope, never even been to the future. Can’t steal from there if I haven’t been there.”</text:span></text:p>
      <text:p text:style-name="P60"><text:s text:c="5"/><text:span text:style-name="T309">Russ nodded. Placing his hands on the table, he looked Red in the eyes. “Give me your hands.”</text:span></text:p>
      <text:p text:style-name="P60"><text:s text:c="5"/><text:span text:style-name="T309">Red held out her hands palms up.</text:span></text:p>
      <text:p text:style-name="P60"><text:s text:c="5"/><text:span text:style-name="T309">Russ held onto Red’s hands at her wrists feeling her pulse. Watching her breathing. “Now tell me again, did you steal any technology involved in time travel?”</text:span></text:p>
      <text:p text:style-name="P60"><text:s text:c="5"/><text:span text:style-name="T309">Red looked at Russ and shook her head. “No, I have never stolen any tech that had to deal with time travel. I only stole jewelry.”</text:span></text:p>
      <text:p text:style-name="P60"><text:s text:c="5"/>“<text:span text:style-name="T309">She’s telling the truth.” Russ said letting go of Red’s wrists.</text:span></text:p>
      <text:p text:style-name="P60"><text:s text:c="5"/><text:span text:style-name="T309">Alice looked at Russ. “How do you know?” She asked.</text:span></text:p>
      <text:p text:style-name="P60"><text:s text:c="5"/>“<text:span text:style-name="T310">I just do.” Russ said. “I’ve been trained in lie detecting.”</text:span></text:p>
      <text:p text:style-name="P60"><text:soft-page-break/><text:s text:c="5"/>“<text:span text:style-name="T311">I see.” Alice said.</text:span></text:p>
      <text:p text:style-name="P60"><text:s text:c="5"/><text:span text:style-name="T311">Red smiled. “It comes in handy doesn’t it buddy.” She said. “Now my turn.” She grabbed Russ’s wrists.</text:span></text:p>
      <text:p text:style-name="P60"><text:s text:c="5"/>“<text:span text:style-name="T311">What are you going to do with me?” </text:span><text:span text:style-name="T312">Red asked.</text:span></text:p>
      <text:p text:style-name="P60"><text:s text:c="5"/><text:span text:style-name="T311">Russ looked at Red. He couldn’t look away from her. It was odd. Strange at best. He couldn’t understand what was going on, no one had such powerful lie detecting skills. She must have been practicing over the last twenty years.</text:span></text:p>
      <text:p text:style-name="P60"><text:s text:c="5"/>“<text:span text:style-name="T311">I don’t know.” Russ said. “We haven’t decided yet.”</text:span></text:p>
      <text:p text:style-name="P60"><text:s text:c="5"/>“<text:span text:style-name="T311">Is a mind wipe an option.” Red asked.</text:span></text:p>
      <text:p text:style-name="P60"><text:s text:c="5"/><text:span text:style-name="T311">Russ answered. “Yes it is.”</text:span></text:p>
      <text:p text:style-name="P60"><text:s text:c="5"/><text:span text:style-name="T311">Red let go of Russ’s wrists. “Okay, thank you.” She said.</text:span></text:p>
      <text:p text:style-name="P60"><text:s text:c="5"/><text:span text:style-name="T313">Standing up, Russ led Red back to her cell. He and Alice then left the room.</text:span></text:p>
      <text:p text:style-name="P60"><text:s text:c="5"/>“<text:span text:style-name="T313">How bad was it Red?” Peter asked.</text:span></text:p>
      <text:p text:style-name="P60"><text:s text:c="5"/>“<text:span text:style-name="T313">Not bad at all Pete.” Red said. “Not bad at all.”</text:span></text:p>
      <text:p text:style-name="P60"/>
      <text:p text:style-name="P63">* * *</text:p>
      <text:p text:style-name="P62"/>
      <text:p text:style-name="P62"><text:s text:c="5"/>Back in Chief’s office, Russ and Alice reported their findings.</text:p>
      <text:p text:style-name="P62"><text:s text:c="5"/>“That’s not all Chief, she’s been trained in advanced lie detecting. I couldn’t lie to her if I wanted to while she held my wrists. This could be an asset if she decides to turn back and become an agent again.” Russ said.</text:p>
      <text:p text:style-name="P62"><text:s text:c="5"/>Chief nodded. “Yes it could be. If she wants to come back though. Only if she wants to come back.”</text:p>
      <text:p text:style-name="P62"><text:s text:c="5"/>Alice placed her hands on Chief’s desk. “How do we make her decide to come back into the fold as it were?” She asked.</text:p>
      <text:p text:style-name="P62"><text:soft-page-break/><text:s text:c="5"/>Russ shook his head. “There’s no way of telling if she would keep up her end of the bargain. She’s been rogue for too long.”</text:p>
      <text:p text:style-name="P62"><text:s text:c="5"/>Alice nodded. “I see.” <text:span text:style-name="T314">She didn’t like that answer. Alice didn’t like any answer she was receiving.</text:span></text:p>
      <text:p text:style-name="P62"><text:s text:c="5"/><text:span text:style-name="T314">Walking out of Chief’s office, Alice slammed the door.</text:span></text:p>
      <text:p text:style-name="P62"><text:s text:c="5"/>“<text:span text:style-name="T314">She’ll be fine.” Chief said. “She does this from time to time. It’ll be okay.”</text:span></text:p>
      <text:p text:style-name="P62"/>
      <text:p text:style-name="P64">Chapter Twenty</text:p>
      <text:p text:style-name="P64"/>
      <text:p text:style-name="P64"><text:s text:c="5"/><text:span text:style-name="T315">Alice tossed and turned in her bed. She couldn’t sleep. At first she thought she was too warm so she stripped down to her underwear. Then she thought she was too cold so she put her pajamas back on.</text:span></text:p>
      <text:p text:style-name="P64"><text:s text:c="5"/><text:span text:style-name="T316">Walking out of her apartment, Alice went to the elevator that would take her down to the holding cells.</text:span></text:p>
      <text:p text:style-name="P64"><text:s text:c="5"/><text:span text:style-name="T316">Standing in the elevator, she wondered what was happening. Why couldn’t she sleep? Why was Red in her head so much? What was she doing that caused Alice not to sleep?</text:span></text:p>
      <text:p text:style-name="P64"><text:s text:c="5"/><text:span text:style-name="T316">As the elevator stopped, Alice got off and walked into the holding cell area.</text:span></text:p>
      <text:p text:style-name="P64"><text:s text:c="5"/><text:span text:style-name="T317">Walking past the various cells, Alice looked at the prisoners. She had no sympathy for most of them. The one she wanted to talk to was asleep.</text:span></text:p>
      <text:p text:style-name="P64"><text:s text:c="5"/>“<text:span text:style-name="T317">Red.” Alice said. “Red wake up.”</text:span></text:p>
      <text:p text:style-name="P64"><text:s text:c="5"/><text:span text:style-name="T317">Red turned over and looked at Alice. “What do you want angel?” She asked.</text:span></text:p>
      <text:p text:style-name="P64"><text:s text:c="5"/><text:span text:style-name="T317">Alice shook her head. “I want to know why you did what you did.” She said. “Why hide in the past only to steal jewelry?”</text:span></text:p>
      <text:p text:style-name="P64"><text:soft-page-break/><text:s text:c="5"/><text:span text:style-name="T317">Red sat up and looked at Alice. “Do you really want to know Alice? Do you now?”</text:span></text:p>
      <text:p text:style-name="P64"><text:s text:c="5"/><text:span text:style-name="T317">Alice nodded her head. “Yes I want to know. Why risk it all just to land up here ready for a mind wipe?”</text:span></text:p>
      <text:p text:style-name="P64"><text:s text:c="5"/>“<text:span text:style-name="T318">Well it’s like this.” Red said. “I found comfort in stealing those items. I found comfort in living in the past. Okay? Is that enough for you?”</text:span></text:p>
      <text:p text:style-name="P64"><text:s text:c="5"/><text:span text:style-name="T318">Alice shook her head. “No that’s not enough.” She said. “There has got to be more.”</text:span></text:p>
      <text:p text:style-name="P64"><text:s text:c="5"/>“<text:span text:style-name="T318">No there isn’t anymore to it than that.” Red said. “I saw pretty things that I liked, and I took them. What’s the matter dear? Don’t you understand that?”</text:span></text:p>
      <text:p text:style-name="P64"><text:s text:c="5"/><text:span text:style-name="T318">Alice looked into Red’s eyes and wondered what she was hiding from her. “</text:span><text:span text:style-name="T319">No I suppose I don’t understand it at all.” She said. “I need better proof.”</text:span></text:p>
      <text:p text:style-name="P64"><text:s text:c="5"/><text:span text:style-name="T319">Red stood up and walked to the cell wall. “Listen you don’t want to go down this road.” She said. “You’ll end up just like me if you do. Do you want that?”</text:span></text:p>
      <text:p text:style-name="P64"><text:s text:c="5"/>“<text:span text:style-name="T319">Of course not.” Alice said. “Why would I want that to happen?”</text:span></text:p>
      <text:p text:style-name="P64"><text:s text:c="5"/><text:span text:style-name="T319">Red smiled. “Good girl. That’s what I’m talking about.” She said. “You don’t need to follow in my footsteps. That’s all you need to know. Go back to bed now.”</text:span></text:p>
      <text:p text:style-name="P64"><text:s text:c="5"/><text:span text:style-name="T319">As if in a trance, Alice nodded her head. “Okay. Goodnight.” She turned and left.</text:span></text:p>
      <text:p text:style-name="P64"><text:s text:c="5"/>“<text:span text:style-name="T319">Wow Red, that was some good stuff.” Peter said.</text:span></text:p>
      <text:p text:style-name="P64"><text:s text:c="5"/><text:span text:style-name="T320">Red nodded. “If you liked that, you’ll love what’s coming next.”</text:span></text:p>
      <text:p text:style-name="P64"/>
      <text:p text:style-name="P66">* * *</text:p>
      <text:p text:style-name="P65"/>
      <text:p text:style-name="P65"><text:s text:c="5"/>Alice entered her apartment and climbed into bed. She hugged a pillow for comfort. Not knowing exactly <text:soft-page-break/>what happened, she just wanted to hug something. To feel safe, secure. She didn’t feel that way at all. She tried to fall asleep but found it difficult to do. Something had just happened to her and she couldn’t tell what it was.</text:p>
      <text:p text:style-name="P65"><text:s text:c="5"/>Alice frowned at the thought that someone had the ability to affect her mind. Her thoughts. The way she was thinking. It didn’t make any sense.</text:p>
      <text:p text:style-name="P65"/>
      <text:p text:style-name="P66">* * *</text:p>
      <text:p text:style-name="P65"/>
      <text:p text:style-name="P65"><text:s text:c="5"/>Russ was sitting in his apartment relaxing and listening to some old radio program he grew up with. <text:span text:style-name="T321">He loved radio programs. They didn’t play them anymore these days and that was a shame.</text:span></text:p>
      <text:p text:style-name="P65"><text:s text:c="5"/><text:span text:style-name="T321">He was listening to The Shadow Radio Show.</text:span></text:p>
      <text:p text:style-name="P65"><text:s text:c="5"/><text:span text:style-name="T321">Knock Knock Knock.</text:span></text:p>
      <text:p text:style-name="P65"><text:s text:c="5"/><text:span text:style-name="T321">There was someone at his door.</text:span></text:p>
      <text:p text:style-name="P65"><text:s text:c="5"/><text:span text:style-name="T321">Russ got up and opened the door. Alice stood there freezing.</text:span></text:p>
      <text:p text:style-name="P65"><text:s text:c="5"/>“<text:span text:style-name="T321">Can I come in please?” She asked.</text:span></text:p>
      <text:p text:style-name="P65"><text:s text:c="5"/><text:span text:style-name="T321">Russ nodded. “Yeah come in. What’s wrong?”</text:span></text:p>
      <text:p text:style-name="P65"><text:s text:c="5"/><text:span text:style-name="T321">Alice’s teeth were chattering. She couldn’t form the sentences needed to convey her message.</text:span></text:p>
      <text:p text:style-name="P65"><text:s text:c="5"/><text:span text:style-name="T321">Russ grabbed a blanket off his bed and put it around Alice.</text:span></text:p>
      <text:p text:style-name="P65"><text:s text:c="5"/>“<text:span text:style-name="T321">She’s done something to me.” Alice said. “Horrible horrible things.”</text:span></text:p>
      <text:p text:style-name="P65"><text:s text:c="5"/><text:span text:style-name="T321">Russ frowned. “Did you tell Chief about this?” He asked.</text:span></text:p>
      <text:p text:style-name="P65"><text:s text:c="5"/><text:span text:style-name="T321">Alice nodded. “I tried to, he’s asleep and wouldn’t wake up. So I came to you.” She said rubbing her arms trying to warm up.</text:span></text:p>
      <text:p text:style-name="P65"><text:s text:c="5"/><text:span text:style-name="T321">Russ tried to understand what was going on. “Okay from the top, tell me exactly what happened.”</text:span></text:p>
      <text:p text:style-name="P65"><text:soft-page-break/></text:p>
      <text:p text:style-name="P68">* * *</text:p>
      <text:p text:style-name="P67"/>
      <text:p text:style-name="P67"><text:s text:c="5"/>Chief was asleep when the knock came at the door. The knocking only persisted further until he got up and answered the door. To find Russ and Alice there.</text:p>
      <text:p text:style-name="P67"><text:s text:c="5"/>“Yes Russ, what is it?”Chief asked.</text:p>
      <text:p text:style-name="P67"><text:s text:c="5"/>“Chief we have a problem.” Russ said. “Red has some kind of telepathy power which she uses to mess with people’s minds.”</text:p>
      <text:p text:style-name="P67"><text:s text:c="5"/>Chief tried to wake up. “Telepathy what now? She can do what?”</text:p>
      <text:p text:style-name="P67"><text:s text:c="5"/>Russ nodded. “Yes that’s what I said. <text:span text:style-name="T322">She can control people with her mind.” Russ said. “She controlled Alice just a short minute or so ago.”</text:span></text:p>
      <text:p text:style-name="P67"><text:s text:c="5"/><text:span text:style-name="T322">Chief looked at Alice who was still shivering in Russ’s blanket. “Alice! Why didn’t you come to me?”</text:span></text:p>
      <text:p text:style-name="P67"><text:s text:c="5"/><text:span text:style-name="T322">Alice’s teeth were still chattering. “I tried to Richard, but I couldn’t wake you up. So I went to Russ. He was awake.”</text:span></text:p>
      <text:p text:style-name="P67"><text:s text:c="5"/>“<text:span text:style-name="T323">We need to perform a mind wipe as soon as possible.” Russ said.</text:span></text:p>
      <text:p text:style-name="P67"><text:s text:c="5"/><text:span text:style-name="T323">Chief rubbed his head. “Is that completely necessary? I mean if she’s been able to do this, wouldn’t that be a great advantage for us?” He asked.</text:span></text:p>
      <text:p text:style-name="P67"><text:s text:c="5"/><text:span text:style-name="T323">Russ nodded. “Yes it would be, but that’s no reason to keep her the way she is. Only a mind wipe will keep her out of danger to us and herself.”</text:span></text:p>
      <text:p text:style-name="P67"><text:s text:c="5"/><text:span text:style-name="T323">Chief rubbed his chin for a moment as he thought. A mind wipe would change the girl forever. She wouldn’t even know who she was. Red had been one of his best operatives, he was sad to see that she had taken this road.</text:span></text:p>
      <text:p text:style-name="P67"><text:s text:c="5"/>“<text:span text:style-name="T323">Okay, set her up for a mind wipe tomorrow morning. Let Doctor Long know.”</text:span></text:p>
      <text:p text:style-name="P67"><text:soft-page-break/><text:s text:c="5"/><text:span text:style-name="T323">Russ nodded. “Yes sir.” He led Alice out the door.</text:span></text:p>
      <text:p text:style-name="P67"/>
      <text:p text:style-name="P69">Chapter Twenty One</text:p>
      <text:p text:style-name="P69"/>
      <text:p text:style-name="P69"><text:s text:c="5"/>Doctor Long stood waiting for her patient to arrive. She had been informed of an urgent need for a mind wipe in the morning.</text:p>
      <text:p text:style-name="P69"><text:s text:c="5"/>She watched as Russ and Alice brought Red into the medical bay. Red looked mad, angry that they would do this to her.</text:p>
      <text:p text:style-name="P69"><text:s text:c="5"/>“No! You can’t do this to me!” Red yelled. “I won’t allow it!” She was more than upset. She was straight out pissed off. “I will kill you all!” She yelled.</text:p>
      <text:p text:style-name="P69"><text:s text:c="5"/>“Hold her still.” Doctor Long said. “I need to sedate her.” She reached for a needle and poked it into Red’s arm. Red slumped down into Russ’s arms. He picked her up and laid her on a bed.</text:p>
      <text:p text:style-name="P69"><text:s text:c="5"/>“Okay doc, she’s all yours. Do your thing.” Russ said.</text:p>
      <text:p text:style-name="P69"><text:s text:c="5"/>Russ and Alice left the room <text:span text:style-name="T325">and waited outside for the procedure to be finished</text:span>.</text:p>
      <text:p text:style-name="P69"><text:s text:c="5"/><text:span text:style-name="T324">Doctor Long looked at Red and frowned. Such a waste to do this to the young woman. </text:span><text:span text:style-name="T325">She thought about not doing the procedure and letting Red escape, but that would be almost impossible. She would have to time everything perfectly.</text:span></text:p>
      <text:p text:style-name="P69"><text:s text:c="5"/><text:span text:style-name="T325">Red laid there motionless. Her body limp.</text:span></text:p>
      <text:p text:style-name="P69"><text:s text:c="5"/><text:span text:style-name="T325">Doctor Long prepared the device. Placing it on Red’s head, she activated it.</text:span></text:p>
      <text:p text:style-name="P69"><text:s text:c="5"/><text:span text:style-name="T325">Five minutes later, Doctor Long removed the device and called for Russ.</text:span></text:p>
      <text:p text:style-name="P69"><text:s text:c="5"/><text:span text:style-name="T325">Russ came in the room almost immediately. “</text:span><text:span text:style-name="T326">Is it done?” He asked.</text:span></text:p>
      <text:p text:style-name="P69"><text:s text:c="5"/><text:span text:style-name="T326">Doctor Long nodded. “Yes, it’s done. She doesn’t have any memories left.”</text:span></text:p>
      <text:p text:style-name="P69"><text:soft-page-break/><text:s text:c="5"/><text:span text:style-name="T326">Russ picked Red up in his arms and walked towards the elevator. Alice followed him.</text:span></text:p>
      <text:p text:style-name="P69"><text:s text:c="5"/><text:span text:style-name="T326">In the elevator, Russ looked at Alice who was looking at Red.</text:span></text:p>
      <text:p text:style-name="P69"><text:s text:c="5"/>“<text:span text:style-name="T326">Are we doing the right thing boss?” Alice asked.</text:span></text:p>
      <text:p text:style-name="P69"><text:s text:c="5"/><text:span text:style-name="T326">Russ nodded. “Yes, we’re doing the right thing. It had to be done. There’s nothing else to have done for her. You saw how crazy she was acting.” He said.</text:span></text:p>
      <text:p text:style-name="P69"><text:s text:c="5"/><text:span text:style-name="T326">Alice understood what Russ was saying but still felt it was wrong to erase a person’s life like they did. Alice was glad she wasn’t the one to have performed the procedure. Alice wasn’t sure she could live with herself had she done it.</text:span></text:p>
      <text:p text:style-name="P69"><text:s text:c="5"/><text:span text:style-name="T326">As the elevator stopped on the debarkation room floor, Russ and Alice walked to the middle of the room. Activating a time vortex, Russ and Alice and Red vanished.</text:span></text:p>
      <text:p text:style-name="P69"><text:s text:c="5"/><text:span text:style-name="T326">They appeared in front of the 34</text:span><text:span text:style-name="T252">th</text:span><text:span text:style-name="T326"> Street Mission. Russ knew this place well, they would take good care of Red.</text:span></text:p>
      <text:p text:style-name="P69"><text:s text:c="5"/><text:span text:style-name="T326">Alice knocked on the door as Russ laid Red down on the steps of the mission. They vanished soon after in a vortex back to their own time.</text:span></text:p>
      <text:p text:style-name="P69"><text:s text:c="5"/><text:span text:style-name="T326">Red woke up not knowing who she was or how she got where she was. The door opened. A nun answered the door. “Oh dear, another one.” She said.</text:span></text:p>
      <text:p text:style-name="P69"><text:s text:c="5"/><text:span text:style-name="T326">Red stood up looking at the nun. “Can you tell me where I am?”</text:span></text:p>
      <text:p text:style-name="P69"><text:s text:c="5"/><text:span text:style-name="T326">The nun answered “Yes, you’re at the 34</text:span><text:span text:style-name="T252">th</text:span><text:span text:style-name="T326"> Street Mission dear. Come inside we’ll help you get settled.”</text:span></text:p>
      <text:p text:style-name="P69"><text:s text:c="5"/><text:span text:style-name="T326">Red followed the nun into the mission and was never heard from again.</text:span></text:p>
      <text:p text:style-name="P69"/>
      <text:p text:style-name="P75">* * *</text:p>
      <text:p text:style-name="P74"/>
      <text:p text:style-name="P74"><text:soft-page-break/><text:s text:c="5"/>Russ and Alice entered their own time and looked around. Everything seemed to be in line and nothing out of order that they could tell. Russ looked to Alice.</text:p>
      <text:p text:style-name="P74"><text:s text:c="5"/>“We best be reporting to the Chief.” Russ said.</text:p>
      <text:p text:style-name="P74"><text:s text:c="5"/>Alice nodded. “Yes boss.”</text:p>
      <text:p text:style-name="P74"><text:s text:c="5"/>They climbed the stairs up to Chief’s office.</text:p>
      <text:p text:style-name="P74"><text:s text:c="5"/>Knocking on the door, Russ waited for Chief to yell “Come.”</text:p>
      <text:p text:style-name="P74"><text:s text:c="5"/>Entering the office, Russ saw that a woman was sitting in Chief’s chair. He looked to Alice confused.</text:p>
      <text:p text:style-name="P74"><text:s text:c="5"/>“Chief?” Russ asked.</text:p>
      <text:p text:style-name="P74"><text:s text:c="5"/>“Sharon.” The woman said. “Chief has been temporarily reassigned.”</text:p>
      <text:p text:style-name="P74"><text:s text:c="5"/>“By whom?” Russ asked. “There’s no hierarchy above Chief.”</text:p>
      <text:p text:style-name="P74"><text:s text:c="5"/>Sharon shook her head. “Oh but there is.” She said. “Don’t worry you’ll catch on sooner or later. What do you have to report?”</text:p>
      <text:p text:style-name="P74"><text:s text:c="5"/>Russ stood at attention <text:span text:style-name="T328">and saluted</text:span>. “Yes ma’am. We delivered Red to the 34<text:span text:style-name="T250">th</text:span> Street Mission as usual. Everything went according to plan.”</text:p>
      <text:p text:style-name="P74"><text:s text:c="5"/>“Very well.” Sharon said. “You are dismissed.”</text:p>
      <text:p text:style-name="P74"><text:s text:c="5"/>Russ did an about face and walked out the door. Alice followed.</text:p>
      <text:p text:style-name="P74"><text:s text:c="5"/>“What was that all about?” Alice said. “You never salute anyone.”</text:p>
      <text:p text:style-name="P74"><text:s text:c="5"/>Russ nodded. “I know, but it seemed like the right thing to do. <text:span text:style-name="T328">I can’t explain it. I think the timeline has changed somehow.”</text:span></text:p>
      <text:p text:style-name="P74"><text:s text:c="5"/>“<text:span text:style-name="T328">By leaving Red on the steps of a mission?” Alice asked.</text:span></text:p>
      <text:p text:style-name="P74"><text:s text:c="5"/><text:span text:style-name="T328">Russ nodded. “I think so. Chief would know the answer to this, but he’s not here. He’s someplace else. I wonder if we can track him down. No, they </text:span><text:soft-page-break/><text:span text:style-name="T328">probably have him under guard or something. So that’s useless.” Russ said.</text:span></text:p>
      <text:p text:style-name="P74"><text:s text:c="5"/><text:span text:style-name="T328">Alice put her hands on her hips and stopped walking. Russ turned around to face her.</text:span></text:p>
      <text:p text:style-name="P74"><text:s text:c="5"/>“<text:span text:style-name="T328">We’ve got to do something.” She said. “There’s nothing out there stopping us. I doubt Sharon even knows how this whole time travel business works.” Alice said. She folded her arms under her breasts. “We’ve got to do something.”</text:span></text:p>
      <text:p text:style-name="P74"><text:s text:c="5"/><text:span text:style-name="T328">Russ nodded. “Let’s go talk to Doctor Long, she’s in charge of people being discharged from this place. Maybe she has some answers.”</text:span></text:p>
      <text:p text:style-name="P74"><text:s text:c="5"/><text:span text:style-name="T328">Entering the elevator, Russ and Alice headed down to the medical bay to have a chat with the good doctor.</text:span></text:p>
      <text:p text:style-name="P74"><text:s text:c="5"/><text:span text:style-name="T328">Doctor Long was sitting in her office reading over her latest report of Red’s conversion. She called it a conversion, but what it was...was completely different. It was a mind rape of sorts. Doctor Long hated that machine.</text:span></text:p>
      <text:p text:style-name="P74"><text:s text:c="5"/><text:span text:style-name="T328">As Russ and Alice walked in, Doctor Long stood at her desk at attention.</text:span></text:p>
      <text:p text:style-name="P74"><text:s text:c="5"/><text:span text:style-name="T328">Russ was confused. “As you were?” He said questioning why she was at attention to begin with.</text:span></text:p>
      <text:p text:style-name="P74"><text:s text:c="5"/>“<text:span text:style-name="T328">Yes sir, thank you sir.” She said.</text:span></text:p>
      <text:p text:style-name="P74"><text:s text:c="5"/><text:span text:style-name="T328">Russ looked at Doctor Long and then to Alice. “Uh Doctor? Have we become a military organization while we were gone?”</text:span></text:p>
      <text:p text:style-name="P74"><text:s text:c="5"/><text:span text:style-name="T328">Doctor Long shook her head. “No sir, I believe we began as a military organization. With the President of the United States fully backing it.”</text:span></text:p>
      <text:p text:style-name="P74"><text:s text:c="5"/><text:span text:style-name="T328">Russ shook his head, he couldn’t believe what was going on. Something big had happened since they last time traveled.</text:span></text:p>
      <text:p text:style-name="P74"><text:soft-page-break/><text:s text:c="5"/>“<text:span text:style-name="T328">Doctor.” Russ said. “Do you have any detail on Red?”</text:span></text:p>
      <text:p text:style-name="P74"><text:s text:c="5"/><text:span text:style-name="T328">Doctor Long picked up a report and handed it to Russ. “Everything went by the book.” She said. “Sir.”</text:span></text:p>
      <text:p text:style-name="P74"><text:s text:c="5"/><text:span text:style-name="T328">Russ read over the report. Everything seemed to be in order. He nodded. “Thank you doctor.” He said.</text:span></text:p>
      <text:p text:style-name="P74"><text:s text:c="5"/><text:span text:style-name="T328">Grabbing Alice by the arm, Russ looked at her. “There is something defiantly wrong here.” He said. “We need to get to the bottom of it.”</text:span></text:p>
      <text:p text:style-name="P74"><text:s text:c="5"/><text:span text:style-name="T328">Alice agreed.</text:span></text:p>
      <text:p text:style-name="P74"/>
      <text:p text:style-name="P76">Chapter Twenty Two</text:p>
      <text:p text:style-name="P76"/>
      <text:p text:style-name="P76"><text:s text:c="5"/><text:span text:style-name="T329">Russ and Alice sat in his apartment trying to come up with a way to get the timeline back to the way it was.</text:span></text:p>
      <text:p text:style-name="P76"><text:s text:c="5"/><text:span text:style-name="T329">Starting with Sharon. Whoever she was. Some impostor who didn’t belong here in the first place. Russ cracked his knuckles and wondered what was going on.</text:span></text:p>
      <text:p text:style-name="P76"><text:s text:c="5"/><text:span text:style-name="T329">Alice sat on the edge of the bed and wondered if Russ had anything to drink. She could use one after a weird difficult day at work.</text:span></text:p>
      <text:p text:style-name="P76"><text:s text:c="5"/><text:span text:style-name="T330">Russ offered Alice some whiskey. She took it and drank the glass before he could put another word in.</text:span></text:p>
      <text:p text:style-name="P76"><text:s text:c="5"/>“<text:span text:style-name="T330">More?” Russ asked.</text:span></text:p>
      <text:p text:style-name="P76"><text:s text:c="5"/>“<text:span text:style-name="T330">Please.” Alice said.</text:span></text:p>
      <text:p text:style-name="P76"><text:s text:c="5"/><text:span text:style-name="T330">Pouring another drink, Russ looked at Alice. “</text:span><text:span text:style-name="T331">So Sharon, who the hell is she coming in here and taking over Chief’s office.”</text:span></text:p>
      <text:p text:style-name="P76"><text:s text:c="5"/><text:span text:style-name="T331">Alice shook her head. “Maybe she’s a descendant of one of the people we dropped off at that mission? Who knows.” Alice said.</text:span></text:p>
      <text:p text:style-name="P76"><text:s text:c="5"/><text:span text:style-name="T331">Russ nodded. “Okay there’s a possibility. She could be an ancestor of Red aka Susan. We could </text:span><text:soft-page-break/><text:span text:style-name="T331">have tampered with the timeline when we dropped her off, that’s a valid point.” Russ took a sip of his drink.</text:span></text:p>
      <text:p text:style-name="P76"><text:s text:c="5"/><text:span text:style-name="T331">Alice nodded. “Then there’s Jones. That was what, a month ago that you dropped him there?”</text:span></text:p>
      <text:p text:style-name="P76"><text:s text:c="5"/><text:span text:style-name="T331">Russ pointed to his fingers. “That’s two.” He said. “Hell we’ve dropped dozens of people off there by now. With the timeline changed, who knows how many people have been dropped off at the mission.”</text:span></text:p>
      <text:p text:style-name="P76"><text:s text:c="5"/><text:span text:style-name="T331">Alice took a sip of her drink. This time taking it slower. “Victoria would know.” She said.</text:span></text:p>
      <text:p text:style-name="P76"><text:s text:c="5"/><text:span text:style-name="T331">Russ nodded. “Victoria, how many agents have had their memories wiped by Doctor Long?”</text:span></text:p>
      <text:p text:style-name="P76"><text:s text:c="5"/><text:span text:style-name="T331">Victoria beeped. “Working.” She said. “36 people have had their memories wiped.” She replied.</text:span></text:p>
      <text:p text:style-name="P76"><text:s text:c="5"/>“<text:span text:style-name="T331">36” Russ echoed. “That’s quite a bit. I’ll have to get a list ready and see what that’s all about.”</text:span></text:p>
      <text:p text:style-name="P76"><text:s text:c="5"/><text:span text:style-name="T331">Alice nodded. “Okay boss, that sounds good.” </text:span><text:span text:style-name="T332">She walked to the door finishing her drink and leaving the glass on the table beside the door. “I’ll come back in an hour, I need to check something out.”</text:span></text:p>
      <text:p text:style-name="P76"><text:s text:c="5"/><text:span text:style-name="T332">Russ agreed. “Sounds good. Thank you.”</text:span></text:p>
      <text:p text:style-name="P76"><text:s text:c="5"/><text:span text:style-name="T332">Alice walked out of the apartment and into the elevator. “Cells.” She said. Victoria led the elevator down to the detention center where the prisoners were held.</text:span></text:p>
      <text:p text:style-name="P76"><text:s text:c="5"/><text:span text:style-name="T332">Walking into the detention center, Alice looked around. There were cells on either sides of the wall. She was looking for a particular prisoner. He should have been there somewhere among the crowd.</text:span></text:p>
      <text:p text:style-name="P76"><text:s text:c="5"/><text:span text:style-name="T332">Finally she found him. Peter.</text:span></text:p>
      <text:p text:style-name="P76"><text:s text:c="5"/>“<text:span text:style-name="T332">Hey Pete, need some info.” Alice said.</text:span></text:p>
      <text:p text:style-name="P76"><text:s text:c="5"/><text:span text:style-name="T332">Pete looked at Alice. “It’s gonna cost you.”</text:span></text:p>
      <text:p text:style-name="P76"><text:s text:c="5"/><text:span text:style-name="T332">Alice nodded. Of course a price would be involved. “How much?”</text:span></text:p>
      <text:p text:style-name="P76"><text:soft-page-break/><text:s text:c="5"/>“<text:span text:style-name="T332">Just another weeks worth of rations.” Peter said. “I get hungry easily.”</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10-01T17:05:01.886000000</dc:date>
    <meta:editing-cycles>349</meta:editing-cycles>
    <meta:generator>LibreOffice/7.4.1.2$Windows_X86_64 LibreOffice_project/3c58a8f3a960df8bc8fd77b461821e42c061c5f0</meta:generator>
    <meta:editing-duration>PT14H51M15S</meta:editing-duration>
    <meta:document-statistic meta:table-count="0" meta:image-count="0" meta:object-count="0" meta:page-count="88" meta:paragraph-count="1100" meta:word-count="22526" meta:character-count="125654" meta:non-whitespace-character-count="98965"/>
  </office:meta>
</office:document-meta>
</file>